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fo:color="#000000" loext:opacity="100%" fo:background-color="transparent"/>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text-properties fo:color="#697098" loext:opacity="100%"/>
    </style:style>
    <style:style style:name="P4" style:family="paragraph" style:parent-style-name="Preformatted_20_Text">
      <style:paragraph-properties fo:margin-top="0cm" fo:margin-bottom="0.499cm" style:contextual-spacing="false"/>
      <style:text-properties fo:color="#697098" loext:opacity="100%"/>
    </style:style>
    <style:style style:name="P5" style:family="paragraph" style:parent-style-name="Preformatted_20_Text">
      <style:text-properties fo:color="#bfc7d5" loext:opacity="100%"/>
    </style:style>
    <style:style style:name="P6" style:family="paragraph" style:parent-style-name="Preformatted_20_Text">
      <style:paragraph-properties fo:margin-top="0cm" fo:margin-bottom="0.499cm" style:contextual-spacing="false"/>
      <style:text-properties fo:color="#bfc7d5" loext:opacity="100%"/>
    </style:style>
    <style:style style:name="P7" style:family="paragraph" style:parent-style-name="Preformatted_20_Text">
      <style:paragraph-properties fo:margin-top="0cm" fo:margin-bottom="0.499cm" style:contextual-spacing="false"/>
      <style:text-properties fo:color="#c792ea" loext:opacity="100%"/>
    </style:style>
    <style:style style:name="P8" style:family="paragraph" style:parent-style-name="Preformatted_20_Text">
      <style:text-properties fo:color="#d3423e" loext:opacity="100%"/>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text-properties fo:color="#000000" loext:opacity="100%" fo:background-color="transparent"/>
    </style:style>
    <style:style style:name="T1" style:family="text">
      <style:text-properties fo:color="#c792ea" loext:opacity="100%" fo:background-color="#292d3e" loext:char-shading-value="0"/>
    </style:style>
    <style:style style:name="T2" style:family="text">
      <style:text-properties fo:color="#bfc7d5" loext:opacity="100%" fo:background-color="#292d3e" loext:char-shading-value="0"/>
    </style:style>
    <style:style style:name="T3" style:family="text">
      <style:text-properties fo:color="#ffcb8b" loext:opacity="100%" fo:background-color="#292d3e" loext:char-shading-value="0"/>
    </style:style>
    <style:style style:name="T4" style:family="text">
      <style:text-properties fo:background-color="#292d3e" loext:char-shading-value="0"/>
    </style:style>
    <style:style style:name="T5" style:family="text">
      <style:text-properties fo:color="#bec5d4" loext:opacity="100%" fo:background-color="#292d3e" loext:char-shading-value="0"/>
    </style:style>
    <style:style style:name="T6" style:family="text">
      <style:text-properties fo:color="#89ddff" loext:opacity="100%" fo:background-color="#292d3e" loext:char-shading-value="0"/>
    </style:style>
    <style:style style:name="T7" style:family="text">
      <style:text-properties fo:color="#82aaff" loext:opacity="100%" fo:background-color="#292d3e" loext:char-shading-value="0"/>
    </style:style>
    <style:style style:name="T8" style:family="text">
      <style:text-properties fo:color="#d9f5dd" loext:opacity="100%" fo:background-color="#292d3e" loext:char-shading-value="0"/>
    </style:style>
    <style:style style:name="T9" style:family="text">
      <style:text-properties fo:color="#c3e88d" loext:opacity="100%" fo:background-color="#292d3e" loext:char-shading-value="0"/>
    </style:style>
    <style:style style:name="T10" style:family="text">
      <style:text-properties fo:color="#f78c6c" loext:opacity="100%" fo:background-color="#292d3e" loext:char-shading-value="0"/>
    </style:style>
    <style:style style:name="T11" style:family="text">
      <style:text-properties fo:color="#697098" loext:opacity="100%" fo:background-color="#292d3e" loext:char-shading-value="0"/>
    </style:style>
    <style:style style:name="T12" style:family="text">
      <style:text-properties fo:color="#ffcb6b" loext:opacity="100%" fo:background-color="#292d3e" loext:char-shading-value="0"/>
    </style:style>
    <style:style style:name="T13" style:family="text">
      <style:text-properties fo:color="#ff5572" loext:opacity="100%" fo:background-color="#292d3e" loext:char-shading-value="0"/>
    </style:style>
    <style:style style:name="T14" style:family="text">
      <style:text-properties fo:color="#000000" loext:opacity="100%"/>
    </style:style>
    <style:style style:name="T15" style:family="text">
      <style:text-properties fo:color="#000000" loext:opacity="100%" fo:background-color="#292d3e" loext:char-shading-value="0"/>
    </style:style>
    <style:style style:name="T16" style:family="text">
      <style:text-properties fo:color="#000000" loext:opacity="100%" fo:background-color="transparent" loext:char-shading-value="0"/>
    </style:style>
    <style:style style:name="T17" style:family="text">
      <style:text-properties fo:color="#000000" loext:opacity="100%"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elpers</text:h>
      <text:list text:style-name="L1">
        <text:list-item>
          <text:p text:style-name="P10"><text:a xlink:type="simple" xlink:href="https://laravel.com/docs/11.x/helpers#introduction" text:style-name="Internet_20_link" text:visited-style-name="Visited_20_Internet_20_Link">Introduction</text:a><text:span text:style-name="T17"> </text:span></text:p>
        </text:list-item>
        <text:list-item>
          <text:p text:style-name="P10"><text:a xlink:type="simple" xlink:href="https://laravel.com/docs/11.x/helpers#available-methods" text:style-name="Internet_20_link" text:visited-style-name="Visited_20_Internet_20_Link">Available Methods</text:a><text:span text:style-name="T17"> </text:span></text:p>
        </text:list-item>
        <text:list-item>
          <text:p text:style-name="P10"><text:a xlink:type="simple" xlink:href="https://laravel.com/docs/11.x/helpers#other-utilities" text:style-name="Internet_20_link" text:visited-style-name="Visited_20_Internet_20_Link">Other Utilities</text:a><text:span text:style-name="T17"> </text:span></text:p>
          <text:list>
            <text:list-item>
              <text:p text:style-name="P10"><text:a xlink:type="simple" xlink:href="https://laravel.com/docs/11.x/helpers#benchmarking" text:style-name="Internet_20_link" text:visited-style-name="Visited_20_Internet_20_Link">Benchmarking</text:a><text:span text:style-name="T17"> </text:span></text:p>
            </text:list-item>
            <text:list-item>
              <text:p text:style-name="P10"><text:a xlink:type="simple" xlink:href="https://laravel.com/docs/11.x/helpers#dates" text:style-name="Internet_20_link" text:visited-style-name="Visited_20_Internet_20_Link">Dates</text:a><text:span text:style-name="T17"> </text:span></text:p>
            </text:list-item>
            <text:list-item>
              <text:p text:style-name="P10"><text:a xlink:type="simple" xlink:href="https://laravel.com/docs/11.x/helpers#lottery" text:style-name="Internet_20_link" text:visited-style-name="Visited_20_Internet_20_Link">Lottery</text:a><text:span text:style-name="T17"> </text:span></text:p>
            </text:list-item>
            <text:list-item>
              <text:p text:style-name="P10"><text:a xlink:type="simple" xlink:href="https://laravel.com/docs/11.x/helpers#pipeline" text:style-name="Internet_20_link" text:visited-style-name="Visited_20_Internet_20_Link">Pipeline</text:a><text:span text:style-name="T17"> </text:span></text:p>
            </text:list-item>
            <text:list-item>
              <text:p text:style-name="P9"><text:a xlink:type="simple" xlink:href="https://laravel.com/docs/11.x/helpers#sleep" text:style-name="Internet_20_link" text:visited-style-name="Visited_20_Internet_20_Link">Sleep</text:a><text:span text:style-name="T17"> </text:span></text:p>
            </text:list-item>
          </text:list>
        </text:list-item>
      </text:list>
      <text:h text:style-name="Heading_20_2" text:outline-level="2"><text:a xlink:type="simple" xlink:href="https://laravel.com/docs/11.x/helpers#introduction" text:style-name="Internet_20_link" text:visited-style-name="Visited_20_Internet_20_Link"><text:bookmark text:name="introduction"/><text:span text:style-name="T17">Introduction</text:span></text:a></text:h>
      <text:p text:style-name="P11">Laravel includes a variety of global "helper" PHP functions. Many of these functions are used by the framework itself; however, you are free to use them in your own applications if you find them convenient.</text:p>
      <text:h text:style-name="Heading_20_2" text:outline-level="2"><text:a xlink:type="simple" xlink:href="https://laravel.com/docs/11.x/helpers#available-methods" text:style-name="Internet_20_link" text:visited-style-name="Visited_20_Internet_20_Link"><text:bookmark text:name="available-methods"/><text:span text:style-name="T17">Available Methods</text:span></text:a></text:h>
      <text:h text:style-name="Heading_20_3" text:outline-level="3"><text:a xlink:type="simple" xlink:href="https://laravel.com/docs/11.x/helpers#arrays-and-objects-method-list" text:style-name="Internet_20_link" text:visited-style-name="Visited_20_Internet_20_Link"><text:bookmark text:name="arrays-and-objects-method-list"/><text:span text:style-name="T17">Arrays &amp; Objects</text:span></text:a></text:h>
      <text:p text:style-name="Text_20_body"><text:a xlink:type="simple" xlink:href="https://laravel.com/docs/11.x/helpers#method-array-accessible" text:style-name="Internet_20_link" text:visited-style-name="Visited_20_Internet_20_Link">Arr::accessible</text:a><text:span text:style-name="T17"> </text:span><text:a xlink:type="simple" xlink:href="https://laravel.com/docs/11.x/helpers#method-array-add" text:style-name="Internet_20_link" text:visited-style-name="Visited_20_Internet_20_Link">Arr::add</text:a><text:span text:style-name="T17"> </text:span><text:a xlink:type="simple" xlink:href="https://laravel.com/docs/11.x/helpers#method-array-collapse" text:style-name="Internet_20_link" text:visited-style-name="Visited_20_Internet_20_Link">Arr::collapse</text:a><text:span text:style-name="T17"> </text:span><text:a xlink:type="simple" xlink:href="https://laravel.com/docs/11.x/helpers#method-array-crossjoin" text:style-name="Internet_20_link" text:visited-style-name="Visited_20_Internet_20_Link">Arr::crossJoin</text:a><text:span text:style-name="T17"> </text:span><text:a xlink:type="simple" xlink:href="https://laravel.com/docs/11.x/helpers#method-array-divide" text:style-name="Internet_20_link" text:visited-style-name="Visited_20_Internet_20_Link">Arr::divide</text:a><text:span text:style-name="T17"> </text:span><text:a xlink:type="simple" xlink:href="https://laravel.com/docs/11.x/helpers#method-array-dot" text:style-name="Internet_20_link" text:visited-style-name="Visited_20_Internet_20_Link">Arr::dot</text:a><text:span text:style-name="T17"> </text:span><text:a xlink:type="simple" xlink:href="https://laravel.com/docs/11.x/helpers#method-array-except" text:style-name="Internet_20_link" text:visited-style-name="Visited_20_Internet_20_Link">Arr::except</text:a><text:span text:style-name="T17"> </text:span><text:a xlink:type="simple" xlink:href="https://laravel.com/docs/11.x/helpers#method-array-exists" text:style-name="Internet_20_link" text:visited-style-name="Visited_20_Internet_20_Link">Arr::exists</text:a><text:span text:style-name="T17"> </text:span><text:a xlink:type="simple" xlink:href="https://laravel.com/docs/11.x/helpers#method-array-first" text:style-name="Internet_20_link" text:visited-style-name="Visited_20_Internet_20_Link">Arr::first</text:a><text:span text:style-name="T17"> </text:span><text:a xlink:type="simple" xlink:href="https://laravel.com/docs/11.x/helpers#method-array-flatten" text:style-name="Internet_20_link" text:visited-style-name="Visited_20_Internet_20_Link">Arr::flatten</text:a><text:span text:style-name="T17"> </text:span><text:a xlink:type="simple" xlink:href="https://laravel.com/docs/11.x/helpers#method-array-forget" text:style-name="Internet_20_link" text:visited-style-name="Visited_20_Internet_20_Link">Arr::forget</text:a><text:span text:style-name="T17"> </text:span><text:a xlink:type="simple" xlink:href="https://laravel.com/docs/11.x/helpers#method-array-get" text:style-name="Internet_20_link" text:visited-style-name="Visited_20_Internet_20_Link">Arr::get</text:a><text:span text:style-name="T17"> </text:span><text:a xlink:type="simple" xlink:href="https://laravel.com/docs/11.x/helpers#method-array-has" text:style-name="Internet_20_link" text:visited-style-name="Visited_20_Internet_20_Link">Arr::has</text:a><text:span text:style-name="T17"> </text:span><text:a xlink:type="simple" xlink:href="https://laravel.com/docs/11.x/helpers#method-array-hasany" text:style-name="Internet_20_link" text:visited-style-name="Visited_20_Internet_20_Link">Arr::hasAny</text:a><text:span text:style-name="T17"> </text:span><text:a xlink:type="simple" xlink:href="https://laravel.com/docs/11.x/helpers#method-array-isassoc" text:style-name="Internet_20_link" text:visited-style-name="Visited_20_Internet_20_Link">Arr::isAssoc</text:a><text:span text:style-name="T17"> </text:span><text:a xlink:type="simple" xlink:href="https://laravel.com/docs/11.x/helpers#method-array-islist" text:style-name="Internet_20_link" text:visited-style-name="Visited_20_Internet_20_Link">Arr::isList</text:a><text:span text:style-name="T17"> </text:span><text:a xlink:type="simple" xlink:href="https://laravel.com/docs/11.x/helpers#method-array-join" text:style-name="Internet_20_link" text:visited-style-name="Visited_20_Internet_20_Link">Arr::join</text:a><text:span text:style-name="T17"> </text:span><text:a xlink:type="simple" xlink:href="https://laravel.com/docs/11.x/helpers#method-array-keyby" text:style-name="Internet_20_link" text:visited-style-name="Visited_20_Internet_20_Link">Arr::keyBy</text:a><text:span text:style-name="T17"> </text:span><text:a xlink:type="simple" xlink:href="https://laravel.com/docs/11.x/helpers#method-array-last" text:style-name="Internet_20_link" text:visited-style-name="Visited_20_Internet_20_Link">Arr::last</text:a><text:span text:style-name="T17"> </text:span><text:a xlink:type="simple" xlink:href="https://laravel.com/docs/11.x/helpers#method-array-map" text:style-name="Internet_20_link" text:visited-style-name="Visited_20_Internet_20_Link">Arr::map</text:a><text:span text:style-name="T17"> </text:span><text:a xlink:type="simple" xlink:href="https://laravel.com/docs/11.x/helpers#method-array-map-spread" text:style-name="Internet_20_link" text:visited-style-name="Visited_20_Internet_20_Link">Arr::mapSpread</text:a><text:span text:style-name="T17"> </text:span><text:a xlink:type="simple" xlink:href="https://laravel.com/docs/11.x/helpers#method-array-map-with-keys" text:style-name="Internet_20_link" text:visited-style-name="Visited_20_Internet_20_Link">Arr::mapWithKeys</text:a><text:span text:style-name="T17"> </text:span><text:a xlink:type="simple" xlink:href="https://laravel.com/docs/11.x/helpers#method-array-only" text:style-name="Internet_20_link" text:visited-style-name="Visited_20_Internet_20_Link">Arr::only</text:a><text:span text:style-name="T17"> </text:span><text:a xlink:type="simple" xlink:href="https://laravel.com/docs/11.x/helpers#method-array-pluck" text:style-name="Internet_20_link" text:visited-style-name="Visited_20_Internet_20_Link">Arr::pluck</text:a><text:span text:style-name="T17"> </text:span><text:a xlink:type="simple" xlink:href="https://laravel.com/docs/11.x/helpers#method-array-prepend" text:style-name="Internet_20_link" text:visited-style-name="Visited_20_Internet_20_Link">Arr::prepend</text:a><text:span text:style-name="T17"> </text:span><text:a xlink:type="simple" xlink:href="https://laravel.com/docs/11.x/helpers#method-array-prependkeyswith" text:style-name="Internet_20_link" text:visited-style-name="Visited_20_Internet_20_Link">Arr::prependKeysWith</text:a><text:span text:style-name="T17"> </text:span><text:a xlink:type="simple" xlink:href="https://laravel.com/docs/11.x/helpers#method-array-pull" text:style-name="Internet_20_link" text:visited-style-name="Visited_20_Internet_20_Link">Arr::pull</text:a><text:span text:style-name="T17"> </text:span><text:a xlink:type="simple" xlink:href="https://laravel.com/docs/11.x/helpers#method-array-query" text:style-name="Internet_20_link" text:visited-style-name="Visited_20_Internet_20_Link">Arr::query</text:a><text:span text:style-name="T17"> </text:span><text:a xlink:type="simple" xlink:href="https://laravel.com/docs/11.x/helpers#method-array-random" text:style-name="Internet_20_link" text:visited-style-name="Visited_20_Internet_20_Link">Arr::random</text:a><text:span text:style-name="T17"> </text:span><text:a xlink:type="simple" xlink:href="https://laravel.com/docs/11.x/helpers#method-array-set" text:style-name="Internet_20_link" text:visited-style-name="Visited_20_Internet_20_Link">Arr::set</text:a><text:span text:style-name="T17"> </text:span><text:a xlink:type="simple" xlink:href="https://laravel.com/docs/11.x/helpers#method-array-shuffle" text:style-name="Internet_20_link" text:visited-style-name="Visited_20_Internet_20_Link">Arr::shuffle</text:a><text:span text:style-name="T17"> </text:span><text:a xlink:type="simple" xlink:href="https://laravel.com/docs/11.x/helpers#method-array-sort" text:style-name="Internet_20_link" text:visited-style-name="Visited_20_Internet_20_Link">Arr::sort</text:a><text:span text:style-name="T17"> </text:span><text:a xlink:type="simple" xlink:href="https://laravel.com/docs/11.x/helpers#method-array-sort-desc" text:style-name="Internet_20_link" text:visited-style-name="Visited_20_Internet_20_Link">Arr::sortDesc</text:a><text:span text:style-name="T17"> </text:span><text:a xlink:type="simple" xlink:href="https://laravel.com/docs/11.x/helpers#method-array-sort-recursive" text:style-name="Internet_20_link" text:visited-style-name="Visited_20_Internet_20_Link">Arr::sortRecursive</text:a><text:span text:style-name="T17"> </text:span><text:a xlink:type="simple" xlink:href="https://laravel.com/docs/11.x/helpers#method-array-sort-recursive-desc" text:style-name="Internet_20_link" text:visited-style-name="Visited_20_Internet_20_Link">Arr::sortRecursiveDesc</text:a><text:span text:style-name="T17"> </text:span><text:a xlink:type="simple" xlink:href="https://laravel.com/docs/11.x/helpers#method-array-take" text:style-name="Internet_20_link" text:visited-style-name="Visited_20_Internet_20_Link">Arr::take</text:a><text:span text:style-name="T17"> </text:span><text:a xlink:type="simple" xlink:href="https://laravel.com/docs/11.x/helpers#method-array-to-css-classes" text:style-name="Internet_20_link" text:visited-style-name="Visited_20_Internet_20_Link">Arr::toCssClasses</text:a><text:span text:style-name="T17"> </text:span><text:a xlink:type="simple" xlink:href="https://laravel.com/docs/11.x/helpers#method-array-to-css-styles" text:style-name="Internet_20_link" text:visited-style-name="Visited_20_Internet_20_Link">Arr::toCssStyles</text:a><text:span text:style-name="T17"> </text:span><text:a xlink:type="simple" xlink:href="https://laravel.com/docs/11.x/helpers#method-array-undot" text:style-name="Internet_20_link" text:visited-style-name="Visited_20_Internet_20_Link">Arr::undot</text:a><text:span text:style-name="T17"> </text:span><text:a xlink:type="simple" xlink:href="https://laravel.com/docs/11.x/helpers#method-array-where" text:style-name="Internet_20_link" text:visited-style-name="Visited_20_Internet_20_Link">Arr::where</text:a><text:span text:style-name="T17"> </text:span><text:a xlink:type="simple" xlink:href="https://laravel.com/docs/11.x/helpers#method-array-where-not-null" text:style-name="Internet_20_link" text:visited-style-name="Visited_20_Internet_20_Link">Arr::whereNotNull</text:a><text:span text:style-name="T17"> </text:span><text:a xlink:type="simple" xlink:href="https://laravel.com/docs/11.x/helpers#method-array-wrap" text:style-name="Internet_20_link" text:visited-style-name="Visited_20_Internet_20_Link">Arr::wrap</text:a><text:span text:style-name="T17"> </text:span><text:a xlink:type="simple" xlink:href="https://laravel.com/docs/11.x/helpers#method-data-fill" text:style-name="Internet_20_link" text:visited-style-name="Visited_20_Internet_20_Link">data_fill</text:a><text:span text:style-name="T17"> </text:span><text:a xlink:type="simple" xlink:href="https://laravel.com/docs/11.x/helpers#method-data-get" text:style-name="Internet_20_link" text:visited-style-name="Visited_20_Internet_20_Link">data_get</text:a><text:span text:style-name="T17"> </text:span><text:a xlink:type="simple" xlink:href="https://laravel.com/docs/11.x/helpers#method-data-set" text:style-name="Internet_20_link" text:visited-style-name="Visited_20_Internet_20_Link">data_set</text:a><text:span text:style-name="T17"> </text:span><text:a xlink:type="simple" xlink:href="https://laravel.com/docs/11.x/helpers#method-data-forget" text:style-name="Internet_20_link" text:visited-style-name="Visited_20_Internet_20_Link">data_forget</text:a><text:span text:style-name="T17"> </text:span><text:a xlink:type="simple" xlink:href="https://laravel.com/docs/11.x/helpers#method-head" text:style-name="Internet_20_link" text:visited-style-name="Visited_20_Internet_20_Link">head</text:a><text:span text:style-name="T17"> </text:span><text:a xlink:type="simple" xlink:href="https://laravel.com/docs/11.x/helpers#method-last" text:style-name="Internet_20_link" text:visited-style-name="Visited_20_Internet_20_Link">last</text:a></text:p>
      <text:h text:style-name="Heading_20_3" text:outline-level="3"><text:a xlink:type="simple" xlink:href="https://laravel.com/docs/11.x/helpers#numbers-method-list" text:style-name="Internet_20_link" text:visited-style-name="Visited_20_Internet_20_Link"><text:bookmark text:name="numbers-method-list"/><text:span text:style-name="T17">Numbers</text:span></text:a></text:h>
      <text:p text:style-name="Text_20_body"><text:a xlink:type="simple" xlink:href="https://laravel.com/docs/11.x/helpers#method-number-abbreviate" text:style-name="Internet_20_link" text:visited-style-name="Visited_20_Internet_20_Link">Number::abbreviate</text:a><text:span text:style-name="T17"> </text:span><text:a xlink:type="simple" xlink:href="https://laravel.com/docs/11.x/helpers#method-number-clamp" text:style-name="Internet_20_link" text:visited-style-name="Visited_20_Internet_20_Link">Number::clamp</text:a><text:span text:style-name="T17"> </text:span><text:a xlink:type="simple" xlink:href="https://laravel.com/docs/11.x/helpers#method-number-currency" text:style-name="Internet_20_link" text:visited-style-name="Visited_20_Internet_20_Link">Number::currency</text:a><text:span text:style-name="T17"> </text:span><text:a xlink:type="simple" xlink:href="https://laravel.com/docs/11.x/helpers#method-number-file-size" text:style-name="Internet_20_link" text:visited-style-name="Visited_20_Internet_20_Link">Number::fileSize</text:a><text:span text:style-name="T17"> </text:span><text:a xlink:type="simple" xlink:href="https://laravel.com/docs/11.x/helpers#method-number-for-humans" text:style-name="Internet_20_link" text:visited-style-name="Visited_20_Internet_20_Link">Number::forHumans</text:a><text:span text:style-name="T17"> </text:span><text:a xlink:type="simple" xlink:href="https://laravel.com/docs/11.x/helpers#method-number-format" text:style-name="Internet_20_link" text:visited-style-name="Visited_20_Internet_20_Link">Number::format</text:a><text:span text:style-name="T17"> </text:span><text:a xlink:type="simple" xlink:href="https://laravel.com/docs/11.x/helpers#method-number-ordinal" text:style-name="Internet_20_link" text:visited-style-name="Visited_20_Internet_20_Link">Number::ordinal</text:a><text:span text:style-name="T17"> </text:span><text:a xlink:type="simple" xlink:href="https://laravel.com/docs/11.x/helpers#method-number-pairs" text:style-name="Internet_20_link" text:visited-style-name="Visited_20_Internet_20_Link">Number::pairs</text:a><text:span text:style-name="T17"> </text:span><text:a xlink:type="simple" xlink:href="https://laravel.com/docs/11.x/helpers#method-number-percentage" text:style-name="Internet_20_link" text:visited-style-name="Visited_20_Internet_20_Link">Number::percentage</text:a><text:span text:style-name="T17"> </text:span><text:a xlink:type="simple" xlink:href="https://laravel.com/docs/11.x/helpers#method-number-spell" text:style-name="Internet_20_link" text:visited-style-name="Visited_20_Internet_20_Link">Number::spell</text:a><text:span text:style-name="T17"> </text:span><text:a xlink:type="simple" xlink:href="https://laravel.com/docs/11.x/helpers#method-number-trim" text:style-name="Internet_20_link" text:visited-style-name="Visited_20_Internet_20_Link">Number::trim</text:a><text:span text:style-name="T17"> </text:span><text:a xlink:type="simple" xlink:href="https://laravel.com/docs/11.x/helpers#method-number-use-locale" text:style-name="Internet_20_link" text:visited-style-name="Visited_20_Internet_20_Link">Number::useLocale</text:a><text:span text:style-name="T17"> </text:span><text:a xlink:type="simple" xlink:href="https://laravel.com/docs/11.x/helpers#method-number-with-locale" text:style-name="Internet_20_link" text:visited-style-name="Visited_20_Internet_20_Link">Number::withLocale</text:a></text:p>
      <text:h text:style-name="Heading_20_3" text:outline-level="3"><text:a xlink:type="simple" xlink:href="https://laravel.com/docs/11.x/helpers#paths-method-list" text:style-name="Internet_20_link" text:visited-style-name="Visited_20_Internet_20_Link"><text:bookmark text:name="paths-method-list"/><text:span text:style-name="T17">Paths</text:span></text:a></text:h>
      <text:p text:style-name="Text_20_body"><text:a xlink:type="simple" xlink:href="https://laravel.com/docs/11.x/helpers#method-app-path" text:style-name="Internet_20_link" text:visited-style-name="Visited_20_Internet_20_Link">app_path</text:a><text:span text:style-name="T17"> </text:span><text:a xlink:type="simple" xlink:href="https://laravel.com/docs/11.x/helpers#method-base-path" text:style-name="Internet_20_link" text:visited-style-name="Visited_20_Internet_20_Link">base_path</text:a><text:span text:style-name="T17"> </text:span><text:a xlink:type="simple" xlink:href="https://laravel.com/docs/11.x/helpers#method-config-path" text:style-name="Internet_20_link" text:visited-style-name="Visited_20_Internet_20_Link">config_path</text:a><text:span text:style-name="T17"> </text:span><text:a xlink:type="simple" xlink:href="https://laravel.com/docs/11.x/helpers#method-database-path" text:style-name="Internet_20_link" text:visited-style-name="Visited_20_Internet_20_Link">database_path</text:a><text:span text:style-name="T17"> </text:span><text:a xlink:type="simple" xlink:href="https://laravel.com/docs/11.x/helpers#method-lang-path" text:style-name="Internet_20_link" text:visited-style-name="Visited_20_Internet_20_Link">lang_path</text:a><text:span text:style-name="T17"> </text:span><text:a xlink:type="simple" xlink:href="https://laravel.com/docs/11.x/helpers#method-mix" text:style-name="Internet_20_link" text:visited-style-name="Visited_20_Internet_20_Link">mix</text:a><text:span text:style-name="T17"> </text:span><text:a xlink:type="simple" xlink:href="https://laravel.com/docs/11.x/helpers#method-public-path" text:style-name="Internet_20_link" text:visited-style-name="Visited_20_Internet_20_Link">public_path</text:a><text:span text:style-name="T17"> </text:span><text:a xlink:type="simple" xlink:href="https://laravel.com/docs/11.x/helpers#method-resource-path" text:style-name="Internet_20_link" text:visited-style-name="Visited_20_Internet_20_Link">resource_path</text:a><text:span text:style-name="T17"> </text:span><text:a xlink:type="simple" xlink:href="https://laravel.com/docs/11.x/helpers#method-storage-path" text:style-name="Internet_20_link" text:visited-style-name="Visited_20_Internet_20_Link">storage_path</text:a></text:p>
      <text:h text:style-name="Heading_20_3" text:outline-level="3"><text:a xlink:type="simple" xlink:href="https://laravel.com/docs/11.x/helpers#urls-method-list" text:style-name="Internet_20_link" text:visited-style-name="Visited_20_Internet_20_Link"><text:bookmark text:name="urls-method-list"/><text:span text:style-name="T17">URLs</text:span></text:a></text:h>
      <text:p text:style-name="Text_20_body"><text:a xlink:type="simple" xlink:href="https://laravel.com/docs/11.x/helpers#method-action" text:style-name="Internet_20_link" text:visited-style-name="Visited_20_Internet_20_Link">action</text:a><text:span text:style-name="T17"> </text:span><text:a xlink:type="simple" xlink:href="https://laravel.com/docs/11.x/helpers#method-asset" text:style-name="Internet_20_link" text:visited-style-name="Visited_20_Internet_20_Link">asset</text:a><text:span text:style-name="T17"> </text:span><text:a xlink:type="simple" xlink:href="https://laravel.com/docs/11.x/helpers#method-route" text:style-name="Internet_20_link" text:visited-style-name="Visited_20_Internet_20_Link">route</text:a><text:span text:style-name="T17"> </text:span><text:a xlink:type="simple" xlink:href="https://laravel.com/docs/11.x/helpers#method-secure-asset" text:style-name="Internet_20_link" text:visited-style-name="Visited_20_Internet_20_Link">secure_asset</text:a><text:span text:style-name="T17"> </text:span><text:a xlink:type="simple" xlink:href="https://laravel.com/docs/11.x/helpers#method-secure-url" text:style-name="Internet_20_link" text:visited-style-name="Visited_20_Internet_20_Link">secure_url</text:a><text:span text:style-name="T17"> </text:span><text:a xlink:type="simple" xlink:href="https://laravel.com/docs/11.x/helpers#method-to-route" text:style-name="Internet_20_link" text:visited-style-name="Visited_20_Internet_20_Link">to_route</text:a><text:span text:style-name="T17"> </text:span><text:a xlink:type="simple" xlink:href="https://laravel.com/docs/11.x/helpers#method-url" text:style-name="Internet_20_link" text:visited-style-name="Visited_20_Internet_20_Link">url</text:a></text:p>
      <text:h text:style-name="Heading_20_3" text:outline-level="3"><text:a xlink:type="simple" xlink:href="https://laravel.com/docs/11.x/helpers#miscellaneous-method-list" text:style-name="Internet_20_link" text:visited-style-name="Visited_20_Internet_20_Link"><text:bookmark text:name="miscellaneous-method-list"/><text:span text:style-name="T17">Miscellaneous</text:span></text:a></text:h>
      <text:p text:style-name="Text_20_body"><text:a xlink:type="simple" xlink:href="https://laravel.com/docs/11.x/helpers#method-abort" text:style-name="Internet_20_link" text:visited-style-name="Visited_20_Internet_20_Link">abort</text:a><text:span text:style-name="T17"> </text:span><text:a xlink:type="simple" xlink:href="https://laravel.com/docs/11.x/helpers#method-abort-if" text:style-name="Internet_20_link" text:visited-style-name="Visited_20_Internet_20_Link">abort_if</text:a><text:span text:style-name="T17"> </text:span><text:a xlink:type="simple" xlink:href="https://laravel.com/docs/11.x/helpers#method-abort-unless" text:style-name="Internet_20_link" text:visited-style-name="Visited_20_Internet_20_Link">abort_unless</text:a><text:span text:style-name="T17"> </text:span><text:a xlink:type="simple" xlink:href="https://laravel.com/docs/11.x/helpers#method-app" text:style-name="Internet_20_link" text:visited-style-name="Visited_20_Internet_20_Link">app</text:a><text:span text:style-name="T17"> </text:span><text:a xlink:type="simple" xlink:href="https://laravel.com/docs/11.x/helpers#method-auth" text:style-name="Internet_20_link" text:visited-style-name="Visited_20_Internet_20_Link">auth</text:a><text:span text:style-name="T17"> </text:span><text:a xlink:type="simple" xlink:href="https://laravel.com/docs/11.x/helpers#method-back" text:style-name="Internet_20_link" text:visited-style-name="Visited_20_Internet_20_Link">back</text:a><text:span text:style-name="T17"> </text:span><text:a xlink:type="simple" xlink:href="https://laravel.com/docs/11.x/helpers#method-bcrypt" text:style-name="Internet_20_link" text:visited-style-name="Visited_20_Internet_20_Link">bcrypt</text:a><text:span text:style-name="T17"> </text:span><text:a xlink:type="simple" xlink:href="https://laravel.com/docs/11.x/helpers#method-blank" text:style-name="Internet_20_link" text:visited-style-name="Visited_20_Internet_20_Link">blank</text:a><text:span text:style-name="T17"> </text:span><text:a xlink:type="simple" xlink:href="https://laravel.com/docs/11.x/helpers#method-broadcast" text:style-name="Internet_20_link" text:visited-style-name="Visited_20_Internet_20_Link">broadcast</text:a><text:span text:style-name="T17"> </text:span><text:a xlink:type="simple" xlink:href="https://laravel.com/docs/11.x/helpers#method-cache" text:style-name="Internet_20_link" text:visited-style-name="Visited_20_Internet_20_Link">cache</text:a><text:span text:style-name="T17"> </text:span><text:a xlink:type="simple" xlink:href="https://laravel.com/docs/11.x/helpers#method-class-uses-recursive" text:style-name="Internet_20_link" text:visited-style-name="Visited_20_Internet_20_Link">class_uses_recursive</text:a><text:span text:style-name="T17"> </text:span><text:a xlink:type="simple" xlink:href="https://laravel.com/docs/11.x/helpers#method-collect" text:style-name="Internet_20_link" text:visited-style-name="Visited_20_Internet_20_Link">collect</text:a><text:span text:style-name="T17"> </text:span><text:a xlink:type="simple" xlink:href="https://laravel.com/docs/11.x/helpers#method-config" text:style-name="Internet_20_link" text:visited-style-name="Visited_20_Internet_20_Link">config</text:a><text:span text:style-name="T17"> </text:span><text:a xlink:type="simple" xlink:href="https://laravel.com/docs/11.x/helpers#method-context" text:style-name="Internet_20_link" text:visited-style-name="Visited_20_Internet_20_Link">context</text:a><text:span text:style-name="T17"> </text:span><text:a xlink:type="simple" xlink:href="https://laravel.com/docs/11.x/helpers#method-cookie" text:style-name="Internet_20_link" text:visited-style-name="Visited_20_Internet_20_Link">cookie</text:a><text:span text:style-name="T17"> </text:span><text:a xlink:type="simple" xlink:href="https://laravel.com/docs/11.x/helpers#method-csrf-field" text:style-name="Internet_20_link" text:visited-style-name="Visited_20_Internet_20_Link">csrf_field</text:a><text:span text:style-name="T17"> </text:span><text:a xlink:type="simple" xlink:href="https://laravel.com/docs/11.x/helpers#method-csrf-token" text:style-name="Internet_20_link" text:visited-style-name="Visited_20_Internet_20_Link">csrf_token</text:a><text:span text:style-name="T17"> </text:span><text:a xlink:type="simple" xlink:href="https://laravel.com/docs/11.x/helpers#method-decrypt" text:style-name="Internet_20_link" text:visited-style-name="Visited_20_Internet_20_Link">decrypt</text:a><text:span text:style-name="T17"> </text:span><text:a xlink:type="simple" xlink:href="https://laravel.com/docs/11.x/helpers#method-dd" text:style-name="Internet_20_link" text:visited-style-name="Visited_20_Internet_20_Link">dd</text:a><text:span text:style-name="T17"> </text:span><text:a xlink:type="simple" xlink:href="https://laravel.com/docs/11.x/helpers#method-dispatch" text:style-name="Internet_20_link" text:visited-style-name="Visited_20_Internet_20_Link">dispatch</text:a><text:span text:style-name="T17"> </text:span><text:a xlink:type="simple" xlink:href="https://laravel.com/docs/11.x/helpers#method-dispatch-sync" text:style-name="Internet_20_link" text:visited-style-name="Visited_20_Internet_20_Link">dispatch_sync</text:a><text:span text:style-name="T17"> </text:span><text:a xlink:type="simple" xlink:href="https://laravel.com/docs/11.x/helpers#method-dump" text:style-name="Internet_20_link" text:visited-style-name="Visited_20_Internet_20_Link">dump</text:a><text:span text:style-name="T17"> </text:span><text:a xlink:type="simple" xlink:href="https://laravel.com/docs/11.x/helpers#method-encrypt" text:style-name="Internet_20_link" text:visited-style-name="Visited_20_Internet_20_Link">encrypt</text:a><text:span text:style-name="T17"> </text:span><text:a xlink:type="simple" xlink:href="https://laravel.com/docs/11.x/helpers#method-env" text:style-name="Internet_20_link" text:visited-style-name="Visited_20_Internet_20_Link">env</text:a><text:span text:style-name="T17"> </text:span><text:soft-page-break/><text:a xlink:type="simple" xlink:href="https://laravel.com/docs/11.x/helpers#method-event" text:style-name="Internet_20_link" text:visited-style-name="Visited_20_Internet_20_Link">event</text:a><text:span text:style-name="T17"> </text:span><text:a xlink:type="simple" xlink:href="https://laravel.com/docs/11.x/helpers#method-fake" text:style-name="Internet_20_link" text:visited-style-name="Visited_20_Internet_20_Link">fake</text:a><text:span text:style-name="T17"> </text:span><text:a xlink:type="simple" xlink:href="https://laravel.com/docs/11.x/helpers#method-filled" text:style-name="Internet_20_link" text:visited-style-name="Visited_20_Internet_20_Link">filled</text:a><text:span text:style-name="T17"> </text:span><text:a xlink:type="simple" xlink:href="https://laravel.com/docs/11.x/helpers#method-info" text:style-name="Internet_20_link" text:visited-style-name="Visited_20_Internet_20_Link">info</text:a><text:span text:style-name="T17"> </text:span><text:a xlink:type="simple" xlink:href="https://laravel.com/docs/11.x/helpers#method-literal" text:style-name="Internet_20_link" text:visited-style-name="Visited_20_Internet_20_Link">literal</text:a><text:span text:style-name="T17"> </text:span><text:a xlink:type="simple" xlink:href="https://laravel.com/docs/11.x/helpers#method-logger" text:style-name="Internet_20_link" text:visited-style-name="Visited_20_Internet_20_Link">logger</text:a><text:span text:style-name="T17"> </text:span><text:a xlink:type="simple" xlink:href="https://laravel.com/docs/11.x/helpers#method-method-field" text:style-name="Internet_20_link" text:visited-style-name="Visited_20_Internet_20_Link">method_field</text:a><text:span text:style-name="T17"> </text:span><text:a xlink:type="simple" xlink:href="https://laravel.com/docs/11.x/helpers#method-now" text:style-name="Internet_20_link" text:visited-style-name="Visited_20_Internet_20_Link">now</text:a><text:span text:style-name="T17"> </text:span><text:a xlink:type="simple" xlink:href="https://laravel.com/docs/11.x/helpers#method-old" text:style-name="Internet_20_link" text:visited-style-name="Visited_20_Internet_20_Link">old</text:a><text:span text:style-name="T17"> </text:span><text:a xlink:type="simple" xlink:href="https://laravel.com/docs/11.x/helpers#method-once" text:style-name="Internet_20_link" text:visited-style-name="Visited_20_Internet_20_Link">once</text:a><text:span text:style-name="T17"> </text:span><text:a xlink:type="simple" xlink:href="https://laravel.com/docs/11.x/helpers#method-optional" text:style-name="Internet_20_link" text:visited-style-name="Visited_20_Internet_20_Link">optional</text:a><text:span text:style-name="T17"> </text:span><text:a xlink:type="simple" xlink:href="https://laravel.com/docs/11.x/helpers#method-policy" text:style-name="Internet_20_link" text:visited-style-name="Visited_20_Internet_20_Link">policy</text:a><text:span text:style-name="T17"> </text:span><text:a xlink:type="simple" xlink:href="https://laravel.com/docs/11.x/helpers#method-redirect" text:style-name="Internet_20_link" text:visited-style-name="Visited_20_Internet_20_Link">redirect</text:a><text:span text:style-name="T17"> </text:span><text:a xlink:type="simple" xlink:href="https://laravel.com/docs/11.x/helpers#method-report" text:style-name="Internet_20_link" text:visited-style-name="Visited_20_Internet_20_Link">report</text:a><text:span text:style-name="T17"> </text:span><text:a xlink:type="simple" xlink:href="https://laravel.com/docs/11.x/helpers#method-report-if" text:style-name="Internet_20_link" text:visited-style-name="Visited_20_Internet_20_Link">report_if</text:a><text:span text:style-name="T17"> </text:span><text:a xlink:type="simple" xlink:href="https://laravel.com/docs/11.x/helpers#method-report-unless" text:style-name="Internet_20_link" text:visited-style-name="Visited_20_Internet_20_Link">report_unless</text:a><text:span text:style-name="T17"> </text:span><text:a xlink:type="simple" xlink:href="https://laravel.com/docs/11.x/helpers#method-request" text:style-name="Internet_20_link" text:visited-style-name="Visited_20_Internet_20_Link">request</text:a><text:span text:style-name="T17"> </text:span><text:a xlink:type="simple" xlink:href="https://laravel.com/docs/11.x/helpers#method-rescue" text:style-name="Internet_20_link" text:visited-style-name="Visited_20_Internet_20_Link">rescue</text:a><text:span text:style-name="T17"> </text:span><text:a xlink:type="simple" xlink:href="https://laravel.com/docs/11.x/helpers#method-resolve" text:style-name="Internet_20_link" text:visited-style-name="Visited_20_Internet_20_Link">resolve</text:a><text:span text:style-name="T17"> </text:span><text:a xlink:type="simple" xlink:href="https://laravel.com/docs/11.x/helpers#method-response" text:style-name="Internet_20_link" text:visited-style-name="Visited_20_Internet_20_Link">response</text:a><text:span text:style-name="T17"> </text:span><text:a xlink:type="simple" xlink:href="https://laravel.com/docs/11.x/helpers#method-retry" text:style-name="Internet_20_link" text:visited-style-name="Visited_20_Internet_20_Link">retry</text:a><text:span text:style-name="T17"> </text:span><text:a xlink:type="simple" xlink:href="https://laravel.com/docs/11.x/helpers#method-session" text:style-name="Internet_20_link" text:visited-style-name="Visited_20_Internet_20_Link">session</text:a><text:span text:style-name="T17"> </text:span><text:a xlink:type="simple" xlink:href="https://laravel.com/docs/11.x/helpers#method-tap" text:style-name="Internet_20_link" text:visited-style-name="Visited_20_Internet_20_Link">tap</text:a><text:span text:style-name="T17"> </text:span><text:a xlink:type="simple" xlink:href="https://laravel.com/docs/11.x/helpers#method-throw-if" text:style-name="Internet_20_link" text:visited-style-name="Visited_20_Internet_20_Link">throw_if</text:a><text:span text:style-name="T17"> </text:span><text:a xlink:type="simple" xlink:href="https://laravel.com/docs/11.x/helpers#method-throw-unless" text:style-name="Internet_20_link" text:visited-style-name="Visited_20_Internet_20_Link">throw_unless</text:a><text:span text:style-name="T17"> </text:span><text:a xlink:type="simple" xlink:href="https://laravel.com/docs/11.x/helpers#method-today" text:style-name="Internet_20_link" text:visited-style-name="Visited_20_Internet_20_Link">today</text:a><text:span text:style-name="T17"> </text:span><text:a xlink:type="simple" xlink:href="https://laravel.com/docs/11.x/helpers#method-trait-uses-recursive" text:style-name="Internet_20_link" text:visited-style-name="Visited_20_Internet_20_Link">trait_uses_recursive</text:a><text:span text:style-name="T17"> </text:span><text:a xlink:type="simple" xlink:href="https://laravel.com/docs/11.x/helpers#method-transform" text:style-name="Internet_20_link" text:visited-style-name="Visited_20_Internet_20_Link">transform</text:a><text:span text:style-name="T17"> </text:span><text:a xlink:type="simple" xlink:href="https://laravel.com/docs/11.x/helpers#method-validator" text:style-name="Internet_20_link" text:visited-style-name="Visited_20_Internet_20_Link">validator</text:a><text:span text:style-name="T17"> </text:span><text:a xlink:type="simple" xlink:href="https://laravel.com/docs/11.x/helpers#method-value" text:style-name="Internet_20_link" text:visited-style-name="Visited_20_Internet_20_Link">value</text:a><text:span text:style-name="T17"> </text:span><text:a xlink:type="simple" xlink:href="https://laravel.com/docs/11.x/helpers#method-view" text:style-name="Internet_20_link" text:visited-style-name="Visited_20_Internet_20_Link">view</text:a><text:span text:style-name="T17"> </text:span><text:a xlink:type="simple" xlink:href="https://laravel.com/docs/11.x/helpers#method-with" text:style-name="Internet_20_link" text:visited-style-name="Visited_20_Internet_20_Link">with</text:a></text:p>
      <text:h text:style-name="Heading_20_2" text:outline-level="2"><text:a xlink:type="simple" xlink:href="https://laravel.com/docs/11.x/helpers#arrays" text:style-name="Internet_20_link" text:visited-style-name="Visited_20_Internet_20_Link"><text:bookmark text:name="arrays"/><text:span text:style-name="T17">Arrays &amp; Objects</text:span></text:a></text:h>
      <text:h text:style-name="Heading_20_4" text:outline-level="4"><text:a xlink:type="simple" xlink:href="https://laravel.com/docs/11.x/helpers#method-array-accessible" text:style-name="Internet_20_link" text:visited-style-name="Visited_20_Internet_20_Link"><text:bookmark text:name="method-array-accessible"/><text:span text:style-name="Source_20_Text"><text:span text:style-name="T17">Arr::accessible()</text:span></text:span></text:a></text:h>
      <text:p text:style-name="Text_20_body"><text:span text:style-name="T17">The </text:span><text:span text:style-name="Source_20_Text"><text:span text:style-name="T17">Arr::accessible</text:span></text:span><text:span text:style-name="T17"> method determines if the given value is array accessible:</text:span></text:p>
      <text:p text:style-name="Preformatted_20_Text"><text:bookmark text:name="clipText-0"/><text:span text:style-name="Source_20_Text"><text:span text:style-name="T17">use Illuminate\Support\Arr;</text:span></text:span></text:p>
      <text:p text:style-name="Preformatted_20_Text"><text:span text:style-name="Source_20_Text"><text:span text:style-name="T17">use Illuminate\Support\Collection;</text:span></text:span></text:p>
      <text:p text:style-name="Preformatted_20_Text"><text:span text:style-name="Source_20_Text"><text:span text:style-name="T17"/></text:span></text:p>
      <text:p text:style-name="Preformatted_20_Text"><text:span text:style-name="Source_20_Text"><text:span text:style-name="T17">$isAccessible = Arr::accessible(['a' =&gt; 1, 'b' =&gt; 2]);</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isAccessible = Arr::accessible(new Collection);</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isAccessible = Arr::accessible('abc');</text:span></text:span></text:p>
      <text:p text:style-name="Preformatted_20_Text"><text:span text:style-name="Source_20_Text"><text:span text:style-name="T17"/></text:span></text:p>
      <text:p text:style-name="Preformatted_20_Text"><text:span text:style-name="Source_20_Text"><text:span text:style-name="T17">// false</text:span></text:span></text:p>
      <text:p text:style-name="Preformatted_20_Text"><text:span text:style-name="Source_20_Text"><text:span text:style-name="T17"/></text:span></text:p>
      <text:p text:style-name="Preformatted_20_Text"><text:span text:style-name="Source_20_Text"><text:span text:style-name="T17">$isAccessible = Arr::accessible(new stdClass);</text:span></text:span></text:p>
      <text:p text:style-name="Preformatted_20_Text"><text:span text:style-name="Source_20_Text"><text:span text:style-name="T17"/></text:span></text:p>
      <text:p text:style-name="P2"><text:span text:style-name="Source_20_Text"><text:span text:style-name="T17">// false</text:span></text:span></text:p>
      <text:h text:style-name="Heading_20_4" text:outline-level="4"><text:a xlink:type="simple" xlink:href="https://laravel.com/docs/11.x/helpers#method-array-add" text:style-name="Internet_20_link" text:visited-style-name="Visited_20_Internet_20_Link"><text:bookmark text:name="method-array-add"/><text:span text:style-name="Source_20_Text"><text:span text:style-name="T17">Arr::add()</text:span></text:span></text:a></text:h>
      <text:p text:style-name="Text_20_body"><text:span text:style-name="T17">The </text:span><text:span text:style-name="Source_20_Text"><text:span text:style-name="T17">Arr::add</text:span></text:span><text:span text:style-name="T17"> method adds a given key / value pair to an array if the given key doesn't already exist in the array or is set to </text:span><text:span text:style-name="Source_20_Text"><text:span text:style-name="T17">null</text:span></text:span><text:span text:style-name="T17">:</text:span></text:p>
      <text:p text:style-name="Preformatted_20_Text"><text:bookmark text:name="clipText-1"/><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Arr::add(['name' =&gt; 'Desk'], 'price', 100);</text:span></text:span></text:p>
      <text:p text:style-name="Preformatted_20_Text"><text:span text:style-name="Source_20_Text"><text:span text:style-name="T17"/></text:span></text:p>
      <text:p text:style-name="Preformatted_20_Text"><text:span text:style-name="Source_20_Text"><text:span text:style-name="T17">// ['name' =&gt; 'Desk', 'price' =&gt; 100]</text:span></text:span></text:p>
      <text:p text:style-name="Preformatted_20_Text"><text:span text:style-name="Source_20_Text"><text:span text:style-name="T17"/></text:span></text:p>
      <text:p text:style-name="Preformatted_20_Text"><text:span text:style-name="Source_20_Text"><text:span text:style-name="T17">$array = Arr::add(['name' =&gt; 'Desk', 'price' =&gt; null], 'price', 100);</text:span></text:span></text:p>
      <text:p text:style-name="Preformatted_20_Text"><text:span text:style-name="Source_20_Text"><text:span text:style-name="T17"/></text:span></text:p>
      <text:p text:style-name="P2"><text:span text:style-name="Source_20_Text"><text:span text:style-name="T17">// ['name' =&gt; 'Desk', 'price' =&gt; 100]</text:span></text:span></text:p>
      <text:h text:style-name="Heading_20_4" text:outline-level="4"><text:a xlink:type="simple" xlink:href="https://laravel.com/docs/11.x/helpers#method-array-collapse" text:style-name="Internet_20_link" text:visited-style-name="Visited_20_Internet_20_Link"><text:bookmark text:name="method-array-collapse"/><text:span text:style-name="Source_20_Text"><text:span text:style-name="T17">Arr::collapse()</text:span></text:span></text:a></text:h>
      <text:p text:style-name="Text_20_body"><text:span text:style-name="T17">The </text:span><text:span text:style-name="Source_20_Text"><text:span text:style-name="T17">Arr::collapse</text:span></text:span><text:span text:style-name="T17"> method collapses an array of arrays into a single array:</text:span></text:p>
      <text:p text:style-name="Preformatted_20_Text"><text:bookmark text:name="clipText-2"/><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Arr::collapse([[1, 2, 3], [4, 5, 6], [7, 8, 9]]);</text:span></text:span></text:p>
      <text:p text:style-name="Preformatted_20_Text"><text:span text:style-name="Source_20_Text"><text:span text:style-name="T17"/></text:span></text:p>
      <text:p text:style-name="P2"><text:span text:style-name="Source_20_Text"><text:span text:style-name="T17">// [1, 2, 3, 4, 5, 6, 7, 8, 9]</text:span></text:span></text:p>
      <text:h text:style-name="Heading_20_4" text:outline-level="4"><text:a xlink:type="simple" xlink:href="https://laravel.com/docs/11.x/helpers#method-array-crossjoin" text:style-name="Internet_20_link" text:visited-style-name="Visited_20_Internet_20_Link"><text:bookmark text:name="method-array-crossjoin"/><text:span text:style-name="Source_20_Text"><text:span text:style-name="T17">Arr::crossJoin()</text:span></text:span></text:a></text:h>
      <text:p text:style-name="Text_20_body"><text:span text:style-name="T17">The </text:span><text:span text:style-name="Source_20_Text"><text:span text:style-name="T17">Arr::crossJoin</text:span></text:span><text:span text:style-name="T17"> method cross joins the given arrays, returning a Cartesian product with all possible permutations:</text:span></text:p>
      <text:p text:style-name="Preformatted_20_Text"><text:bookmark text:name="clipText-3"/><text:soft-page-break/><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matrix = Arr::crossJoin([1, 2], ['a', 'b']);</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1, 'a'],</text:span></text:span></text:p>
      <text:p text:style-name="P3"><text:span text:style-name="Source_20_Text"><text:span text:style-name="T17"><text:s text:c="8"/>[1, 'b'],</text:span></text:span></text:p>
      <text:p text:style-name="P3"><text:span text:style-name="Source_20_Text"><text:span text:style-name="T17"><text:s text:c="8"/>[2, 'a'],</text:span></text:span></text:p>
      <text:p text:style-name="P3"><text:span text:style-name="Source_20_Text"><text:span text:style-name="T17"><text:s text:c="8"/>[2, 'b'],</text:span></text:span></text:p>
      <text:p text:style-name="P3"><text:span text:style-name="Source_20_Text"><text:span text:style-name="T17"><text:s text:c="4"/>]</text:span></text:span></text:p>
      <text:p text:style-name="P3"><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matrix = Arr::crossJoin([1, 2], ['a', 'b'], ['I', 'II']);</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1, 'a', 'I'],</text:span></text:span></text:p>
      <text:p text:style-name="P3"><text:span text:style-name="Source_20_Text"><text:span text:style-name="T17"><text:s text:c="8"/>[1, 'a', 'II'],</text:span></text:span></text:p>
      <text:p text:style-name="P3"><text:span text:style-name="Source_20_Text"><text:span text:style-name="T17"><text:s text:c="8"/>[1, 'b', 'I'],</text:span></text:span></text:p>
      <text:p text:style-name="P3"><text:span text:style-name="Source_20_Text"><text:span text:style-name="T17"><text:s text:c="8"/>[1, 'b', 'II'],</text:span></text:span></text:p>
      <text:p text:style-name="P3"><text:span text:style-name="Source_20_Text"><text:span text:style-name="T17"><text:s text:c="8"/>[2, 'a', 'I'],</text:span></text:span></text:p>
      <text:p text:style-name="P3"><text:span text:style-name="Source_20_Text"><text:span text:style-name="T17"><text:s text:c="8"/>[2, 'a', 'II'],</text:span></text:span></text:p>
      <text:p text:style-name="P3"><text:span text:style-name="Source_20_Text"><text:span text:style-name="T17"><text:s text:c="8"/>[2, 'b', 'I'],</text:span></text:span></text:p>
      <text:p text:style-name="P3"><text:span text:style-name="Source_20_Text"><text:span text:style-name="T17"><text:s text:c="8"/>[2, 'b', 'II'],</text:span></text:span></text:p>
      <text:p text:style-name="P3"><text:span text:style-name="Source_20_Text"><text:span text:style-name="T17"><text:s text:c="4"/>]</text:span></text:span></text:p>
      <text:p text:style-name="P4"><text:span text:style-name="Source_20_Text"><text:span text:style-name="T17">*/</text:span></text:span></text:p>
      <text:h text:style-name="Heading_20_4" text:outline-level="4"><text:a xlink:type="simple" xlink:href="https://laravel.com/docs/11.x/helpers#method-array-divide" text:style-name="Internet_20_link" text:visited-style-name="Visited_20_Internet_20_Link"><text:bookmark text:name="method-array-divide"/><text:span text:style-name="Source_20_Text"><text:span text:style-name="T17">Arr::divide()</text:span></text:span></text:a></text:h>
      <text:p text:style-name="Text_20_body"><text:span text:style-name="T17">The </text:span><text:span text:style-name="Source_20_Text"><text:span text:style-name="T17">Arr::divide</text:span></text:span><text:span text:style-name="T17"> method returns two arrays: one containing the keys and the other containing the values of the given array:</text:span></text:p>
      <text:p text:style-name="Preformatted_20_Text"><text:bookmark text:name="clipText-4"/><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keys, $values] = Arr::divide(['name' =&gt; 'Desk']);</text:span></text:span></text:p>
      <text:p text:style-name="Preformatted_20_Text"><text:span text:style-name="Source_20_Text"><text:span text:style-name="T17"/></text:span></text:p>
      <text:p text:style-name="Preformatted_20_Text"><text:span text:style-name="Source_20_Text"><text:span text:style-name="T17">// $keys: ['name']</text:span></text:span></text:p>
      <text:p text:style-name="Preformatted_20_Text"><text:span text:style-name="Source_20_Text"><text:span text:style-name="T17"/></text:span></text:p>
      <text:p text:style-name="P2"><text:span text:style-name="Source_20_Text"><text:span text:style-name="T17">// $values: ['Desk']</text:span></text:span></text:p>
      <text:h text:style-name="Heading_20_4" text:outline-level="4"><text:a xlink:type="simple" xlink:href="https://laravel.com/docs/11.x/helpers#method-array-dot" text:style-name="Internet_20_link" text:visited-style-name="Visited_20_Internet_20_Link"><text:bookmark text:name="method-array-dot"/><text:span text:style-name="Source_20_Text"><text:span text:style-name="T17">Arr::dot()</text:span></text:span></text:a></text:h>
      <text:p text:style-name="Text_20_body"><text:span text:style-name="T17">The </text:span><text:span text:style-name="Source_20_Text"><text:span text:style-name="T17">Arr::dot</text:span></text:span><text:span text:style-name="T17"> method flattens a multi-dimensional array into a single level array that uses "dot" notation to indicate depth:</text:span></text:p>
      <text:p text:style-name="Preformatted_20_Text"><text:bookmark text:name="clipText-5"/><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products' =&gt; ['desk' =&gt; ['price' =&gt; 100]]];</text:span></text:span></text:p>
      <text:p text:style-name="Preformatted_20_Text"><text:span text:style-name="Source_20_Text"><text:span text:style-name="T17"/></text:span></text:p>
      <text:p text:style-name="Preformatted_20_Text"><text:span text:style-name="Source_20_Text"><text:span text:style-name="T17">$flattened = Arr::dot($array);</text:span></text:span></text:p>
      <text:p text:style-name="Preformatted_20_Text"><text:span text:style-name="Source_20_Text"><text:span text:style-name="T17"/></text:span></text:p>
      <text:p text:style-name="P2"><text:span text:style-name="Source_20_Text"><text:span text:style-name="T17">// ['products.desk.price' =&gt; 100]</text:span></text:span></text:p>
      <text:h text:style-name="Heading_20_4" text:outline-level="4"><text:a xlink:type="simple" xlink:href="https://laravel.com/docs/11.x/helpers#method-array-except" text:style-name="Internet_20_link" text:visited-style-name="Visited_20_Internet_20_Link"><text:bookmark text:name="method-array-except"/><text:span text:style-name="Source_20_Text"><text:span text:style-name="T17">Arr::except()</text:span></text:span></text:a></text:h>
      <text:p text:style-name="Text_20_body"><text:span text:style-name="T17">The </text:span><text:span text:style-name="Source_20_Text"><text:span text:style-name="T17">Arr::except</text:span></text:span><text:span text:style-name="T17"> method removes the given key / value pairs from an array:</text:span></text:p>
      <text:p text:style-name="Preformatted_20_Text"><text:bookmark text:name="clipText-6"/><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name' =&gt; 'Desk', 'price' =&gt; 100];</text:span></text:span></text:p>
      <text:p text:style-name="Preformatted_20_Text"><text:soft-page-break/><text:span text:style-name="Source_20_Text"><text:span text:style-name="T17"/></text:span></text:p>
      <text:p text:style-name="Preformatted_20_Text"><text:span text:style-name="Source_20_Text"><text:span text:style-name="T17">$filtered = Arr::except($array, ['price']);</text:span></text:span></text:p>
      <text:p text:style-name="Preformatted_20_Text"><text:span text:style-name="Source_20_Text"><text:span text:style-name="T17"/></text:span></text:p>
      <text:p text:style-name="P2"><text:span text:style-name="Source_20_Text"><text:span text:style-name="T17">// ['name' =&gt; 'Desk']</text:span></text:span></text:p>
      <text:h text:style-name="Heading_20_4" text:outline-level="4"><text:a xlink:type="simple" xlink:href="https://laravel.com/docs/11.x/helpers#method-array-exists" text:style-name="Internet_20_link" text:visited-style-name="Visited_20_Internet_20_Link"><text:bookmark text:name="method-array-exists"/><text:span text:style-name="Source_20_Text"><text:span text:style-name="T17">Arr::exists()</text:span></text:span></text:a></text:h>
      <text:p text:style-name="Text_20_body"><text:span text:style-name="T17">The </text:span><text:span text:style-name="Source_20_Text"><text:span text:style-name="T17">Arr::exists</text:span></text:span><text:span text:style-name="T17"> method checks that the given key exists in the provided array:</text:span></text:p>
      <text:p text:style-name="Preformatted_20_Text"><text:bookmark text:name="clipText-7"/><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name' =&gt; 'John Doe', 'age' =&gt; 17];</text:span></text:span></text:p>
      <text:p text:style-name="Preformatted_20_Text"><text:span text:style-name="Source_20_Text"><text:span text:style-name="T17"/></text:span></text:p>
      <text:p text:style-name="Preformatted_20_Text"><text:span text:style-name="Source_20_Text"><text:span text:style-name="T17">$exists = Arr::exists($array, 'name');</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exists = Arr::exists($array, 'salary');</text:span></text:span></text:p>
      <text:p text:style-name="Preformatted_20_Text"><text:span text:style-name="Source_20_Text"><text:span text:style-name="T17"/></text:span></text:p>
      <text:p text:style-name="P2"><text:span text:style-name="Source_20_Text"><text:span text:style-name="T17">// false</text:span></text:span></text:p>
      <text:h text:style-name="Heading_20_4" text:outline-level="4"><text:a xlink:type="simple" xlink:href="https://laravel.com/docs/11.x/helpers#method-array-first" text:style-name="Internet_20_link" text:visited-style-name="Visited_20_Internet_20_Link"><text:bookmark text:name="method-array-first"/><text:span text:style-name="Source_20_Text"><text:span text:style-name="T17">Arr::first()</text:span></text:span></text:a></text:h>
      <text:p text:style-name="Text_20_body"><text:span text:style-name="T17">The </text:span><text:span text:style-name="Source_20_Text"><text:span text:style-name="T17">Arr::first</text:span></text:span><text:span text:style-name="T17"> method returns the first element of an array passing a given truth test:</text:span></text:p>
      <text:p text:style-name="Preformatted_20_Text"><text:bookmark text:name="clipText-8"/><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100, 200, 300];</text:span></text:span></text:p>
      <text:p text:style-name="Preformatted_20_Text"><text:span text:style-name="Source_20_Text"><text:span text:style-name="T17"/></text:span></text:p>
      <text:p text:style-name="Preformatted_20_Text"><text:span text:style-name="Source_20_Text"><text:span text:style-name="T17">$first = Arr::first($array, function (int $value, int $key) {</text:span></text:span></text:p>
      <text:p text:style-name="Preformatted_20_Text"><text:span text:style-name="Source_20_Text"><text:span text:style-name="T17"><text:s text:c="4"/>return $value &gt;= 150;</text:span></text:span></text:p>
      <text:p text:style-name="P5"><text:span text:style-name="Source_20_Text"><text:span text:style-name="T17">});</text:span></text:span></text:p>
      <text:p text:style-name="Preformatted_20_Text"><text:span text:style-name="Source_20_Text"><text:span text:style-name="T17"/></text:span></text:p>
      <text:p text:style-name="P2"><text:span text:style-name="Source_20_Text"><text:span text:style-name="T17">// 200</text:span></text:span></text:p>
      <text:p text:style-name="P11">A default value may also be passed as the third parameter to the method. This value will be returned if no value passes the truth test:</text:p>
      <text:p text:style-name="Preformatted_20_Text"><text:bookmark text:name="clipText-9"/><text:span text:style-name="Source_20_Text"><text:span text:style-name="T17">use Illuminate\Support\Arr;</text:span></text:span></text:p>
      <text:p text:style-name="Preformatted_20_Text"><text:span text:style-name="Source_20_Text"><text:span text:style-name="T17"/></text:span></text:p>
      <text:p text:style-name="P2"><text:span text:style-name="Source_20_Text"><text:span text:style-name="T17">$first = Arr::first($array, $callback, $default);</text:span></text:span></text:p>
      <text:h text:style-name="Heading_20_4" text:outline-level="4"><text:a xlink:type="simple" xlink:href="https://laravel.com/docs/11.x/helpers#method-array-flatten" text:style-name="Internet_20_link" text:visited-style-name="Visited_20_Internet_20_Link"><text:bookmark text:name="method-array-flatten"/><text:span text:style-name="Source_20_Text"><text:span text:style-name="T17">Arr::flatten()</text:span></text:span></text:a></text:h>
      <text:p text:style-name="Text_20_body"><text:span text:style-name="T17">The </text:span><text:span text:style-name="Source_20_Text"><text:span text:style-name="T17">Arr::flatten</text:span></text:span><text:span text:style-name="T17"> method flattens a multi-dimensional array into a single level array:</text:span></text:p>
      <text:p text:style-name="Preformatted_20_Text"><text:bookmark text:name="clipText-10"/><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name' =&gt; 'Joe', 'languages' =&gt; ['PHP', 'Ruby']];</text:span></text:span></text:p>
      <text:p text:style-name="Preformatted_20_Text"><text:span text:style-name="Source_20_Text"><text:span text:style-name="T17"/></text:span></text:p>
      <text:p text:style-name="Preformatted_20_Text"><text:span text:style-name="Source_20_Text"><text:span text:style-name="T17">$flattened = Arr::flatten($array);</text:span></text:span></text:p>
      <text:p text:style-name="Preformatted_20_Text"><text:span text:style-name="Source_20_Text"><text:span text:style-name="T17"/></text:span></text:p>
      <text:p text:style-name="P2"><text:span text:style-name="Source_20_Text"><text:span text:style-name="T17">// ['Joe', 'PHP', 'Ruby']</text:span></text:span></text:p>
      <text:h text:style-name="Heading_20_4" text:outline-level="4"><text:a xlink:type="simple" xlink:href="https://laravel.com/docs/11.x/helpers#method-array-forget" text:style-name="Internet_20_link" text:visited-style-name="Visited_20_Internet_20_Link"><text:bookmark text:name="method-array-forget"/><text:span text:style-name="Source_20_Text"><text:span text:style-name="T17">Arr::forget()</text:span></text:span></text:a></text:h>
      <text:p text:style-name="Text_20_body"><text:span text:style-name="T17">The </text:span><text:span text:style-name="Source_20_Text"><text:span text:style-name="T17">Arr::forget</text:span></text:span><text:span text:style-name="T17"> method removes a given key / value pair from a deeply nested array using "dot" notation:</text:span></text:p>
      <text:p text:style-name="Preformatted_20_Text"><text:bookmark text:name="clipText-11"/><text:span text:style-name="Source_20_Text"><text:span text:style-name="T17">use Illuminate\Support\Arr;</text:span></text:span></text:p>
      <text:p text:style-name="Preformatted_20_Text"><text:soft-page-break/><text:span text:style-name="Source_20_Text"><text:span text:style-name="T17"/></text:span></text:p>
      <text:p text:style-name="Preformatted_20_Text"><text:span text:style-name="Source_20_Text"><text:span text:style-name="T17">$array = ['products' =&gt; ['desk' =&gt; ['price' =&gt; 100]]];</text:span></text:span></text:p>
      <text:p text:style-name="Preformatted_20_Text"><text:span text:style-name="Source_20_Text"><text:span text:style-name="T17"/></text:span></text:p>
      <text:p text:style-name="Preformatted_20_Text"><text:span text:style-name="Source_20_Text"><text:span text:style-name="T17">Arr::forget($array, 'products.desk');</text:span></text:span></text:p>
      <text:p text:style-name="Preformatted_20_Text"><text:span text:style-name="Source_20_Text"><text:span text:style-name="T17"/></text:span></text:p>
      <text:p text:style-name="P2"><text:span text:style-name="Source_20_Text"><text:span text:style-name="T17">// ['products' =&gt; []]</text:span></text:span></text:p>
      <text:h text:style-name="Heading_20_4" text:outline-level="4"><text:a xlink:type="simple" xlink:href="https://laravel.com/docs/11.x/helpers#method-array-get" text:style-name="Internet_20_link" text:visited-style-name="Visited_20_Internet_20_Link"><text:bookmark text:name="method-array-get"/><text:span text:style-name="Source_20_Text"><text:span text:style-name="T17">Arr::get()</text:span></text:span></text:a></text:h>
      <text:p text:style-name="Text_20_body"><text:span text:style-name="T17">The </text:span><text:span text:style-name="Source_20_Text"><text:span text:style-name="T17">Arr::get</text:span></text:span><text:span text:style-name="T17"> method retrieves a value from a deeply nested array using "dot" notation:</text:span></text:p>
      <text:p text:style-name="Preformatted_20_Text"><text:bookmark text:name="clipText-12"/><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products' =&gt; ['desk' =&gt; ['price' =&gt; 100]]];</text:span></text:span></text:p>
      <text:p text:style-name="Preformatted_20_Text"><text:span text:style-name="Source_20_Text"><text:span text:style-name="T17"/></text:span></text:p>
      <text:p text:style-name="Preformatted_20_Text"><text:span text:style-name="Source_20_Text"><text:span text:style-name="T17">$price = Arr::get($array, 'products.desk.price');</text:span></text:span></text:p>
      <text:p text:style-name="Preformatted_20_Text"><text:span text:style-name="Source_20_Text"><text:span text:style-name="T17"/></text:span></text:p>
      <text:p text:style-name="P2"><text:span text:style-name="Source_20_Text"><text:span text:style-name="T17">// 100</text:span></text:span></text:p>
      <text:p text:style-name="Text_20_body"><text:span text:style-name="T17">The </text:span><text:span text:style-name="Source_20_Text"><text:span text:style-name="T17">Arr::get</text:span></text:span><text:span text:style-name="T17"> method also accepts a default value, which will be returned if the specified key is not present in the array:</text:span></text:p>
      <text:p text:style-name="Preformatted_20_Text"><text:bookmark text:name="clipText-13"/><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discount = Arr::get($array, 'products.desk.discount', 0);</text:span></text:span></text:p>
      <text:p text:style-name="Preformatted_20_Text"><text:span text:style-name="Source_20_Text"><text:span text:style-name="T17"/></text:span></text:p>
      <text:p text:style-name="P2"><text:span text:style-name="Source_20_Text"><text:span text:style-name="T17">// 0</text:span></text:span></text:p>
      <text:h text:style-name="Heading_20_4" text:outline-level="4"><text:a xlink:type="simple" xlink:href="https://laravel.com/docs/11.x/helpers#method-array-has" text:style-name="Internet_20_link" text:visited-style-name="Visited_20_Internet_20_Link"><text:bookmark text:name="method-array-has"/><text:span text:style-name="Source_20_Text"><text:span text:style-name="T17">Arr::has()</text:span></text:span></text:a></text:h>
      <text:p text:style-name="Text_20_body"><text:span text:style-name="T17">The </text:span><text:span text:style-name="Source_20_Text"><text:span text:style-name="T17">Arr::has</text:span></text:span><text:span text:style-name="T17"> method checks whether a given item or items exists in an array using "dot" notation:</text:span></text:p>
      <text:p text:style-name="Preformatted_20_Text"><text:bookmark text:name="clipText-14"/><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product' =&gt; ['name' =&gt; 'Desk', 'price' =&gt; 100]];</text:span></text:span></text:p>
      <text:p text:style-name="Preformatted_20_Text"><text:span text:style-name="Source_20_Text"><text:span text:style-name="T17"/></text:span></text:p>
      <text:p text:style-name="Preformatted_20_Text"><text:span text:style-name="Source_20_Text"><text:span text:style-name="T17">$contains = Arr::has($array, 'product.name');</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contains = Arr::has($array, ['product.price', 'product.discount']);</text:span></text:span></text:p>
      <text:p text:style-name="Preformatted_20_Text"><text:span text:style-name="Source_20_Text"><text:span text:style-name="T17"/></text:span></text:p>
      <text:p text:style-name="P2"><text:span text:style-name="Source_20_Text"><text:span text:style-name="T17">// false</text:span></text:span></text:p>
      <text:h text:style-name="Heading_20_4" text:outline-level="4"><text:a xlink:type="simple" xlink:href="https://laravel.com/docs/11.x/helpers#method-array-hasany" text:style-name="Internet_20_link" text:visited-style-name="Visited_20_Internet_20_Link"><text:bookmark text:name="method-array-hasany"/><text:span text:style-name="Source_20_Text"><text:span text:style-name="T17">Arr::hasAny()</text:span></text:span></text:a></text:h>
      <text:p text:style-name="Text_20_body"><text:span text:style-name="T17">The </text:span><text:span text:style-name="Source_20_Text"><text:span text:style-name="T17">Arr::hasAny</text:span></text:span><text:span text:style-name="T17"> method checks whether any item in a given set exists in an array using "dot" notation:</text:span></text:p>
      <text:p text:style-name="Preformatted_20_Text"><text:bookmark text:name="clipText-15"/><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product' =&gt; ['name' =&gt; 'Desk', 'price' =&gt; 100]];</text:span></text:span></text:p>
      <text:p text:style-name="Preformatted_20_Text"><text:span text:style-name="Source_20_Text"><text:span text:style-name="T17"/></text:span></text:p>
      <text:p text:style-name="Preformatted_20_Text"><text:span text:style-name="Source_20_Text"><text:span text:style-name="T17">$contains = Arr::hasAny($array, 'product.name');</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contains = Arr::hasAny($array, ['product.name', 'product.discount']);</text:span></text:span></text:p>
      <text:p text:style-name="Preformatted_20_Text"><text:span text:style-name="Source_20_Text"><text:span text:style-name="T17"/></text:span></text:p>
      <text:p text:style-name="Preformatted_20_Text"><text:soft-page-break/><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contains = Arr::hasAny($array, ['category', 'product.discount']);</text:span></text:span></text:p>
      <text:p text:style-name="Preformatted_20_Text"><text:span text:style-name="Source_20_Text"><text:span text:style-name="T17"/></text:span></text:p>
      <text:p text:style-name="P2"><text:span text:style-name="Source_20_Text"><text:span text:style-name="T17">// false</text:span></text:span></text:p>
      <text:h text:style-name="Heading_20_4" text:outline-level="4"><text:a xlink:type="simple" xlink:href="https://laravel.com/docs/11.x/helpers#method-array-isassoc" text:style-name="Internet_20_link" text:visited-style-name="Visited_20_Internet_20_Link"><text:bookmark text:name="method-array-isassoc"/><text:span text:style-name="Source_20_Text"><text:span text:style-name="T17">Arr::isAssoc()</text:span></text:span></text:a></text:h>
      <text:p text:style-name="Text_20_body"><text:span text:style-name="T17">The </text:span><text:span text:style-name="Source_20_Text"><text:span text:style-name="T17">Arr::isAssoc</text:span></text:span><text:span text:style-name="T17"> method returns </text:span><text:span text:style-name="Source_20_Text"><text:span text:style-name="T17">true</text:span></text:span><text:span text:style-name="T17"> if the given array is an associative array. An array is considered "associative" if it doesn't have sequential numerical keys beginning with zero:</text:span></text:p>
      <text:p text:style-name="Preformatted_20_Text"><text:bookmark text:name="clipText-16"/><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isAssoc = Arr::isAssoc(['product' =&gt; ['name' =&gt; 'Desk', 'price' =&gt; 100]]);</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isAssoc = Arr::isAssoc([1, 2, 3]);</text:span></text:span></text:p>
      <text:p text:style-name="Preformatted_20_Text"><text:span text:style-name="Source_20_Text"><text:span text:style-name="T17"/></text:span></text:p>
      <text:p text:style-name="P2"><text:span text:style-name="Source_20_Text"><text:span text:style-name="T17">// false</text:span></text:span></text:p>
      <text:h text:style-name="Heading_20_4" text:outline-level="4"><text:a xlink:type="simple" xlink:href="https://laravel.com/docs/11.x/helpers#method-array-islist" text:style-name="Internet_20_link" text:visited-style-name="Visited_20_Internet_20_Link"><text:bookmark text:name="method-array-islist"/><text:span text:style-name="Source_20_Text"><text:span text:style-name="T17">Arr::isList()</text:span></text:span></text:a></text:h>
      <text:p text:style-name="Text_20_body"><text:span text:style-name="T17">The </text:span><text:span text:style-name="Source_20_Text"><text:span text:style-name="T17">Arr::isList</text:span></text:span><text:span text:style-name="T17"> method returns </text:span><text:span text:style-name="Source_20_Text"><text:span text:style-name="T17">true</text:span></text:span><text:span text:style-name="T17"> if the given array's keys are sequential integers beginning from zero:</text:span></text:p>
      <text:p text:style-name="Preformatted_20_Text"><text:bookmark text:name="clipText-17"/><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isList = Arr::isList(['foo', 'bar', 'baz']);</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isList = Arr::isList(['product' =&gt; ['name' =&gt; 'Desk', 'price' =&gt; 100]]);</text:span></text:span></text:p>
      <text:p text:style-name="Preformatted_20_Text"><text:span text:style-name="Source_20_Text"><text:span text:style-name="T17"/></text:span></text:p>
      <text:p text:style-name="P2"><text:span text:style-name="Source_20_Text"><text:span text:style-name="T17">// false</text:span></text:span></text:p>
      <text:h text:style-name="Heading_20_4" text:outline-level="4"><text:a xlink:type="simple" xlink:href="https://laravel.com/docs/11.x/helpers#method-array-join" text:style-name="Internet_20_link" text:visited-style-name="Visited_20_Internet_20_Link"><text:bookmark text:name="method-array-join"/><text:span text:style-name="Source_20_Text"><text:span text:style-name="T17">Arr::join()</text:span></text:span></text:a></text:h>
      <text:p text:style-name="Text_20_body"><text:span text:style-name="T17">The </text:span><text:span text:style-name="Source_20_Text"><text:span text:style-name="T17">Arr::join</text:span></text:span><text:span text:style-name="T17"> method joins array elements with a string. Using this method's second argument, you may also specify the joining string for the final element of the array:</text:span></text:p>
      <text:p text:style-name="Preformatted_20_Text"><text:bookmark text:name="clipText-18"/><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ailwind', 'Alpine', 'Laravel', 'Livewire'];</text:span></text:span></text:p>
      <text:p text:style-name="Preformatted_20_Text"><text:span text:style-name="Source_20_Text"><text:span text:style-name="T17"/></text:span></text:p>
      <text:p text:style-name="Preformatted_20_Text"><text:span text:style-name="Source_20_Text"><text:span text:style-name="T17">$joined = Arr::join($array, ', ');</text:span></text:span></text:p>
      <text:p text:style-name="Preformatted_20_Text"><text:span text:style-name="Source_20_Text"><text:span text:style-name="T17"/></text:span></text:p>
      <text:p text:style-name="Preformatted_20_Text"><text:span text:style-name="Source_20_Text"><text:span text:style-name="T17">// Tailwind, Alpine, Laravel, Livewire</text:span></text:span></text:p>
      <text:p text:style-name="Preformatted_20_Text"><text:span text:style-name="Source_20_Text"><text:span text:style-name="T17"/></text:span></text:p>
      <text:p text:style-name="Preformatted_20_Text"><text:span text:style-name="Source_20_Text"><text:span text:style-name="T17">$joined = Arr::join($array, ', ', ' and ');</text:span></text:span></text:p>
      <text:p text:style-name="Preformatted_20_Text"><text:span text:style-name="Source_20_Text"><text:span text:style-name="T17"/></text:span></text:p>
      <text:p text:style-name="P2"><text:span text:style-name="Source_20_Text"><text:span text:style-name="T17">// Tailwind, Alpine, Laravel and Livewire</text:span></text:span></text:p>
      <text:h text:style-name="Heading_20_4" text:outline-level="4"><text:a xlink:type="simple" xlink:href="https://laravel.com/docs/11.x/helpers#method-array-keyby" text:style-name="Internet_20_link" text:visited-style-name="Visited_20_Internet_20_Link"><text:bookmark text:name="method-array-keyby"/><text:span text:style-name="Source_20_Text"><text:span text:style-name="T17">Arr::keyBy()</text:span></text:span></text:a></text:h>
      <text:p text:style-name="Text_20_body"><text:span text:style-name="T17">The </text:span><text:span text:style-name="Source_20_Text"><text:span text:style-name="T17">Arr::keyBy</text:span></text:span><text:span text:style-name="T17"> method keys the array by the given key. If multiple items have the same key, only the last one will appear in the new array:</text:span></text:p>
      <text:p text:style-name="Preformatted_20_Text"><text:bookmark text:name="clipText-19"/><text:span text:style-name="Source_20_Text"><text:span text:style-name="T17">use Illuminate\Support\Arr;</text:span></text:span></text:p>
      <text:p text:style-name="Preformatted_20_Text"><text:span text:style-name="Source_20_Text"><text:span text:style-name="T17"/></text:span></text:p>
      <text:p text:style-name="Preformatted_20_Text"><text:soft-page-break/><text:span text:style-name="Source_20_Text"><text:span text:style-name="T17">$array = [</text:span></text:span></text:p>
      <text:p text:style-name="Preformatted_20_Text"><text:span text:style-name="Source_20_Text"><text:span text:style-name="T17"><text:s text:c="4"/>['product_id' =&gt; 'prod-100', 'name' =&gt; 'Desk'],</text:span></text:span></text:p>
      <text:p text:style-name="Preformatted_20_Text"><text:span text:style-name="Source_20_Text"><text:span text:style-name="T17"><text:s text:c="4"/>['product_id' =&gt; 'prod-200', 'name' =&gt; 'Chair'],</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keyed = Arr::keyBy($array, 'product_id');</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prod-100' =&gt; ['product_id' =&gt; 'prod-100', 'name' =&gt; 'Desk'],</text:span></text:span></text:p>
      <text:p text:style-name="P3"><text:span text:style-name="Source_20_Text"><text:span text:style-name="T17"><text:s text:c="8"/>'prod-200' =&gt; ['product_id' =&gt; 'prod-200', 'name' =&gt; 'Chair'],</text:span></text:span></text:p>
      <text:p text:style-name="P3"><text:span text:style-name="Source_20_Text"><text:span text:style-name="T17"><text:s text:c="4"/>]</text:span></text:span></text:p>
      <text:p text:style-name="P4"><text:span text:style-name="Source_20_Text"><text:span text:style-name="T17">*/</text:span></text:span></text:p>
      <text:h text:style-name="Heading_20_4" text:outline-level="4"><text:a xlink:type="simple" xlink:href="https://laravel.com/docs/11.x/helpers#method-array-last" text:style-name="Internet_20_link" text:visited-style-name="Visited_20_Internet_20_Link"><text:bookmark text:name="method-array-last"/><text:span text:style-name="Source_20_Text"><text:span text:style-name="T17">Arr::last()</text:span></text:span></text:a></text:h>
      <text:p text:style-name="Text_20_body"><text:span text:style-name="T17">The </text:span><text:span text:style-name="Source_20_Text"><text:span text:style-name="T17">Arr::last</text:span></text:span><text:span text:style-name="T17"> method returns the last element of an array passing a given truth test:</text:span></text:p>
      <text:p text:style-name="Preformatted_20_Text"><text:bookmark text:name="clipText-20"/><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100, 200, 300, 110];</text:span></text:span></text:p>
      <text:p text:style-name="Preformatted_20_Text"><text:span text:style-name="Source_20_Text"><text:span text:style-name="T17"/></text:span></text:p>
      <text:p text:style-name="Preformatted_20_Text"><text:span text:style-name="Source_20_Text"><text:span text:style-name="T17">$last = Arr::last($array, function (int $value, int $key) {</text:span></text:span></text:p>
      <text:p text:style-name="Preformatted_20_Text"><text:span text:style-name="Source_20_Text"><text:span text:style-name="T17"><text:s text:c="4"/>return $value &gt;= 150;</text:span></text:span></text:p>
      <text:p text:style-name="P5"><text:span text:style-name="Source_20_Text"><text:span text:style-name="T17">});</text:span></text:span></text:p>
      <text:p text:style-name="Preformatted_20_Text"><text:span text:style-name="Source_20_Text"><text:span text:style-name="T17"/></text:span></text:p>
      <text:p text:style-name="P2"><text:span text:style-name="Source_20_Text"><text:span text:style-name="T17">// 300</text:span></text:span></text:p>
      <text:p text:style-name="P11">A default value may be passed as the third argument to the method. This value will be returned if no value passes the truth test:</text:p>
      <text:p text:style-name="Preformatted_20_Text"><text:bookmark text:name="clipText-21"/><text:span text:style-name="Source_20_Text"><text:span text:style-name="T17">use Illuminate\Support\Arr;</text:span></text:span></text:p>
      <text:p text:style-name="Preformatted_20_Text"><text:span text:style-name="Source_20_Text"><text:span text:style-name="T17"/></text:span></text:p>
      <text:p text:style-name="P2"><text:span text:style-name="Source_20_Text"><text:span text:style-name="T17">$last = Arr::last($array, $callback, $default);</text:span></text:span></text:p>
      <text:h text:style-name="Heading_20_4" text:outline-level="4"><text:a xlink:type="simple" xlink:href="https://laravel.com/docs/11.x/helpers#method-array-map" text:style-name="Internet_20_link" text:visited-style-name="Visited_20_Internet_20_Link"><text:bookmark text:name="method-array-map"/><text:span text:style-name="Source_20_Text"><text:span text:style-name="T17">Arr::map()</text:span></text:span></text:a></text:h>
      <text:p text:style-name="Text_20_body"><text:span text:style-name="T17">The </text:span><text:span text:style-name="Source_20_Text"><text:span text:style-name="T17">Arr::map</text:span></text:span><text:span text:style-name="T17"> method iterates through the array and passes each value and key to the given callback. The array value is replaced by the value returned by the callback:</text:span></text:p>
      <text:p text:style-name="Preformatted_20_Text"><text:bookmark text:name="clipText-22"/><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first' =&gt; 'james', 'last' =&gt; 'kirk'];</text:span></text:span></text:p>
      <text:p text:style-name="Preformatted_20_Text"><text:span text:style-name="Source_20_Text"><text:span text:style-name="T17"/></text:span></text:p>
      <text:p text:style-name="Preformatted_20_Text"><text:span text:style-name="Source_20_Text"><text:span text:style-name="T17">$mapped = Arr::map($array, function (string $value, string $key) {</text:span></text:span></text:p>
      <text:p text:style-name="Preformatted_20_Text"><text:span text:style-name="Source_20_Text"><text:span text:style-name="T17"><text:s text:c="4"/>return ucfirst($value);</text:span></text:span></text:p>
      <text:p text:style-name="P5"><text:span text:style-name="Source_20_Text"><text:span text:style-name="T17">});</text:span></text:span></text:p>
      <text:p text:style-name="Preformatted_20_Text"><text:span text:style-name="Source_20_Text"><text:span text:style-name="T17"/></text:span></text:p>
      <text:p text:style-name="P2"><text:span text:style-name="Source_20_Text"><text:span text:style-name="T17">// ['first' =&gt; 'James', 'last' =&gt; 'Kirk']</text:span></text:span></text:p>
      <text:h text:style-name="Heading_20_4" text:outline-level="4"><text:a xlink:type="simple" xlink:href="https://laravel.com/docs/11.x/helpers#method-array-map-spread" text:style-name="Internet_20_link" text:visited-style-name="Visited_20_Internet_20_Link"><text:bookmark text:name="method-array-map-spread"/><text:span text:style-name="Source_20_Text"><text:span text:style-name="T17">Arr::mapSpread()</text:span></text:span></text:a></text:h>
      <text:p text:style-name="Text_20_body"><text:span text:style-name="T17">The </text:span><text:span text:style-name="Source_20_Text"><text:span text:style-name="T17">Arr::mapSpread</text:span></text:span><text:span text:style-name="T17"> method iterates over the array, passing each nested item value into the given closure. The closure is free to modify the item and return it, thus forming a new array of modified items:</text:span></text:p>
      <text:p text:style-name="Preformatted_20_Text"><text:bookmark text:name="clipText-23"/><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reformatted_20_Text"><text:span text:style-name="Source_20_Text"><text:span text:style-name="T17"><text:s text:c="4"/>[0, 1],</text:span></text:span></text:p>
      <text:p text:style-name="Preformatted_20_Text"><text:soft-page-break/><text:span text:style-name="Source_20_Text"><text:span text:style-name="T17"><text:s text:c="4"/>[2, 3],</text:span></text:span></text:p>
      <text:p text:style-name="Preformatted_20_Text"><text:span text:style-name="Source_20_Text"><text:span text:style-name="T17"><text:s text:c="4"/>[4, 5],</text:span></text:span></text:p>
      <text:p text:style-name="Preformatted_20_Text"><text:span text:style-name="Source_20_Text"><text:span text:style-name="T17"><text:s text:c="4"/>[6, 7],</text:span></text:span></text:p>
      <text:p text:style-name="Preformatted_20_Text"><text:span text:style-name="Source_20_Text"><text:span text:style-name="T17"><text:s text:c="4"/>[8, 9],</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mapped = Arr::mapSpread($array, function (int $even, int $odd) {</text:span></text:span></text:p>
      <text:p text:style-name="Preformatted_20_Text"><text:span text:style-name="Source_20_Text"><text:span text:style-name="T17"><text:s text:c="4"/>return $even + $odd;</text:span></text:span></text:p>
      <text:p text:style-name="P5"><text:span text:style-name="Source_20_Text"><text:span text:style-name="T17">});</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1, 5, 9, 13, 17]</text:span></text:span></text:p>
      <text:p text:style-name="P4"><text:span text:style-name="Source_20_Text"><text:span text:style-name="T17">*/</text:span></text:span></text:p>
      <text:h text:style-name="Heading_20_4" text:outline-level="4"><text:a xlink:type="simple" xlink:href="https://laravel.com/docs/11.x/helpers#method-array-map-with-keys" text:style-name="Internet_20_link" text:visited-style-name="Visited_20_Internet_20_Link"><text:bookmark text:name="method-array-map-with-keys"/><text:span text:style-name="Source_20_Text"><text:span text:style-name="T17">Arr::mapWithKeys()</text:span></text:span></text:a></text:h>
      <text:p text:style-name="Text_20_body"><text:span text:style-name="T17">The </text:span><text:span text:style-name="Source_20_Text"><text:span text:style-name="T17">Arr::mapWithKeys</text:span></text:span><text:span text:style-name="T17"> method iterates through the array and passes each value to the given callback. The callback should return an associative array containing a single key / value pair:</text:span></text:p>
      <text:p text:style-name="Preformatted_20_Text"><text:bookmark text:name="clipText-24"/><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5"><text:span text:style-name="Source_20_Text"><text:span text:style-name="T17"><text:s text:c="4"/>[</text:span></text:span></text:p>
      <text:p text:style-name="Preformatted_20_Text"><text:span text:style-name="Source_20_Text"><text:span text:style-name="T17"><text:s text:c="8"/>'name' =&gt; 'John',</text:span></text:span></text:p>
      <text:p text:style-name="Preformatted_20_Text"><text:span text:style-name="Source_20_Text"><text:span text:style-name="T17"><text:s text:c="8"/>'department' =&gt; 'Sales',</text:span></text:span></text:p>
      <text:p text:style-name="Preformatted_20_Text"><text:span text:style-name="Source_20_Text"><text:span text:style-name="T17"><text:s text:c="8"/>'email' =&gt; 'john@example.com',</text:span></text:span></text:p>
      <text:p text:style-name="P5"><text:span text:style-name="Source_20_Text"><text:span text:style-name="T17"><text:s text:c="4"/>],</text:span></text:span></text:p>
      <text:p text:style-name="P5"><text:span text:style-name="Source_20_Text"><text:span text:style-name="T17"><text:s text:c="4"/>[</text:span></text:span></text:p>
      <text:p text:style-name="Preformatted_20_Text"><text:span text:style-name="Source_20_Text"><text:span text:style-name="T17"><text:s text:c="8"/>'name' =&gt; 'Jane',</text:span></text:span></text:p>
      <text:p text:style-name="Preformatted_20_Text"><text:span text:style-name="Source_20_Text"><text:span text:style-name="T17"><text:s text:c="8"/>'department' =&gt; 'Marketing',</text:span></text:span></text:p>
      <text:p text:style-name="Preformatted_20_Text"><text:span text:style-name="Source_20_Text"><text:span text:style-name="T17"><text:s text:c="8"/>'email' =&gt; 'jane@example.com',</text:span></text:span></text:p>
      <text:p text:style-name="P5"><text:span text:style-name="Source_20_Text"><text:span text:style-name="T17"><text:s text:c="4"/>]</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mapped = Arr::mapWithKeys($array, function (array $item, int $key) {</text:span></text:span></text:p>
      <text:p text:style-name="Preformatted_20_Text"><text:span text:style-name="Source_20_Text"><text:span text:style-name="T17"><text:s text:c="4"/>return [$item['email'] =&gt; $item['name']];</text:span></text:span></text:p>
      <text:p text:style-name="P5"><text:span text:style-name="Source_20_Text"><text:span text:style-name="T17">});</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john@example.com' =&gt; 'John',</text:span></text:span></text:p>
      <text:p text:style-name="P3"><text:span text:style-name="Source_20_Text"><text:span text:style-name="T17"><text:s text:c="8"/>'jane@example.com' =&gt; 'Jane',</text:span></text:span></text:p>
      <text:p text:style-name="P3"><text:span text:style-name="Source_20_Text"><text:span text:style-name="T17"><text:s text:c="4"/>]</text:span></text:span></text:p>
      <text:p text:style-name="P4"><text:span text:style-name="Source_20_Text"><text:span text:style-name="T17">*/</text:span></text:span></text:p>
      <text:h text:style-name="Heading_20_4" text:outline-level="4"><text:a xlink:type="simple" xlink:href="https://laravel.com/docs/11.x/helpers#method-array-only" text:style-name="Internet_20_link" text:visited-style-name="Visited_20_Internet_20_Link"><text:bookmark text:name="method-array-only"/><text:span text:style-name="Source_20_Text"><text:span text:style-name="T17">Arr::only()</text:span></text:span></text:a></text:h>
      <text:p text:style-name="Text_20_body"><text:span text:style-name="T17">The </text:span><text:span text:style-name="Source_20_Text"><text:span text:style-name="T17">Arr::only</text:span></text:span><text:span text:style-name="T17"> method returns only the specified key / value pairs from the given array:</text:span></text:p>
      <text:p text:style-name="Preformatted_20_Text"><text:bookmark text:name="clipText-25"/><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name' =&gt; 'Desk', 'price' =&gt; 100, 'orders' =&gt; 10];</text:span></text:span></text:p>
      <text:p text:style-name="Preformatted_20_Text"><text:span text:style-name="Source_20_Text"><text:span text:style-name="T17"/></text:span></text:p>
      <text:p text:style-name="Preformatted_20_Text"><text:span text:style-name="Source_20_Text"><text:span text:style-name="T17">$slice = Arr::only($array, ['name', 'price']);</text:span></text:span></text:p>
      <text:p text:style-name="Preformatted_20_Text"><text:span text:style-name="Source_20_Text"><text:span text:style-name="T17"/></text:span></text:p>
      <text:p text:style-name="P2"><text:span text:style-name="Source_20_Text"><text:span text:style-name="T17">// ['name' =&gt; 'Desk', 'price' =&gt; 100]</text:span></text:span></text:p>
      <text:h text:style-name="Heading_20_4" text:outline-level="4"><text:a xlink:type="simple" xlink:href="https://laravel.com/docs/11.x/helpers#method-array-pluck" text:style-name="Internet_20_link" text:visited-style-name="Visited_20_Internet_20_Link"><text:bookmark text:name="method-array-pluck"/><text:span text:style-name="Source_20_Text"><text:span text:style-name="T17">Arr::pluck()</text:span></text:span></text:a></text:h>
      <text:p text:style-name="Text_20_body"><text:span text:style-name="T17">The </text:span><text:span text:style-name="Source_20_Text"><text:span text:style-name="T17">Arr::pluck</text:span></text:span><text:span text:style-name="T17"> method retrieves all of the values for a given key from an array:</text:span></text:p>
      <text:p text:style-name="Preformatted_20_Text"><text:bookmark text:name="clipText-26"/><text:soft-page-break/><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reformatted_20_Text"><text:span text:style-name="Source_20_Text"><text:span text:style-name="T17"><text:s text:c="4"/>['developer' =&gt; ['id' =&gt; 1, 'name' =&gt; 'Taylor']],</text:span></text:span></text:p>
      <text:p text:style-name="Preformatted_20_Text"><text:span text:style-name="Source_20_Text"><text:span text:style-name="T17"><text:s text:c="4"/>['developer' =&gt; ['id' =&gt; 2, 'name' =&gt; 'Abigail']],</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names = Arr::pluck($array, 'developer.name');</text:span></text:span></text:p>
      <text:p text:style-name="Preformatted_20_Text"><text:span text:style-name="Source_20_Text"><text:span text:style-name="T17"/></text:span></text:p>
      <text:p text:style-name="P2"><text:span text:style-name="Source_20_Text"><text:span text:style-name="T17">// ['Taylor', 'Abigail']</text:span></text:span></text:p>
      <text:p text:style-name="P11">You may also specify how you wish the resulting list to be keyed:</text:p>
      <text:p text:style-name="Preformatted_20_Text"><text:bookmark text:name="clipText-27"/><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names = Arr::pluck($array, 'developer.name', 'developer.id');</text:span></text:span></text:p>
      <text:p text:style-name="Preformatted_20_Text"><text:span text:style-name="Source_20_Text"><text:span text:style-name="T17"/></text:span></text:p>
      <text:p text:style-name="P2"><text:span text:style-name="Source_20_Text"><text:span text:style-name="T17">// [1 =&gt; 'Taylor', 2 =&gt; 'Abigail']</text:span></text:span></text:p>
      <text:h text:style-name="Heading_20_4" text:outline-level="4"><text:a xlink:type="simple" xlink:href="https://laravel.com/docs/11.x/helpers#method-array-prepend" text:style-name="Internet_20_link" text:visited-style-name="Visited_20_Internet_20_Link"><text:bookmark text:name="method-array-prepend"/><text:span text:style-name="Source_20_Text"><text:span text:style-name="T17">Arr::prepend()</text:span></text:span></text:a></text:h>
      <text:p text:style-name="Text_20_body"><text:span text:style-name="T17">The </text:span><text:span text:style-name="Source_20_Text"><text:span text:style-name="T17">Arr::prepend</text:span></text:span><text:span text:style-name="T17"> method will push an item onto the beginning of an array:</text:span></text:p>
      <text:p text:style-name="Preformatted_20_Text"><text:bookmark text:name="clipText-28"/><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one', 'two', 'three', 'four'];</text:span></text:span></text:p>
      <text:p text:style-name="Preformatted_20_Text"><text:span text:style-name="Source_20_Text"><text:span text:style-name="T17"/></text:span></text:p>
      <text:p text:style-name="Preformatted_20_Text"><text:span text:style-name="Source_20_Text"><text:span text:style-name="T17">$array = Arr::prepend($array, 'zero');</text:span></text:span></text:p>
      <text:p text:style-name="Preformatted_20_Text"><text:span text:style-name="Source_20_Text"><text:span text:style-name="T17"/></text:span></text:p>
      <text:p text:style-name="P2"><text:span text:style-name="Source_20_Text"><text:span text:style-name="T17">// ['zero', 'one', 'two', 'three', 'four']</text:span></text:span></text:p>
      <text:p text:style-name="P11">If needed, you may specify the key that should be used for the value:</text:p>
      <text:p text:style-name="Preformatted_20_Text"><text:bookmark text:name="clipText-29"/><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price' =&gt; 100];</text:span></text:span></text:p>
      <text:p text:style-name="Preformatted_20_Text"><text:span text:style-name="Source_20_Text"><text:span text:style-name="T17"/></text:span></text:p>
      <text:p text:style-name="Preformatted_20_Text"><text:span text:style-name="Source_20_Text"><text:span text:style-name="T17">$array = Arr::prepend($array, 'Desk', 'name');</text:span></text:span></text:p>
      <text:p text:style-name="Preformatted_20_Text"><text:span text:style-name="Source_20_Text"><text:span text:style-name="T17"/></text:span></text:p>
      <text:p text:style-name="P2"><text:span text:style-name="Source_20_Text"><text:span text:style-name="T17">// ['name' =&gt; 'Desk', 'price' =&gt; 100]</text:span></text:span></text:p>
      <text:h text:style-name="Heading_20_4" text:outline-level="4"><text:a xlink:type="simple" xlink:href="https://laravel.com/docs/11.x/helpers#method-array-prependkeyswith" text:style-name="Internet_20_link" text:visited-style-name="Visited_20_Internet_20_Link"><text:bookmark text:name="method-array-prependkeyswith"/><text:span text:style-name="Source_20_Text"><text:span text:style-name="T17">Arr::prependKeysWith()</text:span></text:span></text:a></text:h>
      <text:p text:style-name="Text_20_body"><text:span text:style-name="T17">The </text:span><text:span text:style-name="Source_20_Text"><text:span text:style-name="T17">Arr::prependKeysWith</text:span></text:span><text:span text:style-name="T17"> prepends all key names of an associative array with the given prefix:</text:span></text:p>
      <text:p text:style-name="Preformatted_20_Text"><text:bookmark text:name="clipText-30"/><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reformatted_20_Text"><text:span text:style-name="Source_20_Text"><text:span text:style-name="T17"><text:s text:c="4"/>'name' =&gt; 'Desk',</text:span></text:span></text:p>
      <text:p text:style-name="Preformatted_20_Text"><text:span text:style-name="Source_20_Text"><text:span text:style-name="T17"><text:s text:c="4"/>'price' =&gt; 100,</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keyed = Arr::prependKeysWith($array, 'product.');</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product.name' =&gt; 'Desk',</text:span></text:span></text:p>
      <text:p text:style-name="P3"><text:span text:style-name="Source_20_Text"><text:span text:style-name="T17"><text:s text:c="8"/>'product.price' =&gt; 100,</text:span></text:span></text:p>
      <text:p text:style-name="P3"><text:span text:style-name="Source_20_Text"><text:span text:style-name="T17"><text:s text:c="4"/>]</text:span></text:span></text:p>
      <text:p text:style-name="P4"><text:span text:style-name="Source_20_Text"><text:span text:style-name="T17">*/</text:span></text:span></text:p>
      <text:h text:style-name="Heading_20_4" text:outline-level="4"><text:a xlink:type="simple" xlink:href="https://laravel.com/docs/11.x/helpers#method-array-pull" text:style-name="Internet_20_link" text:visited-style-name="Visited_20_Internet_20_Link"><text:bookmark text:name="method-array-pull"/><text:soft-page-break/><text:span text:style-name="Source_20_Text"><text:span text:style-name="T17">Arr::pull()</text:span></text:span></text:a></text:h>
      <text:p text:style-name="Text_20_body"><text:span text:style-name="T17">The </text:span><text:span text:style-name="Source_20_Text"><text:span text:style-name="T17">Arr::pull</text:span></text:span><text:span text:style-name="T17"> method returns and removes a key / value pair from an array:</text:span></text:p>
      <text:p text:style-name="Preformatted_20_Text"><text:bookmark text:name="clipText-31"/><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name' =&gt; 'Desk', 'price' =&gt; 100];</text:span></text:span></text:p>
      <text:p text:style-name="Preformatted_20_Text"><text:span text:style-name="Source_20_Text"><text:span text:style-name="T17"/></text:span></text:p>
      <text:p text:style-name="Preformatted_20_Text"><text:span text:style-name="Source_20_Text"><text:span text:style-name="T17">$name = Arr::pull($array, 'name');</text:span></text:span></text:p>
      <text:p text:style-name="Preformatted_20_Text"><text:span text:style-name="Source_20_Text"><text:span text:style-name="T17"/></text:span></text:p>
      <text:p text:style-name="Preformatted_20_Text"><text:span text:style-name="Source_20_Text"><text:span text:style-name="T17">// $name: Desk</text:span></text:span></text:p>
      <text:p text:style-name="Preformatted_20_Text"><text:span text:style-name="Source_20_Text"><text:span text:style-name="T17"/></text:span></text:p>
      <text:p text:style-name="P2"><text:span text:style-name="Source_20_Text"><text:span text:style-name="T17">// $array: ['price' =&gt; 100]</text:span></text:span></text:p>
      <text:p text:style-name="P11">A default value may be passed as the third argument to the method. This value will be returned if the key doesn't exist:</text:p>
      <text:p text:style-name="Preformatted_20_Text"><text:bookmark text:name="clipText-32"/><text:span text:style-name="Source_20_Text"><text:span text:style-name="T17">use Illuminate\Support\Arr;</text:span></text:span></text:p>
      <text:p text:style-name="Preformatted_20_Text"><text:span text:style-name="Source_20_Text"><text:span text:style-name="T17"/></text:span></text:p>
      <text:p text:style-name="P2"><text:span text:style-name="Source_20_Text"><text:span text:style-name="T17">$value = Arr::pull($array, $key, $default);</text:span></text:span></text:p>
      <text:h text:style-name="Heading_20_4" text:outline-level="4"><text:a xlink:type="simple" xlink:href="https://laravel.com/docs/11.x/helpers#method-array-query" text:style-name="Internet_20_link" text:visited-style-name="Visited_20_Internet_20_Link"><text:bookmark text:name="method-array-query"/><text:span text:style-name="Source_20_Text"><text:span text:style-name="T17">Arr::query()</text:span></text:span></text:a></text:h>
      <text:p text:style-name="Text_20_body"><text:span text:style-name="T17">The </text:span><text:span text:style-name="Source_20_Text"><text:span text:style-name="T17">Arr::query</text:span></text:span><text:span text:style-name="T17"> method converts the array into a query string:</text:span></text:p>
      <text:p text:style-name="Preformatted_20_Text"><text:bookmark text:name="clipText-33"/><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reformatted_20_Text"><text:span text:style-name="Source_20_Text"><text:span text:style-name="T17"><text:s text:c="4"/>'name' =&gt; 'Taylor',</text:span></text:span></text:p>
      <text:p text:style-name="Preformatted_20_Text"><text:span text:style-name="Source_20_Text"><text:span text:style-name="T17"><text:s text:c="4"/>'order' =&gt; [</text:span></text:span></text:p>
      <text:p text:style-name="Preformatted_20_Text"><text:span text:style-name="Source_20_Text"><text:span text:style-name="T17"><text:s text:c="8"/>'column' =&gt; 'created_at',</text:span></text:span></text:p>
      <text:p text:style-name="Preformatted_20_Text"><text:span text:style-name="Source_20_Text"><text:span text:style-name="T17"><text:s text:c="8"/>'direction' =&gt; 'desc'</text:span></text:span></text:p>
      <text:p text:style-name="P5"><text:span text:style-name="Source_20_Text"><text:span text:style-name="T17"><text:s text:c="4"/>]</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Arr::query($array);</text:span></text:span></text:p>
      <text:p text:style-name="Preformatted_20_Text"><text:span text:style-name="Source_20_Text"><text:span text:style-name="T17"/></text:span></text:p>
      <text:p text:style-name="P2"><text:span text:style-name="Source_20_Text"><text:span text:style-name="T17">// name=Taylor&amp;order[column]=created_at&amp;order[direction]=desc</text:span></text:span></text:p>
      <text:h text:style-name="Heading_20_4" text:outline-level="4"><text:a xlink:type="simple" xlink:href="https://laravel.com/docs/11.x/helpers#method-array-random" text:style-name="Internet_20_link" text:visited-style-name="Visited_20_Internet_20_Link"><text:bookmark text:name="method-array-random"/><text:span text:style-name="Source_20_Text"><text:span text:style-name="T17">Arr::random()</text:span></text:span></text:a></text:h>
      <text:p text:style-name="Text_20_body"><text:span text:style-name="T17">The </text:span><text:span text:style-name="Source_20_Text"><text:span text:style-name="T17">Arr::random</text:span></text:span><text:span text:style-name="T17"> method returns a random value from an array:</text:span></text:p>
      <text:p text:style-name="Preformatted_20_Text"><text:bookmark text:name="clipText-34"/><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1, 2, 3, 4, 5];</text:span></text:span></text:p>
      <text:p text:style-name="Preformatted_20_Text"><text:span text:style-name="Source_20_Text"><text:span text:style-name="T17"/></text:span></text:p>
      <text:p text:style-name="Preformatted_20_Text"><text:span text:style-name="Source_20_Text"><text:span text:style-name="T17">$random = Arr::random($array);</text:span></text:span></text:p>
      <text:p text:style-name="Preformatted_20_Text"><text:span text:style-name="Source_20_Text"><text:span text:style-name="T17"/></text:span></text:p>
      <text:p text:style-name="P2"><text:span text:style-name="Source_20_Text"><text:span text:style-name="T17">// 4 - (retrieved randomly)</text:span></text:span></text:p>
      <text:p text:style-name="P11">You may also specify the number of items to return as an optional second argument. Note that providing this argument will return an array even if only one item is desired:</text:p>
      <text:p text:style-name="Preformatted_20_Text"><text:bookmark text:name="clipText-35"/><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items = Arr::random($array, 2);</text:span></text:span></text:p>
      <text:p text:style-name="Preformatted_20_Text"><text:span text:style-name="Source_20_Text"><text:span text:style-name="T17"/></text:span></text:p>
      <text:p text:style-name="P2"><text:span text:style-name="Source_20_Text"><text:span text:style-name="T17">// [2, 5] - (retrieved randomly)</text:span></text:span></text:p>
      <text:h text:style-name="Heading_20_4" text:outline-level="4"><text:a xlink:type="simple" xlink:href="https://laravel.com/docs/11.x/helpers#method-array-set" text:style-name="Internet_20_link" text:visited-style-name="Visited_20_Internet_20_Link"><text:bookmark text:name="method-array-set"/><text:soft-page-break/><text:span text:style-name="Source_20_Text"><text:span text:style-name="T17">Arr::set()</text:span></text:span></text:a></text:h>
      <text:p text:style-name="Text_20_body"><text:span text:style-name="T17">The </text:span><text:span text:style-name="Source_20_Text"><text:span text:style-name="T17">Arr::set</text:span></text:span><text:span text:style-name="T17"> method sets a value within a deeply nested array using "dot" notation:</text:span></text:p>
      <text:p text:style-name="Preformatted_20_Text"><text:bookmark text:name="clipText-36"/><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products' =&gt; ['desk' =&gt; ['price' =&gt; 100]]];</text:span></text:span></text:p>
      <text:p text:style-name="Preformatted_20_Text"><text:span text:style-name="Source_20_Text"><text:span text:style-name="T17"/></text:span></text:p>
      <text:p text:style-name="Preformatted_20_Text"><text:span text:style-name="Source_20_Text"><text:span text:style-name="T17">Arr::set($array, 'products.desk.price', 200);</text:span></text:span></text:p>
      <text:p text:style-name="Preformatted_20_Text"><text:span text:style-name="Source_20_Text"><text:span text:style-name="T17"/></text:span></text:p>
      <text:p text:style-name="P2"><text:span text:style-name="Source_20_Text"><text:span text:style-name="T17">// ['products' =&gt; ['desk' =&gt; ['price' =&gt; 200]]]</text:span></text:span></text:p>
      <text:h text:style-name="Heading_20_4" text:outline-level="4"><text:a xlink:type="simple" xlink:href="https://laravel.com/docs/11.x/helpers#method-array-shuffle" text:style-name="Internet_20_link" text:visited-style-name="Visited_20_Internet_20_Link"><text:bookmark text:name="method-array-shuffle"/><text:span text:style-name="Source_20_Text"><text:span text:style-name="T17">Arr::shuffle()</text:span></text:span></text:a></text:h>
      <text:p text:style-name="Text_20_body"><text:span text:style-name="T17">The </text:span><text:span text:style-name="Source_20_Text"><text:span text:style-name="T17">Arr::shuffle</text:span></text:span><text:span text:style-name="T17"> method randomly shuffles the items in the array:</text:span></text:p>
      <text:p text:style-name="Preformatted_20_Text"><text:bookmark text:name="clipText-37"/><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Arr::shuffle([1, 2, 3, 4, 5]);</text:span></text:span></text:p>
      <text:p text:style-name="Preformatted_20_Text"><text:span text:style-name="Source_20_Text"><text:span text:style-name="T17"/></text:span></text:p>
      <text:p text:style-name="P2"><text:span text:style-name="Source_20_Text"><text:span text:style-name="T17">// [3, 2, 5, 1, 4] - (generated randomly)</text:span></text:span></text:p>
      <text:h text:style-name="Heading_20_4" text:outline-level="4"><text:a xlink:type="simple" xlink:href="https://laravel.com/docs/11.x/helpers#method-array-sort" text:style-name="Internet_20_link" text:visited-style-name="Visited_20_Internet_20_Link"><text:bookmark text:name="method-array-sort"/><text:span text:style-name="Source_20_Text"><text:span text:style-name="T17">Arr::sort()</text:span></text:span></text:a></text:h>
      <text:p text:style-name="Text_20_body"><text:span text:style-name="T17">The </text:span><text:span text:style-name="Source_20_Text"><text:span text:style-name="T17">Arr::sort</text:span></text:span><text:span text:style-name="T17"> method sorts an array by its values:</text:span></text:p>
      <text:p text:style-name="Preformatted_20_Text"><text:bookmark text:name="clipText-38"/><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Desk', 'Table', 'Chair'];</text:span></text:span></text:p>
      <text:p text:style-name="Preformatted_20_Text"><text:span text:style-name="Source_20_Text"><text:span text:style-name="T17"/></text:span></text:p>
      <text:p text:style-name="Preformatted_20_Text"><text:span text:style-name="Source_20_Text"><text:span text:style-name="T17">$sorted = Arr::sort($array);</text:span></text:span></text:p>
      <text:p text:style-name="Preformatted_20_Text"><text:span text:style-name="Source_20_Text"><text:span text:style-name="T17"/></text:span></text:p>
      <text:p text:style-name="P2"><text:span text:style-name="Source_20_Text"><text:span text:style-name="T17">// ['Chair', 'Desk', 'Table']</text:span></text:span></text:p>
      <text:p text:style-name="P11">You may also sort the array by the results of a given closure:</text:p>
      <text:p text:style-name="Preformatted_20_Text"><text:bookmark text:name="clipText-39"/><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reformatted_20_Text"><text:span text:style-name="Source_20_Text"><text:span text:style-name="T17"><text:s text:c="4"/>['name' =&gt; 'Desk'],</text:span></text:span></text:p>
      <text:p text:style-name="Preformatted_20_Text"><text:span text:style-name="Source_20_Text"><text:span text:style-name="T17"><text:s text:c="4"/>['name' =&gt; 'Table'],</text:span></text:span></text:p>
      <text:p text:style-name="Preformatted_20_Text"><text:span text:style-name="Source_20_Text"><text:span text:style-name="T17"><text:s text:c="4"/>['name' =&gt; 'Chair'],</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sorted = array_values(Arr::sort($array, function (array $value) {</text:span></text:span></text:p>
      <text:p text:style-name="Preformatted_20_Text"><text:span text:style-name="Source_20_Text"><text:span text:style-name="T17"><text:s text:c="4"/>return $value['name'];</text:span></text:span></text:p>
      <text:p text:style-name="P5"><text:span text:style-name="Source_20_Text"><text:span text:style-name="T17">}));</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name' =&gt; 'Chair'],</text:span></text:span></text:p>
      <text:p text:style-name="P3"><text:span text:style-name="Source_20_Text"><text:span text:style-name="T17"><text:s text:c="8"/>['name' =&gt; 'Desk'],</text:span></text:span></text:p>
      <text:p text:style-name="P3"><text:span text:style-name="Source_20_Text"><text:span text:style-name="T17"><text:s text:c="8"/>['name' =&gt; 'Table'],</text:span></text:span></text:p>
      <text:p text:style-name="P3"><text:span text:style-name="Source_20_Text"><text:span text:style-name="T17"><text:s text:c="4"/>]</text:span></text:span></text:p>
      <text:p text:style-name="P4"><text:span text:style-name="Source_20_Text"><text:span text:style-name="T17">*/</text:span></text:span></text:p>
      <text:h text:style-name="Heading_20_4" text:outline-level="4"><text:a xlink:type="simple" xlink:href="https://laravel.com/docs/11.x/helpers#method-array-sort-desc" text:style-name="Internet_20_link" text:visited-style-name="Visited_20_Internet_20_Link"><text:bookmark text:name="method-array-sort-desc"/><text:span text:style-name="Source_20_Text"><text:span text:style-name="T17">Arr::sortDesc()</text:span></text:span></text:a></text:h>
      <text:p text:style-name="Text_20_body"><text:span text:style-name="T17">The </text:span><text:span text:style-name="Source_20_Text"><text:span text:style-name="T17">Arr::sortDesc</text:span></text:span><text:span text:style-name="T17"> method sorts an array in descending order by its values:</text:span></text:p>
      <text:p text:style-name="Preformatted_20_Text"><text:bookmark text:name="clipText-40"/><text:span text:style-name="Source_20_Text"><text:span text:style-name="T17">use Illuminate\Support\Arr;</text:span></text:span></text:p>
      <text:p text:style-name="Preformatted_20_Text"><text:span text:style-name="Source_20_Text"><text:span text:style-name="T17"/></text:span></text:p>
      <text:p text:style-name="Preformatted_20_Text"><text:soft-page-break/><text:span text:style-name="Source_20_Text"><text:span text:style-name="T17">$array = ['Desk', 'Table', 'Chair'];</text:span></text:span></text:p>
      <text:p text:style-name="Preformatted_20_Text"><text:span text:style-name="Source_20_Text"><text:span text:style-name="T17"/></text:span></text:p>
      <text:p text:style-name="Preformatted_20_Text"><text:span text:style-name="Source_20_Text"><text:span text:style-name="T17">$sorted = Arr::sortDesc($array);</text:span></text:span></text:p>
      <text:p text:style-name="Preformatted_20_Text"><text:span text:style-name="Source_20_Text"><text:span text:style-name="T17"/></text:span></text:p>
      <text:p text:style-name="P2"><text:span text:style-name="Source_20_Text"><text:span text:style-name="T17">// ['Table', 'Desk', 'Chair']</text:span></text:span></text:p>
      <text:p text:style-name="P11">You may also sort the array by the results of a given closure:</text:p>
      <text:p text:style-name="Preformatted_20_Text"><text:bookmark text:name="clipText-41"/><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reformatted_20_Text"><text:span text:style-name="Source_20_Text"><text:span text:style-name="T17"><text:s text:c="4"/>['name' =&gt; 'Desk'],</text:span></text:span></text:p>
      <text:p text:style-name="Preformatted_20_Text"><text:span text:style-name="Source_20_Text"><text:span text:style-name="T17"><text:s text:c="4"/>['name' =&gt; 'Table'],</text:span></text:span></text:p>
      <text:p text:style-name="Preformatted_20_Text"><text:span text:style-name="Source_20_Text"><text:span text:style-name="T17"><text:s text:c="4"/>['name' =&gt; 'Chair'],</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sorted = array_values(Arr::sortDesc($array, function (array $value) {</text:span></text:span></text:p>
      <text:p text:style-name="Preformatted_20_Text"><text:span text:style-name="Source_20_Text"><text:span text:style-name="T17"><text:s text:c="4"/>return $value['name'];</text:span></text:span></text:p>
      <text:p text:style-name="P5"><text:span text:style-name="Source_20_Text"><text:span text:style-name="T17">}));</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name' =&gt; 'Table'],</text:span></text:span></text:p>
      <text:p text:style-name="P3"><text:span text:style-name="Source_20_Text"><text:span text:style-name="T17"><text:s text:c="8"/>['name' =&gt; 'Desk'],</text:span></text:span></text:p>
      <text:p text:style-name="P3"><text:span text:style-name="Source_20_Text"><text:span text:style-name="T17"><text:s text:c="8"/>['name' =&gt; 'Chair'],</text:span></text:span></text:p>
      <text:p text:style-name="P3"><text:span text:style-name="Source_20_Text"><text:span text:style-name="T17"><text:s text:c="4"/>]</text:span></text:span></text:p>
      <text:p text:style-name="P4"><text:span text:style-name="Source_20_Text"><text:span text:style-name="T17">*/</text:span></text:span></text:p>
      <text:h text:style-name="Heading_20_4" text:outline-level="4"><text:a xlink:type="simple" xlink:href="https://laravel.com/docs/11.x/helpers#method-array-sort-recursive" text:style-name="Internet_20_link" text:visited-style-name="Visited_20_Internet_20_Link"><text:bookmark text:name="method-array-sort-recursive"/><text:span text:style-name="Source_20_Text"><text:span text:style-name="T17">Arr::sortRecursive()</text:span></text:span></text:a></text:h>
      <text:p text:style-name="Text_20_body"><text:span text:style-name="T17">The </text:span><text:span text:style-name="Source_20_Text"><text:span text:style-name="T17">Arr::sortRecursive</text:span></text:span><text:span text:style-name="T17"> method recursively sorts an array using the </text:span><text:span text:style-name="Source_20_Text"><text:span text:style-name="T17">sort</text:span></text:span><text:span text:style-name="T17"> function for numerically indexed sub-arrays and the </text:span><text:span text:style-name="Source_20_Text"><text:span text:style-name="T17">ksort</text:span></text:span><text:span text:style-name="T17"> function for associative sub-arrays:</text:span></text:p>
      <text:p text:style-name="Preformatted_20_Text"><text:bookmark text:name="clipText-42"/><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reformatted_20_Text"><text:span text:style-name="Source_20_Text"><text:span text:style-name="T17"><text:s text:c="4"/>['Roman', 'Taylor', 'Li'],</text:span></text:span></text:p>
      <text:p text:style-name="Preformatted_20_Text"><text:span text:style-name="Source_20_Text"><text:span text:style-name="T17"><text:s text:c="4"/>['PHP', 'Ruby', 'JavaScript'],</text:span></text:span></text:p>
      <text:p text:style-name="Preformatted_20_Text"><text:span text:style-name="Source_20_Text"><text:span text:style-name="T17"><text:s text:c="4"/>['one' =&gt; 1, 'two' =&gt; 2, 'three' =&gt; 3],</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sorted = Arr::sortRecursive($array);</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JavaScript', 'PHP', 'Ruby'],</text:span></text:span></text:p>
      <text:p text:style-name="P3"><text:span text:style-name="Source_20_Text"><text:span text:style-name="T17"><text:s text:c="8"/>['one' =&gt; 1, 'three' =&gt; 3, 'two' =&gt; 2],</text:span></text:span></text:p>
      <text:p text:style-name="P3"><text:span text:style-name="Source_20_Text"><text:span text:style-name="T17"><text:s text:c="8"/>['Li', 'Roman', 'Taylor'],</text:span></text:span></text:p>
      <text:p text:style-name="P3"><text:span text:style-name="Source_20_Text"><text:span text:style-name="T17"><text:s text:c="4"/>]</text:span></text:span></text:p>
      <text:p text:style-name="P4"><text:span text:style-name="Source_20_Text"><text:span text:style-name="T17">*/</text:span></text:span></text:p>
      <text:p text:style-name="Text_20_body"><text:span text:style-name="T17">If you would like the results sorted in descending order, you may use the </text:span><text:span text:style-name="Source_20_Text"><text:span text:style-name="T17">Arr::sortRecursiveDesc</text:span></text:span><text:span text:style-name="T17"> method.</text:span></text:p>
      <text:p text:style-name="P2"><text:bookmark text:name="clipText-43"/><text:span text:style-name="Source_20_Text"><text:span text:style-name="T17">$sorted = Arr::sortRecursiveDesc($array);</text:span></text:span></text:p>
      <text:h text:style-name="Heading_20_4" text:outline-level="4"><text:a xlink:type="simple" xlink:href="https://laravel.com/docs/11.x/helpers#method-array-take" text:style-name="Internet_20_link" text:visited-style-name="Visited_20_Internet_20_Link"><text:bookmark text:name="method-array-take"/><text:span text:style-name="Source_20_Text"><text:span text:style-name="T17">Arr::take()</text:span></text:span></text:a></text:h>
      <text:p text:style-name="Text_20_body"><text:span text:style-name="T17">The </text:span><text:span text:style-name="Source_20_Text"><text:span text:style-name="T17">Arr::take</text:span></text:span><text:span text:style-name="T17"> method returns a new array with the specified number of items:</text:span></text:p>
      <text:p text:style-name="Preformatted_20_Text"><text:bookmark text:name="clipText-44"/><text:span text:style-name="Source_20_Text"><text:span text:style-name="T17">use Illuminate\Support\Arr;</text:span></text:span></text:p>
      <text:p text:style-name="Preformatted_20_Text"><text:soft-page-break/><text:span text:style-name="Source_20_Text"><text:span text:style-name="T17"/></text:span></text:p>
      <text:p text:style-name="Preformatted_20_Text"><text:span text:style-name="Source_20_Text"><text:span text:style-name="T17">$array = [0, 1, 2, 3, 4, 5];</text:span></text:span></text:p>
      <text:p text:style-name="Preformatted_20_Text"><text:span text:style-name="Source_20_Text"><text:span text:style-name="T17"/></text:span></text:p>
      <text:p text:style-name="Preformatted_20_Text"><text:span text:style-name="Source_20_Text"><text:span text:style-name="T17">$chunk = Arr::take($array, 3);</text:span></text:span></text:p>
      <text:p text:style-name="Preformatted_20_Text"><text:span text:style-name="Source_20_Text"><text:span text:style-name="T17"/></text:span></text:p>
      <text:p text:style-name="P2"><text:span text:style-name="Source_20_Text"><text:span text:style-name="T17">// [0, 1, 2]</text:span></text:span></text:p>
      <text:p text:style-name="P11">You may also pass a negative integer to take the specified number of items from the end of the array:</text:p>
      <text:p text:style-name="Preformatted_20_Text"><text:bookmark text:name="clipText-45"/><text:span text:style-name="Source_20_Text"><text:span text:style-name="T17">$array = [0, 1, 2, 3, 4, 5];</text:span></text:span></text:p>
      <text:p text:style-name="Preformatted_20_Text"><text:span text:style-name="Source_20_Text"><text:span text:style-name="T17"/></text:span></text:p>
      <text:p text:style-name="Preformatted_20_Text"><text:span text:style-name="Source_20_Text"><text:span text:style-name="T17">$chunk = Arr::take($array, -2);</text:span></text:span></text:p>
      <text:p text:style-name="Preformatted_20_Text"><text:span text:style-name="Source_20_Text"><text:span text:style-name="T17"/></text:span></text:p>
      <text:p text:style-name="P2"><text:span text:style-name="Source_20_Text"><text:span text:style-name="T17">// [4, 5]</text:span></text:span></text:p>
      <text:h text:style-name="Heading_20_4" text:outline-level="4"><text:a xlink:type="simple" xlink:href="https://laravel.com/docs/11.x/helpers#method-array-to-css-classes" text:style-name="Internet_20_link" text:visited-style-name="Visited_20_Internet_20_Link"><text:bookmark text:name="method-array-to-css-classes"/><text:span text:style-name="Source_20_Text"><text:span text:style-name="T17">Arr::toCssClasses()</text:span></text:span></text:a></text:h>
      <text:p text:style-name="Text_20_body"><text:span text:style-name="T17">The </text:span><text:span text:style-name="Source_20_Text"><text:span text:style-name="T17">Arr::toCssClasses</text:span></text:span><text:span text:style-name="T17"> method conditionally compiles a CSS class string. The method accepts an array of classes where the array key contains the class or classes you wish to add, while the value is a boolean expression. If the array element has a numeric key, it will always be included in the rendered class list:</text:span></text:p>
      <text:p text:style-name="Preformatted_20_Text"><text:bookmark text:name="clipText-46"/><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isActive = false;</text:span></text:span></text:p>
      <text:p text:style-name="Preformatted_20_Text"><text:span text:style-name="Source_20_Text"><text:span text:style-name="T17">$hasError = true;</text:span></text:span></text:p>
      <text:p text:style-name="Preformatted_20_Text"><text:span text:style-name="Source_20_Text"><text:span text:style-name="T17"/></text:span></text:p>
      <text:p text:style-name="Preformatted_20_Text"><text:span text:style-name="Source_20_Text"><text:span text:style-name="T17">$array = ['p-4', 'font-bold' =&gt; $isActive, 'bg-red' =&gt; $hasError];</text:span></text:span></text:p>
      <text:p text:style-name="Preformatted_20_Text"><text:span text:style-name="Source_20_Text"><text:span text:style-name="T17"/></text:span></text:p>
      <text:p text:style-name="Preformatted_20_Text"><text:span text:style-name="Source_20_Text"><text:span text:style-name="T17">$classes = Arr::toCssClasses($array);</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p-4 bg-red'</text:span></text:span></text:p>
      <text:p text:style-name="P4"><text:span text:style-name="Source_20_Text"><text:span text:style-name="T17">*/</text:span></text:span></text:p>
      <text:h text:style-name="Heading_20_4" text:outline-level="4"><text:a xlink:type="simple" xlink:href="https://laravel.com/docs/11.x/helpers#method-array-to-css-styles" text:style-name="Internet_20_link" text:visited-style-name="Visited_20_Internet_20_Link"><text:bookmark text:name="method-array-to-css-styles"/><text:span text:style-name="Source_20_Text"><text:span text:style-name="T17">Arr::toCssStyles()</text:span></text:span></text:a></text:h>
      <text:p text:style-name="Text_20_body"><text:span text:style-name="T17">The </text:span><text:span text:style-name="Source_20_Text"><text:span text:style-name="T17">Arr::toCssStyles</text:span></text:span><text:span text:style-name="T17"> conditionally compiles a CSS style string. The method accepts an array of classes where the array key contains the class or classes you wish to add, while the value is a boolean expression. If the array element has a numeric key, it will always be included in the rendered class list:</text:span></text:p>
      <text:p text:style-name="Preformatted_20_Text"><text:bookmark text:name="clipText-47"/><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hasColor = true;</text:span></text:span></text:p>
      <text:p text:style-name="Preformatted_20_Text"><text:span text:style-name="Source_20_Text"><text:span text:style-name="T17"/></text:span></text:p>
      <text:p text:style-name="Preformatted_20_Text"><text:span text:style-name="Source_20_Text"><text:span text:style-name="T17">$array = ['background-color: blue', 'color: blue' =&gt; $hasColor];</text:span></text:span></text:p>
      <text:p text:style-name="Preformatted_20_Text"><text:span text:style-name="Source_20_Text"><text:span text:style-name="T17"/></text:span></text:p>
      <text:p text:style-name="Preformatted_20_Text"><text:span text:style-name="Source_20_Text"><text:span text:style-name="T17">$classes = Arr::toCssStyles($array);</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background-color: blue; color: blue;'</text:span></text:span></text:p>
      <text:p text:style-name="P4"><text:span text:style-name="Source_20_Text"><text:span text:style-name="T17">*/</text:span></text:span></text:p>
      <text:p text:style-name="Text_20_body"><text:span text:style-name="T17">This method powers Laravel's functionality allowing </text:span><text:a xlink:type="simple" xlink:href="https://laravel.com/docs/11.x/blade#conditionally-merge-classes" text:style-name="Internet_20_link" text:visited-style-name="Visited_20_Internet_20_Link">merging classes with a Blade component's attribute bag</text:a><text:span text:style-name="T17"> as well as the </text:span><text:span text:style-name="Source_20_Text"><text:span text:style-name="T17">@class</text:span></text:span><text:span text:style-name="T17"> </text:span><text:a xlink:type="simple" xlink:href="https://laravel.com/docs/11.x/blade#conditional-classes" text:style-name="Internet_20_link" text:visited-style-name="Visited_20_Internet_20_Link">Blade directive</text:a><text:span text:style-name="T17">.</text:span></text:p>
      <text:h text:style-name="Heading_20_4" text:outline-level="4"><text:a xlink:type="simple" xlink:href="https://laravel.com/docs/11.x/helpers#method-array-undot" text:style-name="Internet_20_link" text:visited-style-name="Visited_20_Internet_20_Link"><text:bookmark text:name="method-array-undot"/><text:soft-page-break/><text:span text:style-name="Source_20_Text"><text:span text:style-name="T17">Arr::undot()</text:span></text:span></text:a></text:h>
      <text:p text:style-name="Text_20_body"><text:span text:style-name="T17">The </text:span><text:span text:style-name="Source_20_Text"><text:span text:style-name="T17">Arr::undot</text:span></text:span><text:span text:style-name="T17"> method expands a single-dimensional array that uses "dot" notation into a multi-dimensional array:</text:span></text:p>
      <text:p text:style-name="Preformatted_20_Text"><text:bookmark text:name="clipText-48"/><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text:span></text:span></text:p>
      <text:p text:style-name="Preformatted_20_Text"><text:span text:style-name="Source_20_Text"><text:span text:style-name="T17"><text:s text:c="4"/>'user.name' =&gt; 'Kevin Malone',</text:span></text:span></text:p>
      <text:p text:style-name="Preformatted_20_Text"><text:span text:style-name="Source_20_Text"><text:span text:style-name="T17"><text:s text:c="4"/>'user.occupation' =&gt; 'Accountant',</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array = Arr::undot($array);</text:span></text:span></text:p>
      <text:p text:style-name="Preformatted_20_Text"><text:span text:style-name="Source_20_Text"><text:span text:style-name="T17"/></text:span></text:p>
      <text:p text:style-name="P2"><text:span text:style-name="Source_20_Text"><text:span text:style-name="T17">// ['user' =&gt; ['name' =&gt; 'Kevin Malone', 'occupation' =&gt; 'Accountant']]</text:span></text:span></text:p>
      <text:h text:style-name="Heading_20_4" text:outline-level="4"><text:a xlink:type="simple" xlink:href="https://laravel.com/docs/11.x/helpers#method-array-where" text:style-name="Internet_20_link" text:visited-style-name="Visited_20_Internet_20_Link"><text:bookmark text:name="method-array-where"/><text:span text:style-name="Source_20_Text"><text:span text:style-name="T17">Arr::where()</text:span></text:span></text:a></text:h>
      <text:p text:style-name="Text_20_body"><text:span text:style-name="T17">The </text:span><text:span text:style-name="Source_20_Text"><text:span text:style-name="T17">Arr::where</text:span></text:span><text:span text:style-name="T17"> method filters an array using the given closure:</text:span></text:p>
      <text:p text:style-name="Preformatted_20_Text"><text:bookmark text:name="clipText-49"/><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100, '200', 300, '400', 500];</text:span></text:span></text:p>
      <text:p text:style-name="Preformatted_20_Text"><text:span text:style-name="Source_20_Text"><text:span text:style-name="T17"/></text:span></text:p>
      <text:p text:style-name="Preformatted_20_Text"><text:span text:style-name="Source_20_Text"><text:span text:style-name="T17">$filtered = Arr::where($array, function (string|int $value, int $key) {</text:span></text:span></text:p>
      <text:p text:style-name="Preformatted_20_Text"><text:span text:style-name="Source_20_Text"><text:span text:style-name="T17"><text:s text:c="4"/>return is_string($value);</text:span></text:span></text:p>
      <text:p text:style-name="P5"><text:span text:style-name="Source_20_Text"><text:span text:style-name="T17">});</text:span></text:span></text:p>
      <text:p text:style-name="Preformatted_20_Text"><text:span text:style-name="Source_20_Text"><text:span text:style-name="T17"/></text:span></text:p>
      <text:p text:style-name="P2"><text:span text:style-name="Source_20_Text"><text:span text:style-name="T17">// [1 =&gt; '200', 3 =&gt; '400']</text:span></text:span></text:p>
      <text:h text:style-name="Heading_20_4" text:outline-level="4"><text:a xlink:type="simple" xlink:href="https://laravel.com/docs/11.x/helpers#method-array-where-not-null" text:style-name="Internet_20_link" text:visited-style-name="Visited_20_Internet_20_Link"><text:bookmark text:name="method-array-where-not-null"/><text:span text:style-name="Source_20_Text"><text:span text:style-name="T17">Arr::whereNotNull()</text:span></text:span></text:a></text:h>
      <text:p text:style-name="Text_20_body"><text:span text:style-name="T17">The </text:span><text:span text:style-name="Source_20_Text"><text:span text:style-name="T17">Arr::whereNotNull</text:span></text:span><text:span text:style-name="T17"> method removes all </text:span><text:span text:style-name="Source_20_Text"><text:span text:style-name="T17">null</text:span></text:span><text:span text:style-name="T17"> values from the given array:</text:span></text:p>
      <text:p text:style-name="Preformatted_20_Text"><text:bookmark text:name="clipText-50"/><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0, null];</text:span></text:span></text:p>
      <text:p text:style-name="Preformatted_20_Text"><text:span text:style-name="Source_20_Text"><text:span text:style-name="T17"/></text:span></text:p>
      <text:p text:style-name="Preformatted_20_Text"><text:span text:style-name="Source_20_Text"><text:span text:style-name="T17">$filtered = Arr::whereNotNull($array);</text:span></text:span></text:p>
      <text:p text:style-name="Preformatted_20_Text"><text:span text:style-name="Source_20_Text"><text:span text:style-name="T17"/></text:span></text:p>
      <text:p text:style-name="P2"><text:span text:style-name="Source_20_Text"><text:span text:style-name="T17">// [0 =&gt; 0]</text:span></text:span></text:p>
      <text:h text:style-name="Heading_20_4" text:outline-level="4"><text:a xlink:type="simple" xlink:href="https://laravel.com/docs/11.x/helpers#method-array-wrap" text:style-name="Internet_20_link" text:visited-style-name="Visited_20_Internet_20_Link"><text:bookmark text:name="method-array-wrap"/><text:span text:style-name="Source_20_Text"><text:span text:style-name="T17">Arr::wrap()</text:span></text:span></text:a></text:h>
      <text:p text:style-name="Text_20_body"><text:span text:style-name="T17">The </text:span><text:span text:style-name="Source_20_Text"><text:span text:style-name="T17">Arr::wrap</text:span></text:span><text:span text:style-name="T17"> method wraps the given value in an array. If the given value is already an array it will be returned without modification:</text:span></text:p>
      <text:p text:style-name="Preformatted_20_Text"><text:bookmark text:name="clipText-51"/><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string = 'Laravel';</text:span></text:span></text:p>
      <text:p text:style-name="Preformatted_20_Text"><text:span text:style-name="Source_20_Text"><text:span text:style-name="T17"/></text:span></text:p>
      <text:p text:style-name="Preformatted_20_Text"><text:span text:style-name="Source_20_Text"><text:span text:style-name="T17">$array = Arr::wrap($string);</text:span></text:span></text:p>
      <text:p text:style-name="Preformatted_20_Text"><text:span text:style-name="Source_20_Text"><text:span text:style-name="T17"/></text:span></text:p>
      <text:p text:style-name="P2"><text:span text:style-name="Source_20_Text"><text:span text:style-name="T17">// ['Laravel']</text:span></text:span></text:p>
      <text:p text:style-name="Text_20_body"><text:span text:style-name="T17">If the given value is </text:span><text:span text:style-name="Source_20_Text"><text:span text:style-name="T17">null</text:span></text:span><text:span text:style-name="T17">, an empty array will be returned:</text:span></text:p>
      <text:p text:style-name="Preformatted_20_Text"><text:bookmark text:name="clipText-52"/><text:span text:style-name="Source_20_Text"><text:span text:style-name="T17">use Illuminate\Support\Arr;</text:span></text:span></text:p>
      <text:p text:style-name="Preformatted_20_Text"><text:span text:style-name="Source_20_Text"><text:span text:style-name="T17"/></text:span></text:p>
      <text:p text:style-name="Preformatted_20_Text"><text:span text:style-name="Source_20_Text"><text:span text:style-name="T17">$array = Arr::wrap(null);</text:span></text:span></text:p>
      <text:p text:style-name="Preformatted_20_Text"><text:span text:style-name="Source_20_Text"><text:span text:style-name="T17"/></text:span></text:p>
      <text:p text:style-name="P2"><text:soft-page-break/><text:span text:style-name="Source_20_Text"><text:span text:style-name="T17">// []</text:span></text:span></text:p>
      <text:h text:style-name="Heading_20_4" text:outline-level="4"><text:a xlink:type="simple" xlink:href="https://laravel.com/docs/11.x/helpers#method-data-fill" text:style-name="Internet_20_link" text:visited-style-name="Visited_20_Internet_20_Link"><text:bookmark text:name="method-data-fill"/><text:span text:style-name="Source_20_Text"><text:span text:style-name="T17">data_fill()</text:span></text:span></text:a></text:h>
      <text:p text:style-name="Text_20_body"><text:span text:style-name="T17">The </text:span><text:span text:style-name="Source_20_Text"><text:span text:style-name="T17">data_fill</text:span></text:span><text:span text:style-name="T17"> function sets a missing value within a nested array or object using "dot" notation:</text:span></text:p>
      <text:p text:style-name="Preformatted_20_Text"><text:bookmark text:name="clipText-53"/><text:span text:style-name="Source_20_Text"><text:span text:style-name="T17">$data = ['products' =&gt; ['desk' =&gt; ['price' =&gt; 100]]];</text:span></text:span></text:p>
      <text:p text:style-name="Preformatted_20_Text"><text:span text:style-name="Source_20_Text"><text:span text:style-name="T17"/></text:span></text:p>
      <text:p text:style-name="Preformatted_20_Text"><text:span text:style-name="Source_20_Text"><text:span text:style-name="T17">data_fill($data, 'products.desk.price', 200);</text:span></text:span></text:p>
      <text:p text:style-name="Preformatted_20_Text"><text:span text:style-name="Source_20_Text"><text:span text:style-name="T17"/></text:span></text:p>
      <text:p text:style-name="Preformatted_20_Text"><text:span text:style-name="Source_20_Text"><text:span text:style-name="T17">// ['products' =&gt; ['desk' =&gt; ['price' =&gt; 100]]]</text:span></text:span></text:p>
      <text:p text:style-name="Preformatted_20_Text"><text:span text:style-name="Source_20_Text"><text:span text:style-name="T17"/></text:span></text:p>
      <text:p text:style-name="Preformatted_20_Text"><text:span text:style-name="Source_20_Text"><text:span text:style-name="T17">data_fill($data, 'products.desk.discount', 10);</text:span></text:span></text:p>
      <text:p text:style-name="Preformatted_20_Text"><text:span text:style-name="Source_20_Text"><text:span text:style-name="T17"/></text:span></text:p>
      <text:p text:style-name="P2"><text:span text:style-name="Source_20_Text"><text:span text:style-name="T17">// ['products' =&gt; ['desk' =&gt; ['price' =&gt; 100, 'discount' =&gt; 10]]]</text:span></text:span></text:p>
      <text:p text:style-name="P11">This function also accepts asterisks as wildcards and will fill the target accordingly:</text:p>
      <text:p text:style-name="Preformatted_20_Text"><text:bookmark text:name="clipText-54"/><text:span text:style-name="Source_20_Text"><text:span text:style-name="T17">$data = [</text:span></text:span></text:p>
      <text:p text:style-name="Preformatted_20_Text"><text:span text:style-name="Source_20_Text"><text:span text:style-name="T17"><text:s text:c="4"/>'products' =&gt; [</text:span></text:span></text:p>
      <text:p text:style-name="Preformatted_20_Text"><text:span text:style-name="Source_20_Text"><text:span text:style-name="T17"><text:s text:c="8"/>['name' =&gt; 'Desk 1', 'price' =&gt; 100],</text:span></text:span></text:p>
      <text:p text:style-name="Preformatted_20_Text"><text:span text:style-name="Source_20_Text"><text:span text:style-name="T17"><text:s text:c="8"/>['name' =&gt; 'Desk 2'],</text:span></text:span></text:p>
      <text:p text:style-name="P5"><text:span text:style-name="Source_20_Text"><text:span text:style-name="T17"><text:s text:c="4"/>],</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data_fill($data, 'products.*.price', 200);</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products' =&gt; [</text:span></text:span></text:p>
      <text:p text:style-name="P3"><text:span text:style-name="Source_20_Text"><text:span text:style-name="T17"><text:s text:c="12"/>['name' =&gt; 'Desk 1', 'price' =&gt; 100],</text:span></text:span></text:p>
      <text:p text:style-name="P3"><text:span text:style-name="Source_20_Text"><text:span text:style-name="T17"><text:s text:c="12"/>['name' =&gt; 'Desk 2', 'price' =&gt; 200],</text:span></text:span></text:p>
      <text:p text:style-name="P3"><text:span text:style-name="Source_20_Text"><text:span text:style-name="T17"><text:s text:c="8"/>],</text:span></text:span></text:p>
      <text:p text:style-name="P3"><text:span text:style-name="Source_20_Text"><text:span text:style-name="T17"><text:s text:c="4"/>]</text:span></text:span></text:p>
      <text:p text:style-name="P4"><text:span text:style-name="Source_20_Text"><text:span text:style-name="T17">*/</text:span></text:span></text:p>
      <text:h text:style-name="Heading_20_4" text:outline-level="4"><text:a xlink:type="simple" xlink:href="https://laravel.com/docs/11.x/helpers#method-data-get" text:style-name="Internet_20_link" text:visited-style-name="Visited_20_Internet_20_Link"><text:bookmark text:name="method-data-get"/><text:span text:style-name="Source_20_Text"><text:span text:style-name="T17">data_get()</text:span></text:span></text:a></text:h>
      <text:p text:style-name="Text_20_body"><text:span text:style-name="T17">The </text:span><text:span text:style-name="Source_20_Text"><text:span text:style-name="T17">data_get</text:span></text:span><text:span text:style-name="T17"> function retrieves a value from a nested array or object using "dot" notation:</text:span></text:p>
      <text:p text:style-name="Preformatted_20_Text"><text:bookmark text:name="clipText-55"/><text:span text:style-name="Source_20_Text"><text:span text:style-name="T17">$data = ['products' =&gt; ['desk' =&gt; ['price' =&gt; 100]]];</text:span></text:span></text:p>
      <text:p text:style-name="Preformatted_20_Text"><text:span text:style-name="Source_20_Text"><text:span text:style-name="T17"/></text:span></text:p>
      <text:p text:style-name="Preformatted_20_Text"><text:span text:style-name="Source_20_Text"><text:span text:style-name="T17">$price = data_get($data, 'products.desk.price');</text:span></text:span></text:p>
      <text:p text:style-name="Preformatted_20_Text"><text:span text:style-name="Source_20_Text"><text:span text:style-name="T17"/></text:span></text:p>
      <text:p text:style-name="P2"><text:span text:style-name="Source_20_Text"><text:span text:style-name="T17">// 100</text:span></text:span></text:p>
      <text:p text:style-name="Text_20_body"><text:span text:style-name="T17">The </text:span><text:span text:style-name="Source_20_Text"><text:span text:style-name="T17">data_get</text:span></text:span><text:span text:style-name="T17"> function also accepts a default value, which will be returned if the specified key is not found:</text:span></text:p>
      <text:p text:style-name="Preformatted_20_Text"><text:bookmark text:name="clipText-56"/><text:span text:style-name="Source_20_Text"><text:span text:style-name="T17">$discount = data_get($data, 'products.desk.discount', 0);</text:span></text:span></text:p>
      <text:p text:style-name="Preformatted_20_Text"><text:span text:style-name="Source_20_Text"><text:span text:style-name="T17"/></text:span></text:p>
      <text:p text:style-name="P2"><text:span text:style-name="Source_20_Text"><text:span text:style-name="T17">// 0</text:span></text:span></text:p>
      <text:p text:style-name="P11">The function also accepts wildcards using asterisks, which may target any key of the array or object:</text:p>
      <text:p text:style-name="Preformatted_20_Text"><text:bookmark text:name="clipText-57"/><text:span text:style-name="Source_20_Text"><text:span text:style-name="T17">$data = [</text:span></text:span></text:p>
      <text:p text:style-name="Preformatted_20_Text"><text:span text:style-name="Source_20_Text"><text:span text:style-name="T17"><text:s text:c="4"/>'product-one' =&gt; ['name' =&gt; 'Desk 1', 'price' =&gt; 100],</text:span></text:span></text:p>
      <text:p text:style-name="Preformatted_20_Text"><text:span text:style-name="Source_20_Text"><text:span text:style-name="T17"><text:s text:c="4"/>'product-two' =&gt; ['name' =&gt; 'Desk 2', 'price' =&gt; 150],</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oft-page-break/><text:span text:style-name="Source_20_Text"><text:span text:style-name="T17">data_get($data, '*.name');</text:span></text:span></text:p>
      <text:p text:style-name="Preformatted_20_Text"><text:span text:style-name="Source_20_Text"><text:span text:style-name="T17"/></text:span></text:p>
      <text:p text:style-name="P2"><text:span text:style-name="Source_20_Text"><text:span text:style-name="T17">// ['Desk 1', 'Desk 2'];</text:span></text:span></text:p>
      <text:p text:style-name="Text_20_body"><text:span text:style-name="T17">The </text:span><text:span text:style-name="Source_20_Text"><text:span text:style-name="T17">{first}</text:span></text:span><text:span text:style-name="T17"> and </text:span><text:span text:style-name="Source_20_Text"><text:span text:style-name="T17">{last}</text:span></text:span><text:span text:style-name="T17"> placeholders may be used to retrieve the first or last items in an array:</text:span></text:p>
      <text:p text:style-name="Preformatted_20_Text"><text:bookmark text:name="clipText-58"/><text:span text:style-name="Source_20_Text"><text:span text:style-name="T17">$flight = [</text:span></text:span></text:p>
      <text:p text:style-name="Preformatted_20_Text"><text:span text:style-name="Source_20_Text"><text:span text:style-name="T17"><text:s text:c="4"/>'segments' =&gt; [</text:span></text:span></text:p>
      <text:p text:style-name="Preformatted_20_Text"><text:span text:style-name="Source_20_Text"><text:span text:style-name="T17"><text:s text:c="8"/>['from' =&gt; 'LHR', 'departure' =&gt; '9:00', 'to' =&gt; 'IST', 'arrival' =&gt; '15:00'],</text:span></text:span></text:p>
      <text:p text:style-name="Preformatted_20_Text"><text:span text:style-name="Source_20_Text"><text:span text:style-name="T17"><text:s text:c="8"/>['from' =&gt; 'IST', 'departure' =&gt; '16:00', 'to' =&gt; 'PKX', 'arrival' =&gt; '20:00'],</text:span></text:span></text:p>
      <text:p text:style-name="P5"><text:span text:style-name="Source_20_Text"><text:span text:style-name="T17"><text:s text:c="4"/>],</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data_get($flight, 'segments.{first}.arrival');</text:span></text:span></text:p>
      <text:p text:style-name="Preformatted_20_Text"><text:span text:style-name="Source_20_Text"><text:span text:style-name="T17"/></text:span></text:p>
      <text:p text:style-name="P2"><text:span text:style-name="Source_20_Text"><text:span text:style-name="T17">// 15:00</text:span></text:span></text:p>
      <text:h text:style-name="Heading_20_4" text:outline-level="4"><text:a xlink:type="simple" xlink:href="https://laravel.com/docs/11.x/helpers#method-data-set" text:style-name="Internet_20_link" text:visited-style-name="Visited_20_Internet_20_Link"><text:bookmark text:name="method-data-set"/><text:span text:style-name="Source_20_Text"><text:span text:style-name="T17">data_set()</text:span></text:span></text:a></text:h>
      <text:p text:style-name="Text_20_body"><text:span text:style-name="T17">The </text:span><text:span text:style-name="Source_20_Text"><text:span text:style-name="T17">data_set</text:span></text:span><text:span text:style-name="T17"> function sets a value within a nested array or object using "dot" notation:</text:span></text:p>
      <text:p text:style-name="Preformatted_20_Text"><text:bookmark text:name="clipText-59"/><text:span text:style-name="Source_20_Text"><text:span text:style-name="T17">$data = ['products' =&gt; ['desk' =&gt; ['price' =&gt; 100]]];</text:span></text:span></text:p>
      <text:p text:style-name="Preformatted_20_Text"><text:span text:style-name="Source_20_Text"><text:span text:style-name="T17"/></text:span></text:p>
      <text:p text:style-name="Preformatted_20_Text"><text:span text:style-name="Source_20_Text"><text:span text:style-name="T17">data_set($data, 'products.desk.price', 200);</text:span></text:span></text:p>
      <text:p text:style-name="Preformatted_20_Text"><text:span text:style-name="Source_20_Text"><text:span text:style-name="T17"/></text:span></text:p>
      <text:p text:style-name="P2"><text:span text:style-name="Source_20_Text"><text:span text:style-name="T17">// ['products' =&gt; ['desk' =&gt; ['price' =&gt; 200]]]</text:span></text:span></text:p>
      <text:p text:style-name="P11">This function also accepts wildcards using asterisks and will set values on the target accordingly:</text:p>
      <text:p text:style-name="Preformatted_20_Text"><text:bookmark text:name="clipText-60"/><text:span text:style-name="Source_20_Text"><text:span text:style-name="T17">$data = [</text:span></text:span></text:p>
      <text:p text:style-name="Preformatted_20_Text"><text:span text:style-name="Source_20_Text"><text:span text:style-name="T17"><text:s text:c="4"/>'products' =&gt; [</text:span></text:span></text:p>
      <text:p text:style-name="Preformatted_20_Text"><text:span text:style-name="Source_20_Text"><text:span text:style-name="T17"><text:s text:c="8"/>['name' =&gt; 'Desk 1', 'price' =&gt; 100],</text:span></text:span></text:p>
      <text:p text:style-name="Preformatted_20_Text"><text:span text:style-name="Source_20_Text"><text:span text:style-name="T17"><text:s text:c="8"/>['name' =&gt; 'Desk 2', 'price' =&gt; 150],</text:span></text:span></text:p>
      <text:p text:style-name="P5"><text:span text:style-name="Source_20_Text"><text:span text:style-name="T17"><text:s text:c="4"/>],</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data_set($data, 'products.*.price', 200);</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products' =&gt; [</text:span></text:span></text:p>
      <text:p text:style-name="P3"><text:span text:style-name="Source_20_Text"><text:span text:style-name="T17"><text:s text:c="12"/>['name' =&gt; 'Desk 1', 'price' =&gt; 200],</text:span></text:span></text:p>
      <text:p text:style-name="P3"><text:span text:style-name="Source_20_Text"><text:span text:style-name="T17"><text:s text:c="12"/>['name' =&gt; 'Desk 2', 'price' =&gt; 200],</text:span></text:span></text:p>
      <text:p text:style-name="P3"><text:span text:style-name="Source_20_Text"><text:span text:style-name="T17"><text:s text:c="8"/>],</text:span></text:span></text:p>
      <text:p text:style-name="P3"><text:span text:style-name="Source_20_Text"><text:span text:style-name="T17"><text:s text:c="4"/>]</text:span></text:span></text:p>
      <text:p text:style-name="P4"><text:span text:style-name="Source_20_Text"><text:span text:style-name="T17">*/</text:span></text:span></text:p>
      <text:p text:style-name="Text_20_body"><text:span text:style-name="T17">By default, any existing values are overwritten. If you wish to only set a value if it doesn't exist, you may pass </text:span><text:span text:style-name="Source_20_Text"><text:span text:style-name="T17">false</text:span></text:span><text:span text:style-name="T17"> as the fourth argument to the function:</text:span></text:p>
      <text:p text:style-name="Preformatted_20_Text"><text:bookmark text:name="clipText-61"/><text:span text:style-name="Source_20_Text"><text:span text:style-name="T17">$data = ['products' =&gt; ['desk' =&gt; ['price' =&gt; 100]]];</text:span></text:span></text:p>
      <text:p text:style-name="Preformatted_20_Text"><text:span text:style-name="Source_20_Text"><text:span text:style-name="T17"/></text:span></text:p>
      <text:p text:style-name="Preformatted_20_Text"><text:span text:style-name="Source_20_Text"><text:span text:style-name="T17">data_set($data, 'products.desk.price', 200, overwrite: false);</text:span></text:span></text:p>
      <text:p text:style-name="Preformatted_20_Text"><text:span text:style-name="Source_20_Text"><text:span text:style-name="T17"/></text:span></text:p>
      <text:p text:style-name="P2"><text:span text:style-name="Source_20_Text"><text:span text:style-name="T17">// ['products' =&gt; ['desk' =&gt; ['price' =&gt; 100]]]</text:span></text:span></text:p>
      <text:h text:style-name="Heading_20_4" text:outline-level="4"><text:a xlink:type="simple" xlink:href="https://laravel.com/docs/11.x/helpers#method-data-forget" text:style-name="Internet_20_link" text:visited-style-name="Visited_20_Internet_20_Link"><text:bookmark text:name="method-data-forget"/><text:span text:style-name="Source_20_Text"><text:span text:style-name="T17">data_forget()</text:span></text:span></text:a></text:h>
      <text:p text:style-name="Text_20_body"><text:span text:style-name="T17">The </text:span><text:span text:style-name="Source_20_Text"><text:span text:style-name="T17">data_forget</text:span></text:span><text:span text:style-name="T17"> function removes a value within a nested array or object using "dot" notation:</text:span></text:p>
      <text:p text:style-name="Preformatted_20_Text"><text:bookmark text:name="clipText-62"/><text:soft-page-break/><text:span text:style-name="Source_20_Text"><text:span text:style-name="T17">$data = ['products' =&gt; ['desk' =&gt; ['price' =&gt; 100]]];</text:span></text:span></text:p>
      <text:p text:style-name="Preformatted_20_Text"><text:span text:style-name="Source_20_Text"><text:span text:style-name="T17"/></text:span></text:p>
      <text:p text:style-name="Preformatted_20_Text"><text:span text:style-name="Source_20_Text"><text:span text:style-name="T17">data_forget($data, 'products.desk.price');</text:span></text:span></text:p>
      <text:p text:style-name="Preformatted_20_Text"><text:span text:style-name="Source_20_Text"><text:span text:style-name="T17"/></text:span></text:p>
      <text:p text:style-name="P2"><text:span text:style-name="Source_20_Text"><text:span text:style-name="T17">// ['products' =&gt; ['desk' =&gt; []]]</text:span></text:span></text:p>
      <text:p text:style-name="P11">This function also accepts wildcards using asterisks and will remove values on the target accordingly:</text:p>
      <text:p text:style-name="Preformatted_20_Text"><text:bookmark text:name="clipText-63"/><text:span text:style-name="Source_20_Text"><text:span text:style-name="T17">$data = [</text:span></text:span></text:p>
      <text:p text:style-name="Preformatted_20_Text"><text:span text:style-name="Source_20_Text"><text:span text:style-name="T17"><text:s text:c="4"/>'products' =&gt; [</text:span></text:span></text:p>
      <text:p text:style-name="Preformatted_20_Text"><text:span text:style-name="Source_20_Text"><text:span text:style-name="T17"><text:s text:c="8"/>['name' =&gt; 'Desk 1', 'price' =&gt; 100],</text:span></text:span></text:p>
      <text:p text:style-name="Preformatted_20_Text"><text:span text:style-name="Source_20_Text"><text:span text:style-name="T17"><text:s text:c="8"/>['name' =&gt; 'Desk 2', 'price' =&gt; 150],</text:span></text:span></text:p>
      <text:p text:style-name="P5"><text:span text:style-name="Source_20_Text"><text:span text:style-name="T17"><text:s text:c="4"/>],</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data_forget($data, 'products.*.price');</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text:c="4"/>[</text:span></text:span></text:p>
      <text:p text:style-name="P3"><text:span text:style-name="Source_20_Text"><text:span text:style-name="T17"><text:s text:c="8"/>'products' =&gt; [</text:span></text:span></text:p>
      <text:p text:style-name="P3"><text:span text:style-name="Source_20_Text"><text:span text:style-name="T17"><text:s text:c="12"/>['name' =&gt; 'Desk 1'],</text:span></text:span></text:p>
      <text:p text:style-name="P3"><text:span text:style-name="Source_20_Text"><text:span text:style-name="T17"><text:s text:c="12"/>['name' =&gt; 'Desk 2'],</text:span></text:span></text:p>
      <text:p text:style-name="P3"><text:span text:style-name="Source_20_Text"><text:span text:style-name="T17"><text:s text:c="8"/>],</text:span></text:span></text:p>
      <text:p text:style-name="P3"><text:span text:style-name="Source_20_Text"><text:span text:style-name="T17"><text:s text:c="4"/>]</text:span></text:span></text:p>
      <text:p text:style-name="P4"><text:span text:style-name="Source_20_Text"><text:span text:style-name="T17">*/</text:span></text:span></text:p>
      <text:h text:style-name="Heading_20_4" text:outline-level="4"><text:a xlink:type="simple" xlink:href="https://laravel.com/docs/11.x/helpers#method-head" text:style-name="Internet_20_link" text:visited-style-name="Visited_20_Internet_20_Link"><text:bookmark text:name="method-head"/><text:span text:style-name="Source_20_Text"><text:span text:style-name="T17">head()</text:span></text:span></text:a></text:h>
      <text:p text:style-name="Text_20_body"><text:span text:style-name="T17">The </text:span><text:span text:style-name="Source_20_Text"><text:span text:style-name="T17">head</text:span></text:span><text:span text:style-name="T17"> function returns the first element in the given array:</text:span></text:p>
      <text:p text:style-name="Preformatted_20_Text"><text:bookmark text:name="clipText-64"/><text:span text:style-name="Source_20_Text"><text:span text:style-name="T17">$array = [100, 200, 300];</text:span></text:span></text:p>
      <text:p text:style-name="Preformatted_20_Text"><text:span text:style-name="Source_20_Text"><text:span text:style-name="T17"/></text:span></text:p>
      <text:p text:style-name="Preformatted_20_Text"><text:span text:style-name="Source_20_Text"><text:span text:style-name="T17">$first = head($array);</text:span></text:span></text:p>
      <text:p text:style-name="Preformatted_20_Text"><text:span text:style-name="Source_20_Text"><text:span text:style-name="T17"/></text:span></text:p>
      <text:p text:style-name="P2"><text:span text:style-name="Source_20_Text"><text:span text:style-name="T17">// 100</text:span></text:span></text:p>
      <text:h text:style-name="Heading_20_4" text:outline-level="4"><text:a xlink:type="simple" xlink:href="https://laravel.com/docs/11.x/helpers#method-last" text:style-name="Internet_20_link" text:visited-style-name="Visited_20_Internet_20_Link"><text:bookmark text:name="method-last"/><text:span text:style-name="Source_20_Text"><text:span text:style-name="T17">last()</text:span></text:span></text:a></text:h>
      <text:p text:style-name="Text_20_body"><text:span text:style-name="T17">The </text:span><text:span text:style-name="Source_20_Text"><text:span text:style-name="T17">last</text:span></text:span><text:span text:style-name="T17"> function returns the last element in the given array:</text:span></text:p>
      <text:p text:style-name="Preformatted_20_Text"><text:bookmark text:name="clipText-65"/><text:span text:style-name="Source_20_Text"><text:span text:style-name="T17">$array = [100, 200, 300];</text:span></text:span></text:p>
      <text:p text:style-name="Preformatted_20_Text"><text:span text:style-name="Source_20_Text"><text:span text:style-name="T17"/></text:span></text:p>
      <text:p text:style-name="Preformatted_20_Text"><text:span text:style-name="Source_20_Text"><text:span text:style-name="T17">$last = last($array);</text:span></text:span></text:p>
      <text:p text:style-name="Preformatted_20_Text"><text:span text:style-name="Source_20_Text"><text:span text:style-name="T17"/></text:span></text:p>
      <text:p text:style-name="P2"><text:span text:style-name="Source_20_Text"><text:span text:style-name="T17">// 300</text:span></text:span></text:p>
      <text:h text:style-name="Heading_20_2" text:outline-level="2"><text:a xlink:type="simple" xlink:href="https://laravel.com/docs/11.x/helpers#numbers" text:style-name="Internet_20_link" text:visited-style-name="Visited_20_Internet_20_Link"><text:bookmark text:name="numbers"/><text:span text:style-name="T17">Numbers</text:span></text:a></text:h>
      <text:h text:style-name="Heading_20_4" text:outline-level="4"><text:a xlink:type="simple" xlink:href="https://laravel.com/docs/11.x/helpers#method-number-abbreviate" text:style-name="Internet_20_link" text:visited-style-name="Visited_20_Internet_20_Link"><text:bookmark text:name="method-number-abbreviate"/><text:span text:style-name="Source_20_Text"><text:span text:style-name="T17">Number::abbreviate()</text:span></text:span></text:a></text:h>
      <text:p text:style-name="Text_20_body"><text:span text:style-name="T17">The </text:span><text:span text:style-name="Source_20_Text"><text:span text:style-name="T17">Number::abbreviate</text:span></text:span><text:span text:style-name="T17"> method returns the human-readable format of the provided numerical value, with an abbreviation for the units:</text:span></text:p>
      <text:p text:style-name="Preformatted_20_Text"><text:bookmark text:name="clipText-66"/><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number = Number::abbreviate(1000);</text:span></text:span></text:p>
      <text:p text:style-name="Preformatted_20_Text"><text:span text:style-name="Source_20_Text"><text:span text:style-name="T17"/></text:span></text:p>
      <text:p text:style-name="Preformatted_20_Text"><text:span text:style-name="Source_20_Text"><text:span text:style-name="T17">// 1K</text:span></text:span></text:p>
      <text:p text:style-name="Preformatted_20_Text"><text:span text:style-name="Source_20_Text"><text:span text:style-name="T17"/></text:span></text:p>
      <text:p text:style-name="Preformatted_20_Text"><text:soft-page-break/><text:span text:style-name="Source_20_Text"><text:span text:style-name="T17">$number = Number::abbreviate(489939);</text:span></text:span></text:p>
      <text:p text:style-name="Preformatted_20_Text"><text:span text:style-name="Source_20_Text"><text:span text:style-name="T17"/></text:span></text:p>
      <text:p text:style-name="Preformatted_20_Text"><text:span text:style-name="Source_20_Text"><text:span text:style-name="T17">// 490K</text:span></text:span></text:p>
      <text:p text:style-name="Preformatted_20_Text"><text:span text:style-name="Source_20_Text"><text:span text:style-name="T17"/></text:span></text:p>
      <text:p text:style-name="Preformatted_20_Text"><text:span text:style-name="Source_20_Text"><text:span text:style-name="T17">$number = Number::abbreviate(1230000, precision: 2);</text:span></text:span></text:p>
      <text:p text:style-name="Preformatted_20_Text"><text:span text:style-name="Source_20_Text"><text:span text:style-name="T17"/></text:span></text:p>
      <text:p text:style-name="P2"><text:span text:style-name="Source_20_Text"><text:span text:style-name="T17">// 1.23M</text:span></text:span></text:p>
      <text:h text:style-name="Heading_20_4" text:outline-level="4"><text:a xlink:type="simple" xlink:href="https://laravel.com/docs/11.x/helpers#method-number-clamp" text:style-name="Internet_20_link" text:visited-style-name="Visited_20_Internet_20_Link"><text:bookmark text:name="method-number-clamp"/><text:span text:style-name="Source_20_Text"><text:span text:style-name="T17">Number::clamp()</text:span></text:span></text:a></text:h>
      <text:p text:style-name="Text_20_body"><text:span text:style-name="T17">The </text:span><text:span text:style-name="Source_20_Text"><text:span text:style-name="T17">Number::clamp</text:span></text:span><text:span text:style-name="T17"> method ensures a given number stays within a specified range. If the number is lower than the minimum, the minimum value is returned. If the number is higher than the maximum, the maximum value is returned:</text:span></text:p>
      <text:p text:style-name="Preformatted_20_Text"><text:bookmark text:name="clipText-67"/><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number = Number::clamp(105, min: 10, max: 100);</text:span></text:span></text:p>
      <text:p text:style-name="Preformatted_20_Text"><text:span text:style-name="Source_20_Text"><text:span text:style-name="T17"/></text:span></text:p>
      <text:p text:style-name="Preformatted_20_Text"><text:span text:style-name="Source_20_Text"><text:span text:style-name="T17">// 100</text:span></text:span></text:p>
      <text:p text:style-name="Preformatted_20_Text"><text:span text:style-name="Source_20_Text"><text:span text:style-name="T17"/></text:span></text:p>
      <text:p text:style-name="Preformatted_20_Text"><text:span text:style-name="Source_20_Text"><text:span text:style-name="T17">$number = Number::clamp(5, min: 10, max: 100);</text:span></text:span></text:p>
      <text:p text:style-name="Preformatted_20_Text"><text:span text:style-name="Source_20_Text"><text:span text:style-name="T17"/></text:span></text:p>
      <text:p text:style-name="Preformatted_20_Text"><text:span text:style-name="Source_20_Text"><text:span text:style-name="T17">// 10</text:span></text:span></text:p>
      <text:p text:style-name="Preformatted_20_Text"><text:span text:style-name="Source_20_Text"><text:span text:style-name="T17"/></text:span></text:p>
      <text:p text:style-name="Preformatted_20_Text"><text:span text:style-name="Source_20_Text"><text:span text:style-name="T17">$number = Number::clamp(10, min: 10, max: 100);</text:span></text:span></text:p>
      <text:p text:style-name="Preformatted_20_Text"><text:span text:style-name="Source_20_Text"><text:span text:style-name="T17"/></text:span></text:p>
      <text:p text:style-name="Preformatted_20_Text"><text:span text:style-name="Source_20_Text"><text:span text:style-name="T17">// 10</text:span></text:span></text:p>
      <text:p text:style-name="Preformatted_20_Text"><text:span text:style-name="Source_20_Text"><text:span text:style-name="T17"/></text:span></text:p>
      <text:p text:style-name="Preformatted_20_Text"><text:span text:style-name="Source_20_Text"><text:span text:style-name="T17">$number = Number::clamp(20, min: 10, max: 100);</text:span></text:span></text:p>
      <text:p text:style-name="Preformatted_20_Text"><text:span text:style-name="Source_20_Text"><text:span text:style-name="T17"/></text:span></text:p>
      <text:p text:style-name="P2"><text:span text:style-name="Source_20_Text"><text:span text:style-name="T17">// 20</text:span></text:span></text:p>
      <text:h text:style-name="Heading_20_4" text:outline-level="4"><text:a xlink:type="simple" xlink:href="https://laravel.com/docs/11.x/helpers#method-number-currency" text:style-name="Internet_20_link" text:visited-style-name="Visited_20_Internet_20_Link"><text:bookmark text:name="method-number-currency"/><text:span text:style-name="Source_20_Text"><text:span text:style-name="T17">Number::currency()</text:span></text:span></text:a></text:h>
      <text:p text:style-name="Text_20_body"><text:span text:style-name="T17">The </text:span><text:span text:style-name="Source_20_Text"><text:span text:style-name="T17">Number::currency</text:span></text:span><text:span text:style-name="T17"> method returns the currency representation of the given value as a string:</text:span></text:p>
      <text:p text:style-name="Preformatted_20_Text"><text:bookmark text:name="clipText-68"/><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currency = Number::currency(1000);</text:span></text:span></text:p>
      <text:p text:style-name="Preformatted_20_Text"><text:span text:style-name="Source_20_Text"><text:span text:style-name="T17"/></text:span></text:p>
      <text:p text:style-name="Preformatted_20_Text"><text:span text:style-name="Source_20_Text"><text:span text:style-name="T17">// $1,000.00</text:span></text:span></text:p>
      <text:p text:style-name="Preformatted_20_Text"><text:span text:style-name="Source_20_Text"><text:span text:style-name="T17"/></text:span></text:p>
      <text:p text:style-name="Preformatted_20_Text"><text:span text:style-name="Source_20_Text"><text:span text:style-name="T17">$currency = Number::currency(1000, in: 'EUR');</text:span></text:span></text:p>
      <text:p text:style-name="Preformatted_20_Text"><text:span text:style-name="Source_20_Text"><text:span text:style-name="T17"/></text:span></text:p>
      <text:p text:style-name="Preformatted_20_Text"><text:span text:style-name="Source_20_Text"><text:span text:style-name="T17">// €1,000.00</text:span></text:span></text:p>
      <text:p text:style-name="Preformatted_20_Text"><text:span text:style-name="Source_20_Text"><text:span text:style-name="T17"/></text:span></text:p>
      <text:p text:style-name="Preformatted_20_Text"><text:span text:style-name="Source_20_Text"><text:span text:style-name="T17">$currency = Number::currency(1000, in: 'EUR', locale: 'de');</text:span></text:span></text:p>
      <text:p text:style-name="Preformatted_20_Text"><text:span text:style-name="Source_20_Text"><text:span text:style-name="T17"/></text:span></text:p>
      <text:p text:style-name="P2"><text:span text:style-name="Source_20_Text"><text:span text:style-name="T17">// 1.000,00 €</text:span></text:span></text:p>
      <text:h text:style-name="Heading_20_4" text:outline-level="4"><text:a xlink:type="simple" xlink:href="https://laravel.com/docs/11.x/helpers#method-number-file-size" text:style-name="Internet_20_link" text:visited-style-name="Visited_20_Internet_20_Link"><text:bookmark text:name="method-number-file-size"/><text:span text:style-name="Source_20_Text"><text:span text:style-name="T17">Number::fileSize()</text:span></text:span></text:a></text:h>
      <text:p text:style-name="Text_20_body"><text:span text:style-name="T17">The </text:span><text:span text:style-name="Source_20_Text"><text:span text:style-name="T17">Number::fileSize</text:span></text:span><text:span text:style-name="T17"> method returns the file size representation of the given byte value as a string:</text:span></text:p>
      <text:p text:style-name="Preformatted_20_Text"><text:bookmark text:name="clipText-69"/><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size = Number::fileSize(1024);</text:span></text:span></text:p>
      <text:p text:style-name="Preformatted_20_Text"><text:span text:style-name="Source_20_Text"><text:span text:style-name="T17"/></text:span></text:p>
      <text:p text:style-name="Preformatted_20_Text"><text:soft-page-break/><text:span text:style-name="Source_20_Text"><text:span text:style-name="T17">// 1 KB</text:span></text:span></text:p>
      <text:p text:style-name="Preformatted_20_Text"><text:span text:style-name="Source_20_Text"><text:span text:style-name="T17"/></text:span></text:p>
      <text:p text:style-name="Preformatted_20_Text"><text:span text:style-name="Source_20_Text"><text:span text:style-name="T17">$size = Number::fileSize(1024 * 1024);</text:span></text:span></text:p>
      <text:p text:style-name="Preformatted_20_Text"><text:span text:style-name="Source_20_Text"><text:span text:style-name="T17"/></text:span></text:p>
      <text:p text:style-name="Preformatted_20_Text"><text:span text:style-name="Source_20_Text"><text:span text:style-name="T17">// 1 MB</text:span></text:span></text:p>
      <text:p text:style-name="Preformatted_20_Text"><text:span text:style-name="Source_20_Text"><text:span text:style-name="T17"/></text:span></text:p>
      <text:p text:style-name="Preformatted_20_Text"><text:span text:style-name="Source_20_Text"><text:span text:style-name="T17">$size = Number::fileSize(1024, precision: 2);</text:span></text:span></text:p>
      <text:p text:style-name="Preformatted_20_Text"><text:span text:style-name="Source_20_Text"><text:span text:style-name="T17"/></text:span></text:p>
      <text:p text:style-name="P2"><text:span text:style-name="Source_20_Text"><text:span text:style-name="T17">// 1.00 KB</text:span></text:span></text:p>
      <text:h text:style-name="Heading_20_4" text:outline-level="4"><text:a xlink:type="simple" xlink:href="https://laravel.com/docs/11.x/helpers#method-number-for-humans" text:style-name="Internet_20_link" text:visited-style-name="Visited_20_Internet_20_Link"><text:bookmark text:name="method-number-for-humans"/><text:span text:style-name="Source_20_Text"><text:span text:style-name="T17">Number::forHumans()</text:span></text:span></text:a></text:h>
      <text:p text:style-name="Text_20_body"><text:span text:style-name="T17">The </text:span><text:span text:style-name="Source_20_Text"><text:span text:style-name="T17">Number::forHumans</text:span></text:span><text:span text:style-name="T17"> method returns the human-readable format of the provided numerical value:</text:span></text:p>
      <text:p text:style-name="Preformatted_20_Text"><text:bookmark text:name="clipText-70"/><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number = Number::forHumans(1000);</text:span></text:span></text:p>
      <text:p text:style-name="Preformatted_20_Text"><text:span text:style-name="Source_20_Text"><text:span text:style-name="T17"/></text:span></text:p>
      <text:p text:style-name="Preformatted_20_Text"><text:span text:style-name="Source_20_Text"><text:span text:style-name="T17">// 1 thousand</text:span></text:span></text:p>
      <text:p text:style-name="Preformatted_20_Text"><text:span text:style-name="Source_20_Text"><text:span text:style-name="T17"/></text:span></text:p>
      <text:p text:style-name="Preformatted_20_Text"><text:span text:style-name="Source_20_Text"><text:span text:style-name="T17">$number = Number::forHumans(489939);</text:span></text:span></text:p>
      <text:p text:style-name="Preformatted_20_Text"><text:span text:style-name="Source_20_Text"><text:span text:style-name="T17"/></text:span></text:p>
      <text:p text:style-name="Preformatted_20_Text"><text:span text:style-name="Source_20_Text"><text:span text:style-name="T17">// 490 thousand</text:span></text:span></text:p>
      <text:p text:style-name="Preformatted_20_Text"><text:span text:style-name="Source_20_Text"><text:span text:style-name="T17"/></text:span></text:p>
      <text:p text:style-name="Preformatted_20_Text"><text:span text:style-name="Source_20_Text"><text:span text:style-name="T17">$number = Number::forHumans(1230000, precision: 2);</text:span></text:span></text:p>
      <text:p text:style-name="Preformatted_20_Text"><text:span text:style-name="Source_20_Text"><text:span text:style-name="T17"/></text:span></text:p>
      <text:p text:style-name="P2"><text:span text:style-name="Source_20_Text"><text:span text:style-name="T17">// 1.23 million</text:span></text:span></text:p>
      <text:h text:style-name="Heading_20_4" text:outline-level="4"><text:a xlink:type="simple" xlink:href="https://laravel.com/docs/11.x/helpers#method-number-format" text:style-name="Internet_20_link" text:visited-style-name="Visited_20_Internet_20_Link"><text:bookmark text:name="method-number-format"/><text:span text:style-name="Source_20_Text"><text:span text:style-name="T17">Number::format()</text:span></text:span></text:a></text:h>
      <text:p text:style-name="Text_20_body"><text:span text:style-name="T17">The </text:span><text:span text:style-name="Source_20_Text"><text:span text:style-name="T17">Number::format</text:span></text:span><text:span text:style-name="T17"> method formats the given number into a locale specific string:</text:span></text:p>
      <text:p text:style-name="Preformatted_20_Text"><text:bookmark text:name="clipText-71"/><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number = Number::format(100000);</text:span></text:span></text:p>
      <text:p text:style-name="Preformatted_20_Text"><text:span text:style-name="Source_20_Text"><text:span text:style-name="T17"/></text:span></text:p>
      <text:p text:style-name="Preformatted_20_Text"><text:span text:style-name="Source_20_Text"><text:span text:style-name="T17">// 100,000</text:span></text:span></text:p>
      <text:p text:style-name="Preformatted_20_Text"><text:span text:style-name="Source_20_Text"><text:span text:style-name="T17"/></text:span></text:p>
      <text:p text:style-name="Preformatted_20_Text"><text:span text:style-name="Source_20_Text"><text:span text:style-name="T17">$number = Number::format(100000, precision: 2);</text:span></text:span></text:p>
      <text:p text:style-name="Preformatted_20_Text"><text:span text:style-name="Source_20_Text"><text:span text:style-name="T17"/></text:span></text:p>
      <text:p text:style-name="Preformatted_20_Text"><text:span text:style-name="Source_20_Text"><text:span text:style-name="T17">// 100,000.00</text:span></text:span></text:p>
      <text:p text:style-name="Preformatted_20_Text"><text:span text:style-name="Source_20_Text"><text:span text:style-name="T17"/></text:span></text:p>
      <text:p text:style-name="Preformatted_20_Text"><text:span text:style-name="Source_20_Text"><text:span text:style-name="T17">$number = Number::format(100000.123, maxPrecision: 2);</text:span></text:span></text:p>
      <text:p text:style-name="Preformatted_20_Text"><text:span text:style-name="Source_20_Text"><text:span text:style-name="T17"/></text:span></text:p>
      <text:p text:style-name="Preformatted_20_Text"><text:span text:style-name="Source_20_Text"><text:span text:style-name="T17">// 100,000.12</text:span></text:span></text:p>
      <text:p text:style-name="Preformatted_20_Text"><text:span text:style-name="Source_20_Text"><text:span text:style-name="T17"/></text:span></text:p>
      <text:p text:style-name="Preformatted_20_Text"><text:span text:style-name="Source_20_Text"><text:span text:style-name="T17">$number = Number::format(100000, locale: 'de');</text:span></text:span></text:p>
      <text:p text:style-name="Preformatted_20_Text"><text:span text:style-name="Source_20_Text"><text:span text:style-name="T17"/></text:span></text:p>
      <text:p text:style-name="P2"><text:span text:style-name="Source_20_Text"><text:span text:style-name="T17">// 100.000</text:span></text:span></text:p>
      <text:h text:style-name="Heading_20_4" text:outline-level="4"><text:a xlink:type="simple" xlink:href="https://laravel.com/docs/11.x/helpers#method-number-ordinal" text:style-name="Internet_20_link" text:visited-style-name="Visited_20_Internet_20_Link"><text:bookmark text:name="method-number-ordinal"/><text:span text:style-name="Source_20_Text"><text:span text:style-name="T17">Number::ordinal()</text:span></text:span></text:a></text:h>
      <text:p text:style-name="Text_20_body"><text:span text:style-name="T17">The </text:span><text:span text:style-name="Source_20_Text"><text:span text:style-name="T17">Number::ordinal</text:span></text:span><text:span text:style-name="T17"> method returns a number's ordinal representation:</text:span></text:p>
      <text:p text:style-name="Preformatted_20_Text"><text:bookmark text:name="clipText-72"/><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number = Number::ordinal(1);</text:span></text:span></text:p>
      <text:p text:style-name="Preformatted_20_Text"><text:span text:style-name="Source_20_Text"><text:span text:style-name="T17"/></text:span></text:p>
      <text:p text:style-name="Preformatted_20_Text"><text:span text:style-name="Source_20_Text"><text:span text:style-name="T17">// 1st</text:span></text:span></text:p>
      <text:p text:style-name="Preformatted_20_Text"><text:span text:style-name="Source_20_Text"><text:span text:style-name="T17"/></text:span></text:p>
      <text:p text:style-name="Preformatted_20_Text"><text:soft-page-break/><text:span text:style-name="Source_20_Text"><text:span text:style-name="T17">$number = Number::ordinal(2);</text:span></text:span></text:p>
      <text:p text:style-name="Preformatted_20_Text"><text:span text:style-name="Source_20_Text"><text:span text:style-name="T17"/></text:span></text:p>
      <text:p text:style-name="Preformatted_20_Text"><text:span text:style-name="Source_20_Text"><text:span text:style-name="T17">// 2nd</text:span></text:span></text:p>
      <text:p text:style-name="Preformatted_20_Text"><text:span text:style-name="Source_20_Text"><text:span text:style-name="T17"/></text:span></text:p>
      <text:p text:style-name="Preformatted_20_Text"><text:span text:style-name="Source_20_Text"><text:span text:style-name="T17">$number = Number::ordinal(21);</text:span></text:span></text:p>
      <text:p text:style-name="Preformatted_20_Text"><text:span text:style-name="Source_20_Text"><text:span text:style-name="T17"/></text:span></text:p>
      <text:p text:style-name="P2"><text:span text:style-name="Source_20_Text"><text:span text:style-name="T17">// 21st</text:span></text:span></text:p>
      <text:h text:style-name="Heading_20_4" text:outline-level="4"><text:a xlink:type="simple" xlink:href="https://laravel.com/docs/11.x/helpers#method-number-pairs" text:style-name="Internet_20_link" text:visited-style-name="Visited_20_Internet_20_Link"><text:bookmark text:name="method-number-pairs"/><text:span text:style-name="Source_20_Text"><text:span text:style-name="T17">Number::pairs()</text:span></text:span></text:a></text:h>
      <text:p text:style-name="Text_20_body"><text:span text:style-name="T17">The </text:span><text:span text:style-name="Source_20_Text"><text:span text:style-name="T17">Number::pairs</text:span></text:span><text:span text:style-name="T17"> method generates an array of number pairs (sub-ranges) based on a specified range and step value. This method can be useful for dividing a larger range of numbers into smaller, manageable sub-ranges for things like pagination or batching tasks. The </text:span><text:span text:style-name="Source_20_Text"><text:span text:style-name="T17">pairs</text:span></text:span><text:span text:style-name="T17"> method returns an array of arrays, where each inner array represents a pair (sub-range) of numbers:</text:span></text:p>
      <text:p text:style-name="Preformatted_20_Text"><text:bookmark text:name="clipText-73"/><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result = Number::pairs(25, 10);</text:span></text:span></text:p>
      <text:p text:style-name="Preformatted_20_Text"><text:span text:style-name="Source_20_Text"><text:span text:style-name="T17"/></text:span></text:p>
      <text:p text:style-name="Preformatted_20_Text"><text:span text:style-name="Source_20_Text"><text:span text:style-name="T17">// [[1, 10], [11, 20], [21, 25]]</text:span></text:span></text:p>
      <text:p text:style-name="Preformatted_20_Text"><text:span text:style-name="Source_20_Text"><text:span text:style-name="T17"/></text:span></text:p>
      <text:p text:style-name="Preformatted_20_Text"><text:span text:style-name="Source_20_Text"><text:span text:style-name="T17">$result = Number::pairs(25, 10, offset: 0);</text:span></text:span></text:p>
      <text:p text:style-name="Preformatted_20_Text"><text:span text:style-name="Source_20_Text"><text:span text:style-name="T17"/></text:span></text:p>
      <text:p text:style-name="P2"><text:span text:style-name="Source_20_Text"><text:span text:style-name="T17">// [[0, 10], [10, 20], [20, 25]]</text:span></text:span></text:p>
      <text:h text:style-name="Heading_20_4" text:outline-level="4"><text:a xlink:type="simple" xlink:href="https://laravel.com/docs/11.x/helpers#method-number-percentage" text:style-name="Internet_20_link" text:visited-style-name="Visited_20_Internet_20_Link"><text:bookmark text:name="method-number-percentage"/><text:span text:style-name="Source_20_Text"><text:span text:style-name="T17">Number::percentage()</text:span></text:span></text:a></text:h>
      <text:p text:style-name="Text_20_body"><text:span text:style-name="T17">The </text:span><text:span text:style-name="Source_20_Text"><text:span text:style-name="T17">Number::percentage</text:span></text:span><text:span text:style-name="T17"> method returns the percentage representation of the given value as a string:</text:span></text:p>
      <text:p text:style-name="Preformatted_20_Text"><text:bookmark text:name="clipText-74"/><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percentage = Number::percentage(10);</text:span></text:span></text:p>
      <text:p text:style-name="Preformatted_20_Text"><text:span text:style-name="Source_20_Text"><text:span text:style-name="T17"/></text:span></text:p>
      <text:p text:style-name="Preformatted_20_Text"><text:span text:style-name="Source_20_Text"><text:span text:style-name="T17">// 10%</text:span></text:span></text:p>
      <text:p text:style-name="Preformatted_20_Text"><text:span text:style-name="Source_20_Text"><text:span text:style-name="T17"/></text:span></text:p>
      <text:p text:style-name="Preformatted_20_Text"><text:span text:style-name="Source_20_Text"><text:span text:style-name="T17">$percentage = Number::percentage(10, precision: 2);</text:span></text:span></text:p>
      <text:p text:style-name="Preformatted_20_Text"><text:span text:style-name="Source_20_Text"><text:span text:style-name="T17"/></text:span></text:p>
      <text:p text:style-name="Preformatted_20_Text"><text:span text:style-name="Source_20_Text"><text:span text:style-name="T17">// 10.00%</text:span></text:span></text:p>
      <text:p text:style-name="Preformatted_20_Text"><text:span text:style-name="Source_20_Text"><text:span text:style-name="T17"/></text:span></text:p>
      <text:p text:style-name="Preformatted_20_Text"><text:span text:style-name="Source_20_Text"><text:span text:style-name="T17">$percentage = Number::percentage(10.123, maxPrecision: 2);</text:span></text:span></text:p>
      <text:p text:style-name="Preformatted_20_Text"><text:span text:style-name="Source_20_Text"><text:span text:style-name="T17"/></text:span></text:p>
      <text:p text:style-name="Preformatted_20_Text"><text:span text:style-name="Source_20_Text"><text:span text:style-name="T17">// 10.12%</text:span></text:span></text:p>
      <text:p text:style-name="Preformatted_20_Text"><text:span text:style-name="Source_20_Text"><text:span text:style-name="T17"/></text:span></text:p>
      <text:p text:style-name="Preformatted_20_Text"><text:span text:style-name="Source_20_Text"><text:span text:style-name="T17">$percentage = Number::percentage(10, precision: 2, locale: 'de');</text:span></text:span></text:p>
      <text:p text:style-name="Preformatted_20_Text"><text:span text:style-name="Source_20_Text"><text:span text:style-name="T17"/></text:span></text:p>
      <text:p text:style-name="P2"><text:span text:style-name="Source_20_Text"><text:span text:style-name="T17">// 10,00%</text:span></text:span></text:p>
      <text:h text:style-name="Heading_20_4" text:outline-level="4"><text:a xlink:type="simple" xlink:href="https://laravel.com/docs/11.x/helpers#method-number-spell" text:style-name="Internet_20_link" text:visited-style-name="Visited_20_Internet_20_Link"><text:bookmark text:name="method-number-spell"/><text:span text:style-name="Source_20_Text"><text:span text:style-name="T17">Number::spell()</text:span></text:span></text:a></text:h>
      <text:p text:style-name="Text_20_body"><text:span text:style-name="T17">The </text:span><text:span text:style-name="Source_20_Text"><text:span text:style-name="T17">Number::spell</text:span></text:span><text:span text:style-name="T17"> method transforms the given number into a string of words:</text:span></text:p>
      <text:p text:style-name="Preformatted_20_Text"><text:bookmark text:name="clipText-75"/><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number = Number::spell(102);</text:span></text:span></text:p>
      <text:p text:style-name="Preformatted_20_Text"><text:span text:style-name="Source_20_Text"><text:span text:style-name="T17"/></text:span></text:p>
      <text:p text:style-name="Preformatted_20_Text"><text:span text:style-name="Source_20_Text"><text:span text:style-name="T17">// one hundred and two</text:span></text:span></text:p>
      <text:p text:style-name="Preformatted_20_Text"><text:span text:style-name="Source_20_Text"><text:span text:style-name="T17"/></text:span></text:p>
      <text:p text:style-name="Preformatted_20_Text"><text:span text:style-name="Source_20_Text"><text:span text:style-name="T17">$number = Number::spell(88, locale: 'fr');</text:span></text:span></text:p>
      <text:p text:style-name="Preformatted_20_Text"><text:span text:style-name="Source_20_Text"><text:span text:style-name="T17"/></text:span></text:p>
      <text:p text:style-name="P2"><text:soft-page-break/><text:span text:style-name="Source_20_Text"><text:span text:style-name="T17">// quatre-vingt-huit</text:span></text:span></text:p>
      <text:p text:style-name="Text_20_body"><text:span text:style-name="T17">The </text:span><text:span text:style-name="Source_20_Text"><text:span text:style-name="T17">after</text:span></text:span><text:span text:style-name="T17"> argument allows you to specify a value after which all numbers should be spelled out:</text:span></text:p>
      <text:p text:style-name="Preformatted_20_Text"><text:bookmark text:name="clipText-76"/><text:span text:style-name="Source_20_Text"><text:span text:style-name="T17">$number = Number::spell(10, after: 10);</text:span></text:span></text:p>
      <text:p text:style-name="Preformatted_20_Text"><text:span text:style-name="Source_20_Text"><text:span text:style-name="T17"/></text:span></text:p>
      <text:p text:style-name="Preformatted_20_Text"><text:span text:style-name="Source_20_Text"><text:span text:style-name="T17">// 10</text:span></text:span></text:p>
      <text:p text:style-name="Preformatted_20_Text"><text:span text:style-name="Source_20_Text"><text:span text:style-name="T17"/></text:span></text:p>
      <text:p text:style-name="Preformatted_20_Text"><text:span text:style-name="Source_20_Text"><text:span text:style-name="T17">$number = Number::spell(11, after: 10);</text:span></text:span></text:p>
      <text:p text:style-name="Preformatted_20_Text"><text:span text:style-name="Source_20_Text"><text:span text:style-name="T17"/></text:span></text:p>
      <text:p text:style-name="P2"><text:span text:style-name="Source_20_Text"><text:span text:style-name="T17">// eleven</text:span></text:span></text:p>
      <text:p text:style-name="Text_20_body"><text:span text:style-name="T17">The </text:span><text:span text:style-name="Source_20_Text"><text:span text:style-name="T17">until</text:span></text:span><text:span text:style-name="T17"> argument allows you to specify a value before which all numbers should be spelled out:</text:span></text:p>
      <text:p text:style-name="Preformatted_20_Text"><text:bookmark text:name="clipText-77"/><text:span text:style-name="Source_20_Text"><text:span text:style-name="T17">$number = Number::spell(5, until: 10);</text:span></text:span></text:p>
      <text:p text:style-name="Preformatted_20_Text"><text:span text:style-name="Source_20_Text"><text:span text:style-name="T17"/></text:span></text:p>
      <text:p text:style-name="Preformatted_20_Text"><text:span text:style-name="Source_20_Text"><text:span text:style-name="T17">// five</text:span></text:span></text:p>
      <text:p text:style-name="Preformatted_20_Text"><text:span text:style-name="Source_20_Text"><text:span text:style-name="T17"/></text:span></text:p>
      <text:p text:style-name="Preformatted_20_Text"><text:span text:style-name="Source_20_Text"><text:span text:style-name="T17">$number = Number::spell(10, until: 10);</text:span></text:span></text:p>
      <text:p text:style-name="Preformatted_20_Text"><text:span text:style-name="Source_20_Text"><text:span text:style-name="T17"/></text:span></text:p>
      <text:p text:style-name="P2"><text:span text:style-name="Source_20_Text"><text:span text:style-name="T17">// 10</text:span></text:span></text:p>
      <text:h text:style-name="Heading_20_4" text:outline-level="4"><text:a xlink:type="simple" xlink:href="https://laravel.com/docs/11.x/helpers#method-number-trim" text:style-name="Internet_20_link" text:visited-style-name="Visited_20_Internet_20_Link"><text:bookmark text:name="method-number-trim"/><text:span text:style-name="Source_20_Text"><text:span text:style-name="T17">Number::trim()</text:span></text:span></text:a></text:h>
      <text:p text:style-name="Text_20_body"><text:span text:style-name="T17">The </text:span><text:span text:style-name="Source_20_Text"><text:span text:style-name="T17">Number::trim</text:span></text:span><text:span text:style-name="T17"> method removes any trailing zero digits after the decimal point of the given number:</text:span></text:p>
      <text:p text:style-name="Preformatted_20_Text"><text:bookmark text:name="clipText-78"/><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number = Number::trim(12.0);</text:span></text:span></text:p>
      <text:p text:style-name="Preformatted_20_Text"><text:span text:style-name="Source_20_Text"><text:span text:style-name="T17"/></text:span></text:p>
      <text:p text:style-name="Preformatted_20_Text"><text:span text:style-name="Source_20_Text"><text:span text:style-name="T17">// 12</text:span></text:span></text:p>
      <text:p text:style-name="Preformatted_20_Text"><text:span text:style-name="Source_20_Text"><text:span text:style-name="T17"/></text:span></text:p>
      <text:p text:style-name="Preformatted_20_Text"><text:span text:style-name="Source_20_Text"><text:span text:style-name="T17">$number = Number::trim(12.30);</text:span></text:span></text:p>
      <text:p text:style-name="Preformatted_20_Text"><text:span text:style-name="Source_20_Text"><text:span text:style-name="T17"/></text:span></text:p>
      <text:p text:style-name="P2"><text:span text:style-name="Source_20_Text"><text:span text:style-name="T17">// 12.3</text:span></text:span></text:p>
      <text:h text:style-name="Heading_20_4" text:outline-level="4"><text:a xlink:type="simple" xlink:href="https://laravel.com/docs/11.x/helpers#method-number-use-locale" text:style-name="Internet_20_link" text:visited-style-name="Visited_20_Internet_20_Link"><text:bookmark text:name="method-number-use-locale"/><text:span text:style-name="Source_20_Text"><text:span text:style-name="T17">Number::useLocale()</text:span></text:span></text:a></text:h>
      <text:p text:style-name="Text_20_body"><text:span text:style-name="T17">The </text:span><text:span text:style-name="Source_20_Text"><text:span text:style-name="T17">Number::useLocale</text:span></text:span><text:span text:style-name="T17"> method sets the default number locale globally, which affects how numbers and currency are formatted by subsequent invocations to the </text:span><text:span text:style-name="Source_20_Text"><text:span text:style-name="T17">Number</text:span></text:span><text:span text:style-name="T17"> class's methods:</text:span></text:p>
      <text:p text:style-name="Preformatted_20_Text"><text:bookmark text:name="clipText-79"/><text:span text:style-name="Source_20_Text"><text:span text:style-name="T17">use Illuminate\Support\Number;</text:span></text:span></text:p>
      <text:p text:style-name="Preformatted_20_Text"><text:span text:style-name="Source_20_Text"><text:span text:style-name="T17"/></text:span></text:p>
      <text:p text:style-name="P3"><text:span text:style-name="Source_20_Text"><text:span text:style-name="T17">/**</text:span></text:span></text:p>
      <text:p text:style-name="P3"><text:span text:style-name="Source_20_Text"><text:span text:style-name="T17"><text:s/>* Bootstrap any application services.</text:span></text:span></text:p>
      <text:p text:style-name="Preformatted_20_Text"><text:span text:style-name="Source_20_Text"><text:span text:style-name="T17"><text:s/>*/</text:span></text:span></text:p>
      <text:p text:style-name="Preformatted_20_Text"><text:span text:style-name="Source_20_Text"><text:span text:style-name="T17">public function boot(): void</text:span></text:span></text:p>
      <text:p text:style-name="P5"><text:span text:style-name="Source_20_Text"><text:span text:style-name="T17">{</text:span></text:span></text:p>
      <text:p text:style-name="Preformatted_20_Text"><text:span text:style-name="Source_20_Text"><text:span text:style-name="T17"><text:s text:c="4"/>Number::useLocale('de');</text:span></text:span></text:p>
      <text:p text:style-name="P6"><text:span text:style-name="Source_20_Text"><text:span text:style-name="T17">}</text:span></text:span></text:p>
      <text:h text:style-name="Heading_20_4" text:outline-level="4"><text:a xlink:type="simple" xlink:href="https://laravel.com/docs/11.x/helpers#method-number-with-locale" text:style-name="Internet_20_link" text:visited-style-name="Visited_20_Internet_20_Link"><text:bookmark text:name="method-number-with-locale"/><text:span text:style-name="Source_20_Text"><text:span text:style-name="T17">Number::withLocale()</text:span></text:span></text:a></text:h>
      <text:p text:style-name="Text_20_body"><text:span text:style-name="T17">The </text:span><text:span text:style-name="Source_20_Text"><text:span text:style-name="T17">Number::withLocale</text:span></text:span><text:span text:style-name="T17"> method executes the given closure using the specified locale and then restores the original locale after the callback has executed:</text:span></text:p>
      <text:p text:style-name="Preformatted_20_Text"><text:bookmark text:name="clipText-80"/><text:span text:style-name="Source_20_Text"><text:span text:style-name="T17">use Illuminate\Support\Number;</text:span></text:span></text:p>
      <text:p text:style-name="Preformatted_20_Text"><text:span text:style-name="Source_20_Text"><text:span text:style-name="T17"/></text:span></text:p>
      <text:p text:style-name="Preformatted_20_Text"><text:span text:style-name="Source_20_Text"><text:span text:style-name="T17">$number = Number::withLocale('de', function () {</text:span></text:span></text:p>
      <text:p text:style-name="Preformatted_20_Text"><text:soft-page-break/><text:span text:style-name="Source_20_Text"><text:span text:style-name="T17"><text:s text:c="4"/>return Number::format(1500);</text:span></text:span></text:p>
      <text:p text:style-name="P6"><text:span text:style-name="Source_20_Text"><text:span text:style-name="T17">});</text:span></text:span></text:p>
      <text:h text:style-name="Heading_20_2" text:outline-level="2"><text:a xlink:type="simple" xlink:href="https://laravel.com/docs/11.x/helpers#paths" text:style-name="Internet_20_link" text:visited-style-name="Visited_20_Internet_20_Link"><text:bookmark text:name="paths"/><text:span text:style-name="T17">Paths</text:span></text:a></text:h>
      <text:h text:style-name="Heading_20_4" text:outline-level="4"><text:a xlink:type="simple" xlink:href="https://laravel.com/docs/11.x/helpers#method-app-path" text:style-name="Internet_20_link" text:visited-style-name="Visited_20_Internet_20_Link"><text:bookmark text:name="method-app-path"/><text:span text:style-name="Source_20_Text"><text:span text:style-name="T17">app_path()</text:span></text:span></text:a></text:h>
      <text:p text:style-name="Text_20_body"><text:span text:style-name="T17">The </text:span><text:span text:style-name="Source_20_Text"><text:span text:style-name="T17">app_path</text:span></text:span><text:span text:style-name="T17"> function returns the fully qualified path to your application's </text:span><text:span text:style-name="Source_20_Text"><text:span text:style-name="T17">app</text:span></text:span><text:span text:style-name="T17"> directory. You may also use the </text:span><text:span text:style-name="Source_20_Text"><text:span text:style-name="T17">app_path</text:span></text:span><text:span text:style-name="T17"> function to generate a fully qualified path to a file relative to the application directory:</text:span></text:p>
      <text:p text:style-name="Preformatted_20_Text"><text:bookmark text:name="clipText-81"/><text:span text:style-name="Source_20_Text"><text:span text:style-name="T17">$path = app_path();</text:span></text:span></text:p>
      <text:p text:style-name="Preformatted_20_Text"><text:span text:style-name="Source_20_Text"><text:span text:style-name="T17"/></text:span></text:p>
      <text:p text:style-name="P2"><text:span text:style-name="Source_20_Text"><text:span text:style-name="T17">$path = app_path('Http/Controllers/Controller.php');</text:span></text:span></text:p>
      <text:h text:style-name="Heading_20_4" text:outline-level="4"><text:a xlink:type="simple" xlink:href="https://laravel.com/docs/11.x/helpers#method-base-path" text:style-name="Internet_20_link" text:visited-style-name="Visited_20_Internet_20_Link"><text:bookmark text:name="method-base-path"/><text:span text:style-name="Source_20_Text"><text:span text:style-name="T17">base_path()</text:span></text:span></text:a></text:h>
      <text:p text:style-name="Text_20_body"><text:span text:style-name="T17">The </text:span><text:span text:style-name="Source_20_Text"><text:span text:style-name="T17">base_path</text:span></text:span><text:span text:style-name="T17"> function returns the fully qualified path to your application's root directory. You may also use the </text:span><text:span text:style-name="Source_20_Text"><text:span text:style-name="T17">base_path</text:span></text:span><text:span text:style-name="T17"> function to generate a fully qualified path to a given file relative to the project root directory:</text:span></text:p>
      <text:p text:style-name="Preformatted_20_Text"><text:bookmark text:name="clipText-82"/><text:span text:style-name="Source_20_Text"><text:span text:style-name="T17">$path = base_path();</text:span></text:span></text:p>
      <text:p text:style-name="Preformatted_20_Text"><text:span text:style-name="Source_20_Text"><text:span text:style-name="T17"/></text:span></text:p>
      <text:p text:style-name="P2"><text:span text:style-name="Source_20_Text"><text:span text:style-name="T17">$path = base_path('vendor/bin');</text:span></text:span></text:p>
      <text:h text:style-name="Heading_20_4" text:outline-level="4"><text:a xlink:type="simple" xlink:href="https://laravel.com/docs/11.x/helpers#method-config-path" text:style-name="Internet_20_link" text:visited-style-name="Visited_20_Internet_20_Link"><text:bookmark text:name="method-config-path"/><text:span text:style-name="Source_20_Text"><text:span text:style-name="T17">config_path()</text:span></text:span></text:a></text:h>
      <text:p text:style-name="Text_20_body"><text:span text:style-name="T17">The </text:span><text:span text:style-name="Source_20_Text"><text:span text:style-name="T17">config_path</text:span></text:span><text:span text:style-name="T17"> function returns the fully qualified path to your application's </text:span><text:span text:style-name="Source_20_Text"><text:span text:style-name="T17">config</text:span></text:span><text:span text:style-name="T17"> directory. You may also use the </text:span><text:span text:style-name="Source_20_Text"><text:span text:style-name="T17">config_path</text:span></text:span><text:span text:style-name="T17"> function to generate a fully qualified path to a given file within the application's configuration directory:</text:span></text:p>
      <text:p text:style-name="Preformatted_20_Text"><text:bookmark text:name="clipText-83"/><text:span text:style-name="Source_20_Text"><text:span text:style-name="T17">$path = config_path();</text:span></text:span></text:p>
      <text:p text:style-name="Preformatted_20_Text"><text:span text:style-name="Source_20_Text"><text:span text:style-name="T17"/></text:span></text:p>
      <text:p text:style-name="P2"><text:span text:style-name="Source_20_Text"><text:span text:style-name="T17">$path = config_path('app.php');</text:span></text:span></text:p>
      <text:h text:style-name="Heading_20_4" text:outline-level="4"><text:a xlink:type="simple" xlink:href="https://laravel.com/docs/11.x/helpers#method-database-path" text:style-name="Internet_20_link" text:visited-style-name="Visited_20_Internet_20_Link"><text:bookmark text:name="method-database-path"/><text:span text:style-name="Source_20_Text"><text:span text:style-name="T17">database_path()</text:span></text:span></text:a></text:h>
      <text:p text:style-name="Text_20_body"><text:span text:style-name="T17">The </text:span><text:span text:style-name="Source_20_Text"><text:span text:style-name="T17">database_path</text:span></text:span><text:span text:style-name="T17"> function returns the fully qualified path to your application's </text:span><text:span text:style-name="Source_20_Text"><text:span text:style-name="T17">database</text:span></text:span><text:span text:style-name="T17"> directory. You may also use the </text:span><text:span text:style-name="Source_20_Text"><text:span text:style-name="T17">database_path</text:span></text:span><text:span text:style-name="T17"> function to generate a fully qualified path to a given file within the database directory:</text:span></text:p>
      <text:p text:style-name="Preformatted_20_Text"><text:bookmark text:name="clipText-84"/><text:span text:style-name="Source_20_Text"><text:span text:style-name="T17">$path = database_path();</text:span></text:span></text:p>
      <text:p text:style-name="Preformatted_20_Text"><text:span text:style-name="Source_20_Text"><text:span text:style-name="T17"/></text:span></text:p>
      <text:p text:style-name="P2"><text:span text:style-name="Source_20_Text"><text:span text:style-name="T17">$path = database_path('factories/UserFactory.php');</text:span></text:span></text:p>
      <text:h text:style-name="Heading_20_4" text:outline-level="4"><text:a xlink:type="simple" xlink:href="https://laravel.com/docs/11.x/helpers#method-lang-path" text:style-name="Internet_20_link" text:visited-style-name="Visited_20_Internet_20_Link"><text:bookmark text:name="method-lang-path"/><text:span text:style-name="Source_20_Text"><text:span text:style-name="T17">lang_path()</text:span></text:span></text:a></text:h>
      <text:p text:style-name="Text_20_body"><text:span text:style-name="T17">The </text:span><text:span text:style-name="Source_20_Text"><text:span text:style-name="T17">lang_path</text:span></text:span><text:span text:style-name="T17"> function returns the fully qualified path to your application's </text:span><text:span text:style-name="Source_20_Text"><text:span text:style-name="T17">lang</text:span></text:span><text:span text:style-name="T17"> directory. You may also use the </text:span><text:span text:style-name="Source_20_Text"><text:span text:style-name="T17">lang_path</text:span></text:span><text:span text:style-name="T17"> function to generate a fully qualified path to a given file within the directory:</text:span></text:p>
      <text:p text:style-name="Preformatted_20_Text"><text:bookmark text:name="clipText-85"/><text:span text:style-name="Source_20_Text"><text:span text:style-name="T17">$path = lang_path();</text:span></text:span></text:p>
      <text:p text:style-name="Preformatted_20_Text"><text:span text:style-name="Source_20_Text"><text:span text:style-name="T17"/></text:span></text:p>
      <text:p text:style-name="P2"><text:span text:style-name="Source_20_Text"><text:span text:style-name="T17">$path = lang_path('en/messages.php');</text:span></text:span></text:p>
      <text:p text:style-name="Text_20_body"><text:soft-page-break/><text:span text:style-name="T17">By default, the Laravel application skeleton does not include the </text:span><text:span text:style-name="Source_20_Text"><text:span text:style-name="T17">lang</text:span></text:span><text:span text:style-name="T17"> directory. If you would like to customize Laravel's language files, you may publish them via the </text:span><text:span text:style-name="Source_20_Text"><text:span text:style-name="T17">lang:publish</text:span></text:span><text:span text:style-name="T17"> Artisan command.</text:span></text:p>
      <text:h text:style-name="Heading_20_4" text:outline-level="4"><text:a xlink:type="simple" xlink:href="https://laravel.com/docs/11.x/helpers#method-mix" text:style-name="Internet_20_link" text:visited-style-name="Visited_20_Internet_20_Link"><text:bookmark text:name="method-mix"/><text:span text:style-name="Source_20_Text"><text:span text:style-name="T17">mix()</text:span></text:span></text:a></text:h>
      <text:p text:style-name="Text_20_body"><text:span text:style-name="T17">The </text:span><text:span text:style-name="Source_20_Text"><text:span text:style-name="T17">mix</text:span></text:span><text:span text:style-name="T17"> function returns the path to a </text:span><text:a xlink:type="simple" xlink:href="https://laravel.com/docs/11.x/mix" text:style-name="Internet_20_link" text:visited-style-name="Visited_20_Internet_20_Link">versioned Mix file</text:a><text:span text:style-name="T17">:</text:span></text:p>
      <text:p text:style-name="P2"><text:bookmark text:name="clipText-86"/><text:span text:style-name="Source_20_Text"><text:span text:style-name="T17">$path = mix('css/app.css');</text:span></text:span></text:p>
      <text:h text:style-name="Heading_20_4" text:outline-level="4"><text:a xlink:type="simple" xlink:href="https://laravel.com/docs/11.x/helpers#method-public-path" text:style-name="Internet_20_link" text:visited-style-name="Visited_20_Internet_20_Link"><text:bookmark text:name="method-public-path"/><text:span text:style-name="Source_20_Text"><text:span text:style-name="T17">public_path()</text:span></text:span></text:a></text:h>
      <text:p text:style-name="Text_20_body"><text:span text:style-name="T17">The </text:span><text:span text:style-name="Source_20_Text"><text:span text:style-name="T17">public_path</text:span></text:span><text:span text:style-name="T17"> function returns the fully qualified path to your application's </text:span><text:span text:style-name="Source_20_Text"><text:span text:style-name="T17">public</text:span></text:span><text:span text:style-name="T17"> directory. You may also use the </text:span><text:span text:style-name="Source_20_Text"><text:span text:style-name="T17">public_path</text:span></text:span><text:span text:style-name="T17"> function to generate a fully qualified path to a given file within the public directory:</text:span></text:p>
      <text:p text:style-name="Preformatted_20_Text"><text:bookmark text:name="clipText-87"/><text:span text:style-name="Source_20_Text"><text:span text:style-name="T17">$path = public_path();</text:span></text:span></text:p>
      <text:p text:style-name="Preformatted_20_Text"><text:span text:style-name="Source_20_Text"><text:span text:style-name="T17"/></text:span></text:p>
      <text:p text:style-name="P2"><text:span text:style-name="Source_20_Text"><text:span text:style-name="T17">$path = public_path('css/app.css');</text:span></text:span></text:p>
      <text:h text:style-name="Heading_20_4" text:outline-level="4"><text:a xlink:type="simple" xlink:href="https://laravel.com/docs/11.x/helpers#method-resource-path" text:style-name="Internet_20_link" text:visited-style-name="Visited_20_Internet_20_Link"><text:bookmark text:name="method-resource-path"/><text:span text:style-name="Source_20_Text"><text:span text:style-name="T17">resource_path()</text:span></text:span></text:a></text:h>
      <text:p text:style-name="Text_20_body"><text:span text:style-name="T17">The </text:span><text:span text:style-name="Source_20_Text"><text:span text:style-name="T17">resource_path</text:span></text:span><text:span text:style-name="T17"> function returns the fully qualified path to your application's </text:span><text:span text:style-name="Source_20_Text"><text:span text:style-name="T17">resources</text:span></text:span><text:span text:style-name="T17"> directory. You may also use the </text:span><text:span text:style-name="Source_20_Text"><text:span text:style-name="T17">resource_path</text:span></text:span><text:span text:style-name="T17"> function to generate a fully qualified path to a given file within the resources directory:</text:span></text:p>
      <text:p text:style-name="Preformatted_20_Text"><text:bookmark text:name="clipText-88"/><text:span text:style-name="Source_20_Text"><text:span text:style-name="T17">$path = resource_path();</text:span></text:span></text:p>
      <text:p text:style-name="Preformatted_20_Text"><text:span text:style-name="Source_20_Text"><text:span text:style-name="T17"/></text:span></text:p>
      <text:p text:style-name="P2"><text:span text:style-name="Source_20_Text"><text:span text:style-name="T17">$path = resource_path('sass/app.scss');</text:span></text:span></text:p>
      <text:h text:style-name="Heading_20_4" text:outline-level="4"><text:a xlink:type="simple" xlink:href="https://laravel.com/docs/11.x/helpers#method-storage-path" text:style-name="Internet_20_link" text:visited-style-name="Visited_20_Internet_20_Link"><text:bookmark text:name="method-storage-path"/><text:span text:style-name="Source_20_Text"><text:span text:style-name="T17">storage_path()</text:span></text:span></text:a></text:h>
      <text:p text:style-name="Text_20_body"><text:span text:style-name="T17">The </text:span><text:span text:style-name="Source_20_Text"><text:span text:style-name="T17">storage_path</text:span></text:span><text:span text:style-name="T17"> function returns the fully qualified path to your application's </text:span><text:span text:style-name="Source_20_Text"><text:span text:style-name="T17">storage</text:span></text:span><text:span text:style-name="T17"> directory. You may also use the </text:span><text:span text:style-name="Source_20_Text"><text:span text:style-name="T17">storage_path</text:span></text:span><text:span text:style-name="T17"> function to generate a fully qualified path to a given file within the storage directory:</text:span></text:p>
      <text:p text:style-name="Preformatted_20_Text"><text:bookmark text:name="clipText-89"/><text:span text:style-name="Source_20_Text"><text:span text:style-name="T17">$path = storage_path();</text:span></text:span></text:p>
      <text:p text:style-name="Preformatted_20_Text"><text:span text:style-name="Source_20_Text"><text:span text:style-name="T17"/></text:span></text:p>
      <text:p text:style-name="P2"><text:span text:style-name="Source_20_Text"><text:span text:style-name="T17">$path = storage_path('app/file.txt');</text:span></text:span></text:p>
      <text:h text:style-name="Heading_20_2" text:outline-level="2"><text:a xlink:type="simple" xlink:href="https://laravel.com/docs/11.x/helpers#urls" text:style-name="Internet_20_link" text:visited-style-name="Visited_20_Internet_20_Link"><text:bookmark text:name="urls"/><text:span text:style-name="T17">URLs</text:span></text:a></text:h>
      <text:h text:style-name="Heading_20_4" text:outline-level="4"><text:a xlink:type="simple" xlink:href="https://laravel.com/docs/11.x/helpers#method-action" text:style-name="Internet_20_link" text:visited-style-name="Visited_20_Internet_20_Link"><text:bookmark text:name="method-action"/><text:span text:style-name="Source_20_Text"><text:span text:style-name="T17">action()</text:span></text:span></text:a></text:h>
      <text:p text:style-name="Text_20_body"><text:span text:style-name="T17">The </text:span><text:span text:style-name="Source_20_Text"><text:span text:style-name="T17">action</text:span></text:span><text:span text:style-name="T17"> function generates a URL for the given controller action:</text:span></text:p>
      <text:p text:style-name="Preformatted_20_Text"><text:bookmark text:name="clipText-90"/><text:span text:style-name="Source_20_Text"><text:span text:style-name="T17">use App\Http\Controllers\HomeController;</text:span></text:span></text:p>
      <text:p text:style-name="Preformatted_20_Text"><text:span text:style-name="Source_20_Text"><text:span text:style-name="T17"/></text:span></text:p>
      <text:p text:style-name="P2"><text:span text:style-name="Source_20_Text"><text:span text:style-name="T17">$url = action([HomeController::class, 'index']);</text:span></text:span></text:p>
      <text:p text:style-name="P11">If the method accepts route parameters, you may pass them as the second argument to the method:</text:p>
      <text:p text:style-name="P2"><text:bookmark text:name="clipText-91"/><text:span text:style-name="Source_20_Text"><text:span text:style-name="T17">$url = action([UserController::class, 'profile'], ['id' =&gt; 1]);</text:span></text:span></text:p>
      <text:h text:style-name="Heading_20_4" text:outline-level="4"><text:a xlink:type="simple" xlink:href="https://laravel.com/docs/11.x/helpers#method-asset" text:style-name="Internet_20_link" text:visited-style-name="Visited_20_Internet_20_Link"><text:bookmark text:name="method-asset"/><text:soft-page-break/><text:span text:style-name="Source_20_Text"><text:span text:style-name="T17">asset()</text:span></text:span></text:a></text:h>
      <text:p text:style-name="Text_20_body"><text:span text:style-name="T17">The </text:span><text:span text:style-name="Source_20_Text"><text:span text:style-name="T17">asset</text:span></text:span><text:span text:style-name="T17"> function generates a URL for an asset using the current scheme of the request (HTTP or HTTPS):</text:span></text:p>
      <text:p text:style-name="P2"><text:bookmark text:name="clipText-92"/><text:span text:style-name="Source_20_Text"><text:span text:style-name="T17">$url = asset('img/photo.jpg');</text:span></text:span></text:p>
      <text:p text:style-name="Text_20_body"><text:span text:style-name="T17">You can configure the asset URL host by setting the </text:span><text:span text:style-name="Source_20_Text"><text:span text:style-name="T17">ASSET_URL</text:span></text:span><text:span text:style-name="T17"> variable in your </text:span><text:span text:style-name="Source_20_Text"><text:span text:style-name="T17">.env</text:span></text:span><text:span text:style-name="T17"> file. This can be useful if you host your assets on an external service like Amazon S3 or another CDN:</text:span></text:p>
      <text:p text:style-name="Preformatted_20_Text"><text:bookmark text:name="clipText-93"/><text:span text:style-name="Source_20_Text"><text:span text:style-name="T17">// ASSET_URL=http://example.com/assets</text:span></text:span></text:p>
      <text:p text:style-name="Preformatted_20_Text"><text:span text:style-name="Source_20_Text"><text:span text:style-name="T17"/></text:span></text:p>
      <text:p text:style-name="P2"><text:span text:style-name="Source_20_Text"><text:span text:style-name="T17">$url = asset('img/photo.jpg'); // http://example.com/assets/img/photo.jpg</text:span></text:span></text:p>
      <text:h text:style-name="Heading_20_4" text:outline-level="4"><text:a xlink:type="simple" xlink:href="https://laravel.com/docs/11.x/helpers#method-route" text:style-name="Internet_20_link" text:visited-style-name="Visited_20_Internet_20_Link"><text:bookmark text:name="method-route"/><text:span text:style-name="Source_20_Text"><text:span text:style-name="T17">route()</text:span></text:span></text:a></text:h>
      <text:p text:style-name="Text_20_body"><text:span text:style-name="T17">The </text:span><text:span text:style-name="Source_20_Text"><text:span text:style-name="T17">route</text:span></text:span><text:span text:style-name="T17"> function generates a URL for a given </text:span><text:a xlink:type="simple" xlink:href="https://laravel.com/docs/11.x/routing#named-routes" text:style-name="Internet_20_link" text:visited-style-name="Visited_20_Internet_20_Link">named route</text:a><text:span text:style-name="T17">:</text:span></text:p>
      <text:p text:style-name="P2"><text:bookmark text:name="clipText-94"/><text:span text:style-name="Source_20_Text"><text:span text:style-name="T17">$url = route('route.name');</text:span></text:span></text:p>
      <text:p text:style-name="P11">If the route accepts parameters, you may pass them as the second argument to the function:</text:p>
      <text:p text:style-name="P2"><text:bookmark text:name="clipText-95"/><text:span text:style-name="Source_20_Text"><text:span text:style-name="T17">$url = route('route.name', ['id' =&gt; 1]);</text:span></text:span></text:p>
      <text:p text:style-name="Text_20_body"><text:span text:style-name="T17">By default, the </text:span><text:span text:style-name="Source_20_Text"><text:span text:style-name="T17">route</text:span></text:span><text:span text:style-name="T17"> function generates an absolute URL. If you wish to generate a relative URL, you may pass </text:span><text:span text:style-name="Source_20_Text"><text:span text:style-name="T17">false</text:span></text:span><text:span text:style-name="T17"> as the third argument to the function:</text:span></text:p>
      <text:p text:style-name="P2"><text:bookmark text:name="clipText-96"/><text:span text:style-name="Source_20_Text"><text:span text:style-name="T17">$url = route('route.name', ['id' =&gt; 1], false);</text:span></text:span></text:p>
      <text:h text:style-name="Heading_20_4" text:outline-level="4"><text:a xlink:type="simple" xlink:href="https://laravel.com/docs/11.x/helpers#method-secure-asset" text:style-name="Internet_20_link" text:visited-style-name="Visited_20_Internet_20_Link"><text:bookmark text:name="method-secure-asset"/><text:span text:style-name="Source_20_Text"><text:span text:style-name="T17">secure_asset()</text:span></text:span></text:a></text:h>
      <text:p text:style-name="Text_20_body"><text:span text:style-name="T17">The </text:span><text:span text:style-name="Source_20_Text"><text:span text:style-name="T17">secure_asset</text:span></text:span><text:span text:style-name="T17"> function generates a URL for an asset using HTTPS:</text:span></text:p>
      <text:p text:style-name="P2"><text:bookmark text:name="clipText-97"/><text:span text:style-name="Source_20_Text"><text:span text:style-name="T17">$url = secure_asset('img/photo.jpg');</text:span></text:span></text:p>
      <text:h text:style-name="Heading_20_4" text:outline-level="4"><text:a xlink:type="simple" xlink:href="https://laravel.com/docs/11.x/helpers#method-secure-url" text:style-name="Internet_20_link" text:visited-style-name="Visited_20_Internet_20_Link"><text:bookmark text:name="method-secure-url"/><text:span text:style-name="Source_20_Text"><text:span text:style-name="T17">secure_url()</text:span></text:span></text:a></text:h>
      <text:p text:style-name="Text_20_body"><text:span text:style-name="T17">The </text:span><text:span text:style-name="Source_20_Text"><text:span text:style-name="T17">secure_url</text:span></text:span><text:span text:style-name="T17"> function generates a fully qualified HTTPS URL to the given path. Additional URL segments may be passed in the function's second argument:</text:span></text:p>
      <text:p text:style-name="Preformatted_20_Text"><text:bookmark text:name="clipText-98"/><text:span text:style-name="Source_20_Text"><text:span text:style-name="T17">$url = secure_url('user/profile');</text:span></text:span></text:p>
      <text:p text:style-name="Preformatted_20_Text"><text:span text:style-name="Source_20_Text"><text:span text:style-name="T17"/></text:span></text:p>
      <text:p text:style-name="P2"><text:span text:style-name="Source_20_Text"><text:span text:style-name="T17">$url = secure_url('user/profile', [1]);</text:span></text:span></text:p>
      <text:h text:style-name="Heading_20_4" text:outline-level="4"><text:a xlink:type="simple" xlink:href="https://laravel.com/docs/11.x/helpers#method-to-route" text:style-name="Internet_20_link" text:visited-style-name="Visited_20_Internet_20_Link"><text:bookmark text:name="method-to-route"/><text:span text:style-name="Source_20_Text"><text:span text:style-name="T17">to_route()</text:span></text:span></text:a></text:h>
      <text:p text:style-name="Text_20_body"><text:span text:style-name="T17">The </text:span><text:span text:style-name="Source_20_Text"><text:span text:style-name="T17">to_route</text:span></text:span><text:span text:style-name="T17"> function generates a </text:span><text:a xlink:type="simple" xlink:href="https://laravel.com/docs/11.x/responses#redirects" text:style-name="Internet_20_link" text:visited-style-name="Visited_20_Internet_20_Link">redirect HTTP response</text:a><text:span text:style-name="T17"> for a given </text:span><text:a xlink:type="simple" xlink:href="https://laravel.com/docs/11.x/routing#named-routes" text:style-name="Internet_20_link" text:visited-style-name="Visited_20_Internet_20_Link">named route</text:a><text:span text:style-name="T17">:</text:span></text:p>
      <text:p text:style-name="P2"><text:bookmark text:name="clipText-99"/><text:span text:style-name="Source_20_Text"><text:span text:style-name="T17">return to_route('users.show', ['user' =&gt; 1]);</text:span></text:span></text:p>
      <text:p text:style-name="Text_20_body"><text:span text:style-name="T17">If necessary, you may pass the HTTP status code that should be assigned to the redirect and any additional response headers as the third and fourth arguments to the </text:span><text:span text:style-name="Source_20_Text"><text:span text:style-name="T17">to_route</text:span></text:span><text:span text:style-name="T17"> method:</text:span></text:p>
      <text:p text:style-name="P2"><text:bookmark text:name="clipText-100"/><text:span text:style-name="Source_20_Text"><text:span text:style-name="T17">return to_route('users.show', ['user' =&gt; 1], 302, ['X-Framework' =&gt; 'Laravel']);</text:span></text:span></text:p>
      <text:h text:style-name="Heading_20_4" text:outline-level="4"><text:a xlink:type="simple" xlink:href="https://laravel.com/docs/11.x/helpers#method-url" text:style-name="Internet_20_link" text:visited-style-name="Visited_20_Internet_20_Link"><text:bookmark text:name="method-url"/><text:soft-page-break/><text:span text:style-name="Source_20_Text"><text:span text:style-name="T17">url()</text:span></text:span></text:a></text:h>
      <text:p text:style-name="Text_20_body"><text:span text:style-name="T17">The </text:span><text:span text:style-name="Source_20_Text"><text:span text:style-name="T17">url</text:span></text:span><text:span text:style-name="T17"> function generates a fully qualified URL to the given path:</text:span></text:p>
      <text:p text:style-name="Preformatted_20_Text"><text:bookmark text:name="clipText-101"/><text:span text:style-name="Source_20_Text"><text:span text:style-name="T17">$url = url('user/profile');</text:span></text:span></text:p>
      <text:p text:style-name="Preformatted_20_Text"><text:span text:style-name="Source_20_Text"><text:span text:style-name="T17"/></text:span></text:p>
      <text:p text:style-name="P2"><text:span text:style-name="Source_20_Text"><text:span text:style-name="T17">$url = url('user/profile', [1]);</text:span></text:span></text:p>
      <text:p text:style-name="Text_20_body"><text:span text:style-name="T17">If no path is provided, an </text:span><text:span text:style-name="Source_20_Text"><text:span text:style-name="T17">Illuminate\Routing\UrlGenerator</text:span></text:span><text:span text:style-name="T17"> instance is returned:</text:span></text:p>
      <text:p text:style-name="Preformatted_20_Text"><text:bookmark text:name="clipText-102"/><text:span text:style-name="Source_20_Text"><text:span text:style-name="T17">$current = url()-&gt;current();</text:span></text:span></text:p>
      <text:p text:style-name="Preformatted_20_Text"><text:span text:style-name="Source_20_Text"><text:span text:style-name="T17"/></text:span></text:p>
      <text:p text:style-name="Preformatted_20_Text"><text:span text:style-name="Source_20_Text"><text:span text:style-name="T17">$full = url()-&gt;full();</text:span></text:span></text:p>
      <text:p text:style-name="Preformatted_20_Text"><text:span text:style-name="Source_20_Text"><text:span text:style-name="T17"/></text:span></text:p>
      <text:p text:style-name="P2"><text:span text:style-name="Source_20_Text"><text:span text:style-name="T17">$previous = url()-&gt;previous();</text:span></text:span></text:p>
      <text:h text:style-name="Heading_20_2" text:outline-level="2"><text:a xlink:type="simple" xlink:href="https://laravel.com/docs/11.x/helpers#miscellaneous" text:style-name="Internet_20_link" text:visited-style-name="Visited_20_Internet_20_Link"><text:bookmark text:name="miscellaneous"/><text:span text:style-name="T17">Miscellaneous</text:span></text:a></text:h>
      <text:h text:style-name="Heading_20_4" text:outline-level="4"><text:a xlink:type="simple" xlink:href="https://laravel.com/docs/11.x/helpers#method-abort" text:style-name="Internet_20_link" text:visited-style-name="Visited_20_Internet_20_Link"><text:bookmark text:name="method-abort"/><text:span text:style-name="Source_20_Text"><text:span text:style-name="T17">abort()</text:span></text:span></text:a></text:h>
      <text:p text:style-name="Text_20_body"><text:span text:style-name="T17">The </text:span><text:span text:style-name="Source_20_Text"><text:span text:style-name="T17">abort</text:span></text:span><text:span text:style-name="T17"> function throws </text:span><text:a xlink:type="simple" xlink:href="https://laravel.com/docs/11.x/errors#http-exceptions" text:style-name="Internet_20_link" text:visited-style-name="Visited_20_Internet_20_Link">an HTTP exception</text:a><text:span text:style-name="T17"> which will be rendered by the </text:span><text:a xlink:type="simple" xlink:href="https://laravel.com/docs/11.x/errors#the-exception-handler" text:style-name="Internet_20_link" text:visited-style-name="Visited_20_Internet_20_Link">exception handler</text:a><text:span text:style-name="T17">:</text:span></text:p>
      <text:p text:style-name="P2"><text:bookmark text:name="clipText-103"/><text:span text:style-name="Source_20_Text"><text:span text:style-name="T17">abort(403);</text:span></text:span></text:p>
      <text:p text:style-name="P11">You may also provide the exception's message and custom HTTP response headers that should be sent to the browser:</text:p>
      <text:p text:style-name="P2"><text:bookmark text:name="clipText-104"/><text:span text:style-name="Source_20_Text"><text:span text:style-name="T17">abort(403, 'Unauthorized.', $headers);</text:span></text:span></text:p>
      <text:h text:style-name="Heading_20_4" text:outline-level="4"><text:a xlink:type="simple" xlink:href="https://laravel.com/docs/11.x/helpers#method-abort-if" text:style-name="Internet_20_link" text:visited-style-name="Visited_20_Internet_20_Link"><text:bookmark text:name="method-abort-if"/><text:span text:style-name="Source_20_Text"><text:span text:style-name="T17">abort_if()</text:span></text:span></text:a></text:h>
      <text:p text:style-name="Text_20_body"><text:span text:style-name="T17">The </text:span><text:span text:style-name="Source_20_Text"><text:span text:style-name="T17">abort_if</text:span></text:span><text:span text:style-name="T17"> function throws an HTTP exception if a given boolean expression evaluates to </text:span><text:span text:style-name="Source_20_Text"><text:span text:style-name="T17">true</text:span></text:span><text:span text:style-name="T17">:</text:span></text:p>
      <text:p text:style-name="P2"><text:bookmark text:name="clipText-105"/><text:span text:style-name="Source_20_Text"><text:span text:style-name="T17">abort_if(! Auth::user()-&gt;isAdmin(), 403);</text:span></text:span></text:p>
      <text:p text:style-name="Text_20_body"><text:span text:style-name="T17">Like the </text:span><text:span text:style-name="Source_20_Text"><text:span text:style-name="T17">abort</text:span></text:span><text:span text:style-name="T17"> method, you may also provide the exception's response text as the third argument and an array of custom response headers as the fourth argument to the function.</text:span></text:p>
      <text:h text:style-name="Heading_20_4" text:outline-level="4"><text:a xlink:type="simple" xlink:href="https://laravel.com/docs/11.x/helpers#method-abort-unless" text:style-name="Internet_20_link" text:visited-style-name="Visited_20_Internet_20_Link"><text:bookmark text:name="method-abort-unless"/><text:span text:style-name="Source_20_Text"><text:span text:style-name="T17">abort_unless()</text:span></text:span></text:a></text:h>
      <text:p text:style-name="Text_20_body"><text:span text:style-name="T17">The </text:span><text:span text:style-name="Source_20_Text"><text:span text:style-name="T17">abort_unless</text:span></text:span><text:span text:style-name="T17"> function throws an HTTP exception if a given boolean expression evaluates to </text:span><text:span text:style-name="Source_20_Text"><text:span text:style-name="T17">false</text:span></text:span><text:span text:style-name="T17">:</text:span></text:p>
      <text:p text:style-name="P2"><text:bookmark text:name="clipText-106"/><text:span text:style-name="Source_20_Text"><text:span text:style-name="T17">abort_unless(Auth::user()-&gt;isAdmin(), 403);</text:span></text:span></text:p>
      <text:p text:style-name="Text_20_body"><text:span text:style-name="T17">Like the </text:span><text:span text:style-name="Source_20_Text"><text:span text:style-name="T17">abort</text:span></text:span><text:span text:style-name="T17"> method, you may also provide the exception's response text as the third argument and an array of custom response headers as the fourth argument to the function.</text:span></text:p>
      <text:h text:style-name="Heading_20_4" text:outline-level="4"><text:a xlink:type="simple" xlink:href="https://laravel.com/docs/11.x/helpers#method-app" text:style-name="Internet_20_link" text:visited-style-name="Visited_20_Internet_20_Link"><text:bookmark text:name="method-app"/><text:span text:style-name="Source_20_Text"><text:span text:style-name="T17">app()</text:span></text:span></text:a></text:h>
      <text:p text:style-name="Text_20_body"><text:span text:style-name="T17">The </text:span><text:span text:style-name="Source_20_Text"><text:span text:style-name="T17">app</text:span></text:span><text:span text:style-name="T17"> function returns the </text:span><text:a xlink:type="simple" xlink:href="https://laravel.com/docs/11.x/container" text:style-name="Internet_20_link" text:visited-style-name="Visited_20_Internet_20_Link">service container</text:a><text:span text:style-name="T17"> instance:</text:span></text:p>
      <text:p text:style-name="P2"><text:bookmark text:name="clipText-107"/><text:span text:style-name="Source_20_Text"><text:span text:style-name="T17">$container = app();</text:span></text:span></text:p>
      <text:p text:style-name="P11">You may pass a class or interface name to resolve it from the container:</text:p>
      <text:p text:style-name="P2"><text:bookmark text:name="clipText-108"/><text:soft-page-break/><text:span text:style-name="Source_20_Text"><text:span text:style-name="T17">$api = app('HelpSpot\API');</text:span></text:span></text:p>
      <text:h text:style-name="Heading_20_4" text:outline-level="4"><text:a xlink:type="simple" xlink:href="https://laravel.com/docs/11.x/helpers#method-auth" text:style-name="Internet_20_link" text:visited-style-name="Visited_20_Internet_20_Link"><text:bookmark text:name="method-auth"/><text:span text:style-name="Source_20_Text"><text:span text:style-name="T17">auth()</text:span></text:span></text:a></text:h>
      <text:p text:style-name="Text_20_body"><text:span text:style-name="T17">The </text:span><text:span text:style-name="Source_20_Text"><text:span text:style-name="T17">auth</text:span></text:span><text:span text:style-name="T17"> function returns an </text:span><text:a xlink:type="simple" xlink:href="https://laravel.com/docs/11.x/authentication" text:style-name="Internet_20_link" text:visited-style-name="Visited_20_Internet_20_Link">authenticator</text:a><text:span text:style-name="T17"> instance. You may use it as an alternative to the </text:span><text:span text:style-name="Source_20_Text"><text:span text:style-name="T17">Auth</text:span></text:span><text:span text:style-name="T17"> facade:</text:span></text:p>
      <text:p text:style-name="P2"><text:bookmark text:name="clipText-109"/><text:span text:style-name="Source_20_Text"><text:span text:style-name="T17">$user = auth()-&gt;user();</text:span></text:span></text:p>
      <text:p text:style-name="P11">If needed, you may specify which guard instance you would like to access:</text:p>
      <text:p text:style-name="P2"><text:bookmark text:name="clipText-110"/><text:span text:style-name="Source_20_Text"><text:span text:style-name="T17">$user = auth('admin')-&gt;user();</text:span></text:span></text:p>
      <text:h text:style-name="Heading_20_4" text:outline-level="4"><text:a xlink:type="simple" xlink:href="https://laravel.com/docs/11.x/helpers#method-back" text:style-name="Internet_20_link" text:visited-style-name="Visited_20_Internet_20_Link"><text:bookmark text:name="method-back"/><text:span text:style-name="Source_20_Text"><text:span text:style-name="T17">back()</text:span></text:span></text:a></text:h>
      <text:p text:style-name="Text_20_body"><text:span text:style-name="T17">The </text:span><text:span text:style-name="Source_20_Text"><text:span text:style-name="T17">back</text:span></text:span><text:span text:style-name="T17"> function generates a </text:span><text:a xlink:type="simple" xlink:href="https://laravel.com/docs/11.x/responses#redirects" text:style-name="Internet_20_link" text:visited-style-name="Visited_20_Internet_20_Link">redirect HTTP response</text:a><text:span text:style-name="T17"> to the user's previous location:</text:span></text:p>
      <text:p text:style-name="Preformatted_20_Text"><text:bookmark text:name="clipText-111"/><text:span text:style-name="Source_20_Text"><text:span text:style-name="T17">return back($status = 302, $headers = [], $fallback = '/');</text:span></text:span></text:p>
      <text:p text:style-name="Preformatted_20_Text"><text:span text:style-name="Source_20_Text"><text:span text:style-name="T17"/></text:span></text:p>
      <text:p text:style-name="P2"><text:span text:style-name="Source_20_Text"><text:span text:style-name="T17">return back();</text:span></text:span></text:p>
      <text:h text:style-name="Heading_20_4" text:outline-level="4"><text:a xlink:type="simple" xlink:href="https://laravel.com/docs/11.x/helpers#method-bcrypt" text:style-name="Internet_20_link" text:visited-style-name="Visited_20_Internet_20_Link"><text:bookmark text:name="method-bcrypt"/><text:span text:style-name="Source_20_Text"><text:span text:style-name="T17">bcrypt()</text:span></text:span></text:a></text:h>
      <text:p text:style-name="Text_20_body"><text:span text:style-name="T17">The </text:span><text:span text:style-name="Source_20_Text"><text:span text:style-name="T17">bcrypt</text:span></text:span><text:span text:style-name="T17"> function </text:span><text:a xlink:type="simple" xlink:href="https://laravel.com/docs/11.x/hashing" text:style-name="Internet_20_link" text:visited-style-name="Visited_20_Internet_20_Link">hashes</text:a><text:span text:style-name="T17"> the given value using Bcrypt. You may use this function as an alternative to the </text:span><text:span text:style-name="Source_20_Text"><text:span text:style-name="T17">Hash</text:span></text:span><text:span text:style-name="T17"> facade:</text:span></text:p>
      <text:p text:style-name="P2"><text:bookmark text:name="clipText-112"/><text:span text:style-name="Source_20_Text"><text:span text:style-name="T17">$password = bcrypt('my-secret-password');</text:span></text:span></text:p>
      <text:h text:style-name="Heading_20_4" text:outline-level="4"><text:a xlink:type="simple" xlink:href="https://laravel.com/docs/11.x/helpers#method-blank" text:style-name="Internet_20_link" text:visited-style-name="Visited_20_Internet_20_Link"><text:bookmark text:name="method-blank"/><text:span text:style-name="Source_20_Text"><text:span text:style-name="T17">blank()</text:span></text:span></text:a></text:h>
      <text:p text:style-name="Text_20_body"><text:span text:style-name="T17">The </text:span><text:span text:style-name="Source_20_Text"><text:span text:style-name="T17">blank</text:span></text:span><text:span text:style-name="T17"> function determines whether the given value is "blank":</text:span></text:p>
      <text:p text:style-name="Preformatted_20_Text"><text:bookmark text:name="clipText-113"/><text:span text:style-name="Source_20_Text"><text:span text:style-name="T17">blank('');</text:span></text:span></text:p>
      <text:p text:style-name="Preformatted_20_Text"><text:span text:style-name="Source_20_Text"><text:span text:style-name="T17">blank(' <text:s text:c="2"/>');</text:span></text:span></text:p>
      <text:p text:style-name="Preformatted_20_Text"><text:span text:style-name="Source_20_Text"><text:span text:style-name="T17">blank(null);</text:span></text:span></text:p>
      <text:p text:style-name="Preformatted_20_Text"><text:span text:style-name="Source_20_Text"><text:span text:style-name="T17">blank(collect());</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blank(0);</text:span></text:span></text:p>
      <text:p text:style-name="Preformatted_20_Text"><text:span text:style-name="Source_20_Text"><text:span text:style-name="T17">blank(true);</text:span></text:span></text:p>
      <text:p text:style-name="Preformatted_20_Text"><text:span text:style-name="Source_20_Text"><text:span text:style-name="T17">blank(false);</text:span></text:span></text:p>
      <text:p text:style-name="Preformatted_20_Text"><text:span text:style-name="Source_20_Text"><text:span text:style-name="T17"/></text:span></text:p>
      <text:p text:style-name="P2"><text:span text:style-name="Source_20_Text"><text:span text:style-name="T17">// false</text:span></text:span></text:p>
      <text:p text:style-name="Text_20_body"><text:span text:style-name="T17">For the inverse of </text:span><text:span text:style-name="Source_20_Text"><text:span text:style-name="T17">blank</text:span></text:span><text:span text:style-name="T17">, see the </text:span><text:a xlink:type="simple" xlink:href="https://laravel.com/docs/11.x/helpers#method-filled" text:style-name="Internet_20_link" text:visited-style-name="Visited_20_Internet_20_Link"><text:span text:style-name="Source_20_Text"><text:span text:style-name="T17">filled</text:span></text:span></text:a><text:span text:style-name="T17"> method.</text:span></text:p>
      <text:h text:style-name="Heading_20_4" text:outline-level="4"><text:a xlink:type="simple" xlink:href="https://laravel.com/docs/11.x/helpers#method-broadcast" text:style-name="Internet_20_link" text:visited-style-name="Visited_20_Internet_20_Link"><text:bookmark text:name="method-broadcast"/><text:span text:style-name="Source_20_Text"><text:span text:style-name="T17">broadcast()</text:span></text:span></text:a></text:h>
      <text:p text:style-name="Text_20_body"><text:span text:style-name="T17">The </text:span><text:span text:style-name="Source_20_Text"><text:span text:style-name="T17">broadcast</text:span></text:span><text:span text:style-name="T17"> function </text:span><text:a xlink:type="simple" xlink:href="https://laravel.com/docs/11.x/broadcasting" text:style-name="Internet_20_link" text:visited-style-name="Visited_20_Internet_20_Link">broadcasts</text:a><text:span text:style-name="T17"> the given </text:span><text:a xlink:type="simple" xlink:href="https://laravel.com/docs/11.x/events" text:style-name="Internet_20_link" text:visited-style-name="Visited_20_Internet_20_Link">event</text:a><text:span text:style-name="T17"> to its listeners:</text:span></text:p>
      <text:p text:style-name="Preformatted_20_Text"><text:bookmark text:name="clipText-114"/><text:span text:style-name="Source_20_Text"><text:span text:style-name="T17">broadcast(new UserRegistered($user));</text:span></text:span></text:p>
      <text:p text:style-name="Preformatted_20_Text"><text:span text:style-name="Source_20_Text"><text:span text:style-name="T17"/></text:span></text:p>
      <text:p text:style-name="P2"><text:span text:style-name="Source_20_Text"><text:span text:style-name="T17">broadcast(new UserRegistered($user))-&gt;toOthers();</text:span></text:span></text:p>
      <text:h text:style-name="Heading_20_4" text:outline-level="4"><text:a xlink:type="simple" xlink:href="https://laravel.com/docs/11.x/helpers#method-cache" text:style-name="Internet_20_link" text:visited-style-name="Visited_20_Internet_20_Link"><text:bookmark text:name="method-cache"/><text:soft-page-break/><text:span text:style-name="Source_20_Text"><text:span text:style-name="T17">cache()</text:span></text:span></text:a></text:h>
      <text:p text:style-name="Text_20_body"><text:span text:style-name="T17">The </text:span><text:span text:style-name="Source_20_Text"><text:span text:style-name="T17">cache</text:span></text:span><text:span text:style-name="T17"> function may be used to get values from the </text:span><text:a xlink:type="simple" xlink:href="https://laravel.com/docs/11.x/cache" text:style-name="Internet_20_link" text:visited-style-name="Visited_20_Internet_20_Link">cache</text:a><text:span text:style-name="T17">. If the given key does not exist in the cache, an optional default value will be returned:</text:span></text:p>
      <text:p text:style-name="Preformatted_20_Text"><text:bookmark text:name="clipText-115"/><text:span text:style-name="Source_20_Text"><text:span text:style-name="T17">$value = cache('key');</text:span></text:span></text:p>
      <text:p text:style-name="Preformatted_20_Text"><text:span text:style-name="Source_20_Text"><text:span text:style-name="T17"/></text:span></text:p>
      <text:p text:style-name="P2"><text:span text:style-name="Source_20_Text"><text:span text:style-name="T17">$value = cache('key', 'default');</text:span></text:span></text:p>
      <text:p text:style-name="P11">You may add items to the cache by passing an array of key / value pairs to the function. You should also pass the number of seconds or duration the cached value should be considered valid:</text:p>
      <text:p text:style-name="Preformatted_20_Text"><text:bookmark text:name="clipText-116"/><text:span text:style-name="Source_20_Text"><text:span text:style-name="T17">cache(['key' =&gt; 'value'], 300);</text:span></text:span></text:p>
      <text:p text:style-name="Preformatted_20_Text"><text:span text:style-name="Source_20_Text"><text:span text:style-name="T17"/></text:span></text:p>
      <text:p text:style-name="P2"><text:span text:style-name="Source_20_Text"><text:span text:style-name="T17">cache(['key' =&gt; 'value'], now()-&gt;addSeconds(10));</text:span></text:span></text:p>
      <text:h text:style-name="Heading_20_4" text:outline-level="4"><text:a xlink:type="simple" xlink:href="https://laravel.com/docs/11.x/helpers#method-class-uses-recursive" text:style-name="Internet_20_link" text:visited-style-name="Visited_20_Internet_20_Link"><text:bookmark text:name="method-class-uses-recursive"/><text:span text:style-name="Source_20_Text"><text:span text:style-name="T17">class_uses_recursive()</text:span></text:span></text:a></text:h>
      <text:p text:style-name="Text_20_body"><text:span text:style-name="T17">The </text:span><text:span text:style-name="Source_20_Text"><text:span text:style-name="T17">class_uses_recursive</text:span></text:span><text:span text:style-name="T17"> function returns all traits used by a class, including traits used by all of its parent classes:</text:span></text:p>
      <text:p text:style-name="P2"><text:bookmark text:name="clipText-117"/><text:span text:style-name="Source_20_Text"><text:span text:style-name="T17">$traits = class_uses_recursive(App\Models\User::class);</text:span></text:span></text:p>
      <text:h text:style-name="Heading_20_4" text:outline-level="4"><text:a xlink:type="simple" xlink:href="https://laravel.com/docs/11.x/helpers#method-collect" text:style-name="Internet_20_link" text:visited-style-name="Visited_20_Internet_20_Link"><text:bookmark text:name="method-collect"/><text:span text:style-name="Source_20_Text"><text:span text:style-name="T17">collect()</text:span></text:span></text:a></text:h>
      <text:p text:style-name="Text_20_body"><text:span text:style-name="T17">The </text:span><text:span text:style-name="Source_20_Text"><text:span text:style-name="T17">collect</text:span></text:span><text:span text:style-name="T17"> function creates a </text:span><text:a xlink:type="simple" xlink:href="https://laravel.com/docs/11.x/collections" text:style-name="Internet_20_link" text:visited-style-name="Visited_20_Internet_20_Link">collection</text:a><text:span text:style-name="T17"> instance from the given value:</text:span></text:p>
      <text:p text:style-name="P2"><text:bookmark text:name="clipText-118"/><text:span text:style-name="Source_20_Text"><text:span text:style-name="T17">$collection = collect(['taylor', 'abigail']);</text:span></text:span></text:p>
      <text:h text:style-name="Heading_20_4" text:outline-level="4"><text:a xlink:type="simple" xlink:href="https://laravel.com/docs/11.x/helpers#method-config" text:style-name="Internet_20_link" text:visited-style-name="Visited_20_Internet_20_Link"><text:bookmark text:name="method-config"/><text:span text:style-name="Source_20_Text"><text:span text:style-name="T17">config()</text:span></text:span></text:a></text:h>
      <text:p text:style-name="Text_20_body"><text:span text:style-name="T17">The </text:span><text:span text:style-name="Source_20_Text"><text:span text:style-name="T17">config</text:span></text:span><text:span text:style-name="T17"> function gets the value of a </text:span><text:a xlink:type="simple" xlink:href="https://laravel.com/docs/11.x/configuration" text:style-name="Internet_20_link" text:visited-style-name="Visited_20_Internet_20_Link">configuration</text:a><text:span text:style-name="T17"> variable. The configuration values may be accessed using "dot" syntax, which includes the name of the file and the option you wish to access. A default value may be specified and is returned if the configuration option does not exist:</text:span></text:p>
      <text:p text:style-name="Preformatted_20_Text"><text:bookmark text:name="clipText-119"/><text:span text:style-name="Source_20_Text"><text:span text:style-name="T17">$value = config('app.timezone');</text:span></text:span></text:p>
      <text:p text:style-name="Preformatted_20_Text"><text:span text:style-name="Source_20_Text"><text:span text:style-name="T17"/></text:span></text:p>
      <text:p text:style-name="P2"><text:span text:style-name="Source_20_Text"><text:span text:style-name="T17">$value = config('app.timezone', $default);</text:span></text:span></text:p>
      <text:p text:style-name="P11">You may set configuration variables at runtime by passing an array of key / value pairs. However, note that this function only affects the configuration value for the current request and does not update your actual configuration values:</text:p>
      <text:p text:style-name="P2"><text:bookmark text:name="clipText-120"/><text:span text:style-name="Source_20_Text"><text:span text:style-name="T17">config(['app.debug' =&gt; true]);</text:span></text:span></text:p>
      <text:h text:style-name="Heading_20_4" text:outline-level="4"><text:a xlink:type="simple" xlink:href="https://laravel.com/docs/11.x/helpers#method-context" text:style-name="Internet_20_link" text:visited-style-name="Visited_20_Internet_20_Link"><text:bookmark text:name="method-context"/><text:span text:style-name="Source_20_Text"><text:span text:style-name="T17">context()</text:span></text:span></text:a></text:h>
      <text:p text:style-name="Text_20_body"><text:span text:style-name="T17">The </text:span><text:span text:style-name="Source_20_Text"><text:span text:style-name="T17">context</text:span></text:span><text:span text:style-name="T17"> function gets the value from the </text:span><text:a xlink:type="simple" xlink:href="https://laravel.com/docs/11.x/context" text:style-name="Internet_20_link" text:visited-style-name="Visited_20_Internet_20_Link">current context</text:a><text:span text:style-name="T17">. A default value may be specified and is returned if the context key does not exist:</text:span></text:p>
      <text:p text:style-name="Preformatted_20_Text"><text:bookmark text:name="clipText-121"/><text:span text:style-name="Source_20_Text"><text:span text:style-name="T17">$value = context('trace_id');</text:span></text:span></text:p>
      <text:p text:style-name="Preformatted_20_Text"><text:span text:style-name="Source_20_Text"><text:span text:style-name="T17"/></text:span></text:p>
      <text:p text:style-name="P2"><text:span text:style-name="Source_20_Text"><text:span text:style-name="T17">$value = context('trace_id', $default);</text:span></text:span></text:p>
      <text:p text:style-name="P11">You may set context values by passing an array of key / value pairs:</text:p>
      <text:p text:style-name="Preformatted_20_Text"><text:bookmark text:name="clipText-122"/><text:span text:style-name="Source_20_Text"><text:span text:style-name="T17">use Illuminate\Support\Str;</text:span></text:span></text:p>
      <text:p text:style-name="Preformatted_20_Text"><text:soft-page-break/><text:span text:style-name="Source_20_Text"><text:span text:style-name="T17"/></text:span></text:p>
      <text:p text:style-name="P2"><text:span text:style-name="Source_20_Text"><text:span text:style-name="T17">context(['trace_id' =&gt; Str::uuid()-&gt;toString()]);</text:span></text:span></text:p>
      <text:h text:style-name="Heading_20_4" text:outline-level="4"><text:a xlink:type="simple" xlink:href="https://laravel.com/docs/11.x/helpers#method-cookie" text:style-name="Internet_20_link" text:visited-style-name="Visited_20_Internet_20_Link"><text:bookmark text:name="method-cookie"/><text:span text:style-name="Source_20_Text"><text:span text:style-name="T17">cookie()</text:span></text:span></text:a></text:h>
      <text:p text:style-name="Text_20_body"><text:span text:style-name="T17">The </text:span><text:span text:style-name="Source_20_Text"><text:span text:style-name="T17">cookie</text:span></text:span><text:span text:style-name="T17"> function creates a new </text:span><text:a xlink:type="simple" xlink:href="https://laravel.com/docs/11.x/requests#cookies" text:style-name="Internet_20_link" text:visited-style-name="Visited_20_Internet_20_Link">cookie</text:a><text:span text:style-name="T17"> instance:</text:span></text:p>
      <text:p text:style-name="P2"><text:bookmark text:name="clipText-123"/><text:span text:style-name="Source_20_Text"><text:span text:style-name="T17">$cookie = cookie('name', 'value', $minutes);</text:span></text:span></text:p>
      <text:h text:style-name="Heading_20_4" text:outline-level="4"><text:a xlink:type="simple" xlink:href="https://laravel.com/docs/11.x/helpers#method-csrf-field" text:style-name="Internet_20_link" text:visited-style-name="Visited_20_Internet_20_Link"><text:bookmark text:name="method-csrf-field"/><text:span text:style-name="Source_20_Text"><text:span text:style-name="T17">csrf_field()</text:span></text:span></text:a></text:h>
      <text:p text:style-name="Text_20_body"><text:span text:style-name="T17">The </text:span><text:span text:style-name="Source_20_Text"><text:span text:style-name="T17">csrf_field</text:span></text:span><text:span text:style-name="T17"> function generates an HTML </text:span><text:span text:style-name="Source_20_Text"><text:span text:style-name="T17">hidden</text:span></text:span><text:span text:style-name="T17"> input field containing the value of the CSRF token. For example, using </text:span><text:a xlink:type="simple" xlink:href="https://laravel.com/docs/11.x/blade" text:style-name="Internet_20_link" text:visited-style-name="Visited_20_Internet_20_Link">Blade syntax</text:a><text:span text:style-name="T17">:</text:span></text:p>
      <text:p text:style-name="P2"><text:bookmark text:name="clipText-124"/><text:span text:style-name="Source_20_Text"><text:span text:style-name="T17">{{ csrf_field() }}</text:span></text:span></text:p>
      <text:h text:style-name="Heading_20_4" text:outline-level="4"><text:a xlink:type="simple" xlink:href="https://laravel.com/docs/11.x/helpers#method-csrf-token" text:style-name="Internet_20_link" text:visited-style-name="Visited_20_Internet_20_Link"><text:bookmark text:name="method-csrf-token"/><text:span text:style-name="Source_20_Text"><text:span text:style-name="T17">csrf_token()</text:span></text:span></text:a></text:h>
      <text:p text:style-name="Text_20_body"><text:span text:style-name="T17">The </text:span><text:span text:style-name="Source_20_Text"><text:span text:style-name="T17">csrf_token</text:span></text:span><text:span text:style-name="T17"> function retrieves the value of the current CSRF token:</text:span></text:p>
      <text:p text:style-name="P2"><text:bookmark text:name="clipText-125"/><text:span text:style-name="Source_20_Text"><text:span text:style-name="T17">$token = csrf_token();</text:span></text:span></text:p>
      <text:h text:style-name="Heading_20_4" text:outline-level="4"><text:a xlink:type="simple" xlink:href="https://laravel.com/docs/11.x/helpers#method-decrypt" text:style-name="Internet_20_link" text:visited-style-name="Visited_20_Internet_20_Link"><text:bookmark text:name="method-decrypt"/><text:span text:style-name="Source_20_Text"><text:span text:style-name="T17">decrypt()</text:span></text:span></text:a></text:h>
      <text:p text:style-name="Text_20_body"><text:span text:style-name="T17">The </text:span><text:span text:style-name="Source_20_Text"><text:span text:style-name="T17">decrypt</text:span></text:span><text:span text:style-name="T17"> function </text:span><text:a xlink:type="simple" xlink:href="https://laravel.com/docs/11.x/encryption" text:style-name="Internet_20_link" text:visited-style-name="Visited_20_Internet_20_Link">decrypts</text:a><text:span text:style-name="T17"> the given value. You may use this function as an alternative to the </text:span><text:span text:style-name="Source_20_Text"><text:span text:style-name="T17">Crypt</text:span></text:span><text:span text:style-name="T17"> facade:</text:span></text:p>
      <text:p text:style-name="P2"><text:bookmark text:name="clipText-126"/><text:span text:style-name="Source_20_Text"><text:span text:style-name="T17">$password = decrypt($value);</text:span></text:span></text:p>
      <text:h text:style-name="Heading_20_4" text:outline-level="4"><text:a xlink:type="simple" xlink:href="https://laravel.com/docs/11.x/helpers#method-dd" text:style-name="Internet_20_link" text:visited-style-name="Visited_20_Internet_20_Link"><text:bookmark text:name="method-dd"/><text:span text:style-name="Source_20_Text"><text:span text:style-name="T17">dd()</text:span></text:span></text:a></text:h>
      <text:p text:style-name="Text_20_body"><text:span text:style-name="T17">The </text:span><text:span text:style-name="Source_20_Text"><text:span text:style-name="T17">dd</text:span></text:span><text:span text:style-name="T17"> function dumps the given variables and ends the execution of the script:</text:span></text:p>
      <text:p text:style-name="Preformatted_20_Text"><text:bookmark text:name="clipText-127"/><text:span text:style-name="Source_20_Text"><text:span text:style-name="T17">dd($value);</text:span></text:span></text:p>
      <text:p text:style-name="Preformatted_20_Text"><text:span text:style-name="Source_20_Text"><text:span text:style-name="T17"/></text:span></text:p>
      <text:p text:style-name="P2"><text:span text:style-name="Source_20_Text"><text:span text:style-name="T17">dd($value1, $value2, $value3, ...);</text:span></text:span></text:p>
      <text:p text:style-name="Text_20_body"><text:span text:style-name="T17">If you do not want to halt the execution of your script, use the </text:span><text:a xlink:type="simple" xlink:href="https://laravel.com/docs/11.x/helpers#method-dump" text:style-name="Internet_20_link" text:visited-style-name="Visited_20_Internet_20_Link"><text:span text:style-name="Source_20_Text"><text:span text:style-name="T17">dump</text:span></text:span></text:a><text:span text:style-name="T17"> function instead.</text:span></text:p>
      <text:h text:style-name="Heading_20_4" text:outline-level="4"><text:a xlink:type="simple" xlink:href="https://laravel.com/docs/11.x/helpers#method-dispatch" text:style-name="Internet_20_link" text:visited-style-name="Visited_20_Internet_20_Link"><text:bookmark text:name="method-dispatch"/><text:span text:style-name="Source_20_Text"><text:span text:style-name="T17">dispatch()</text:span></text:span></text:a></text:h>
      <text:p text:style-name="Text_20_body"><text:span text:style-name="T17">The </text:span><text:span text:style-name="Source_20_Text"><text:span text:style-name="T17">dispatch</text:span></text:span><text:span text:style-name="T17"> function pushes the given </text:span><text:a xlink:type="simple" xlink:href="https://laravel.com/docs/11.x/queues#creating-jobs" text:style-name="Internet_20_link" text:visited-style-name="Visited_20_Internet_20_Link">job</text:a><text:span text:style-name="T17"> onto the Laravel </text:span><text:a xlink:type="simple" xlink:href="https://laravel.com/docs/11.x/queues" text:style-name="Internet_20_link" text:visited-style-name="Visited_20_Internet_20_Link">job queue</text:a><text:span text:style-name="T17">:</text:span></text:p>
      <text:p text:style-name="P2"><text:bookmark text:name="clipText-128"/><text:span text:style-name="Source_20_Text"><text:span text:style-name="T17">dispatch(new App\Jobs\SendEmails);</text:span></text:span></text:p>
      <text:h text:style-name="Heading_20_4" text:outline-level="4"><text:a xlink:type="simple" xlink:href="https://laravel.com/docs/11.x/helpers#method-dispatch-sync" text:style-name="Internet_20_link" text:visited-style-name="Visited_20_Internet_20_Link"><text:bookmark text:name="method-dispatch-sync"/><text:span text:style-name="Source_20_Text"><text:span text:style-name="T17">dispatch_sync()</text:span></text:span></text:a></text:h>
      <text:p text:style-name="Text_20_body"><text:span text:style-name="T17">The </text:span><text:span text:style-name="Source_20_Text"><text:span text:style-name="T17">dispatch_sync</text:span></text:span><text:span text:style-name="T17"> function pushes the given job to the </text:span><text:a xlink:type="simple" xlink:href="https://laravel.com/docs/11.x/queues#synchronous-dispatching" text:style-name="Internet_20_link" text:visited-style-name="Visited_20_Internet_20_Link">sync</text:a><text:span text:style-name="T17"> queue so that it is processed immediately:</text:span></text:p>
      <text:p text:style-name="P2"><text:bookmark text:name="clipText-129"/><text:span text:style-name="Source_20_Text"><text:span text:style-name="T17">dispatch_sync(new App\Jobs\SendEmails);</text:span></text:span></text:p>
      <text:h text:style-name="Heading_20_4" text:outline-level="4"><text:a xlink:type="simple" xlink:href="https://laravel.com/docs/11.x/helpers#method-dump" text:style-name="Internet_20_link" text:visited-style-name="Visited_20_Internet_20_Link"><text:bookmark text:name="method-dump"/><text:span text:style-name="Source_20_Text"><text:span text:style-name="T17">dump()</text:span></text:span></text:a></text:h>
      <text:p text:style-name="Text_20_body"><text:span text:style-name="T17">The </text:span><text:span text:style-name="Source_20_Text"><text:span text:style-name="T17">dump</text:span></text:span><text:span text:style-name="T17"> function dumps the given variables:</text:span></text:p>
      <text:p text:style-name="Preformatted_20_Text"><text:bookmark text:name="clipText-130"/><text:span text:style-name="Source_20_Text"><text:span text:style-name="T17">dump($value);</text:span></text:span></text:p>
      <text:p text:style-name="Preformatted_20_Text"><text:soft-page-break/><text:span text:style-name="Source_20_Text"><text:span text:style-name="T17"/></text:span></text:p>
      <text:p text:style-name="P2"><text:span text:style-name="Source_20_Text"><text:span text:style-name="T17">dump($value1, $value2, $value3, ...);</text:span></text:span></text:p>
      <text:p text:style-name="Text_20_body"><text:span text:style-name="T17">If you want to stop executing the script after dumping the variables, use the </text:span><text:a xlink:type="simple" xlink:href="https://laravel.com/docs/11.x/helpers#method-dd" text:style-name="Internet_20_link" text:visited-style-name="Visited_20_Internet_20_Link"><text:span text:style-name="Source_20_Text"><text:span text:style-name="T17">dd</text:span></text:span></text:a><text:span text:style-name="T17"> function instead.</text:span></text:p>
      <text:h text:style-name="Heading_20_4" text:outline-level="4"><text:a xlink:type="simple" xlink:href="https://laravel.com/docs/11.x/helpers#method-encrypt" text:style-name="Internet_20_link" text:visited-style-name="Visited_20_Internet_20_Link"><text:bookmark text:name="method-encrypt"/><text:span text:style-name="Source_20_Text"><text:span text:style-name="T17">encrypt()</text:span></text:span></text:a></text:h>
      <text:p text:style-name="Text_20_body"><text:span text:style-name="T17">The </text:span><text:span text:style-name="Source_20_Text"><text:span text:style-name="T17">encrypt</text:span></text:span><text:span text:style-name="T17"> function </text:span><text:a xlink:type="simple" xlink:href="https://laravel.com/docs/11.x/encryption" text:style-name="Internet_20_link" text:visited-style-name="Visited_20_Internet_20_Link">encrypts</text:a><text:span text:style-name="T17"> the given value. You may use this function as an alternative to the </text:span><text:span text:style-name="Source_20_Text"><text:span text:style-name="T17">Crypt</text:span></text:span><text:span text:style-name="T17"> facade:</text:span></text:p>
      <text:p text:style-name="P2"><text:bookmark text:name="clipText-131"/><text:span text:style-name="Source_20_Text"><text:span text:style-name="T17">$secret = encrypt('my-secret-value');</text:span></text:span></text:p>
      <text:h text:style-name="Heading_20_4" text:outline-level="4"><text:a xlink:type="simple" xlink:href="https://laravel.com/docs/11.x/helpers#method-env" text:style-name="Internet_20_link" text:visited-style-name="Visited_20_Internet_20_Link"><text:bookmark text:name="method-env"/><text:span text:style-name="Source_20_Text"><text:span text:style-name="T17">env()</text:span></text:span></text:a></text:h>
      <text:p text:style-name="Text_20_body"><text:span text:style-name="T17">The </text:span><text:span text:style-name="Source_20_Text"><text:span text:style-name="T17">env</text:span></text:span><text:span text:style-name="T17"> function retrieves the value of an </text:span><text:a xlink:type="simple" xlink:href="https://laravel.com/docs/11.x/configuration#environment-configuration" text:style-name="Internet_20_link" text:visited-style-name="Visited_20_Internet_20_Link">environment variable</text:a><text:span text:style-name="T17"> or returns a default value:</text:span></text:p>
      <text:p text:style-name="Preformatted_20_Text"><text:bookmark text:name="clipText-132"/><text:span text:style-name="Source_20_Text"><text:span text:style-name="T17">$env = env('APP_ENV');</text:span></text:span></text:p>
      <text:p text:style-name="Preformatted_20_Text"><text:span text:style-name="Source_20_Text"><text:span text:style-name="T17"/></text:span></text:p>
      <text:p text:style-name="P2"><text:span text:style-name="Source_20_Text"><text:span text:style-name="T17">$env = env('APP_ENV', 'production');</text:span></text:span></text:p>
      <text:p text:style-name="Text_20_body"><text:span text:style-name="T17">If you execute the </text:span><text:span text:style-name="Source_20_Text"><text:span text:style-name="T17">config:cache</text:span></text:span><text:span text:style-name="T17"> command during your deployment process, you should be sure that you are only calling the </text:span><text:span text:style-name="Source_20_Text"><text:span text:style-name="T17">env</text:span></text:span><text:span text:style-name="T17"> function from within your configuration files. Once the configuration has been cached, the </text:span><text:span text:style-name="Source_20_Text"><text:span text:style-name="T17">.env</text:span></text:span><text:span text:style-name="T17"> file will not be loaded and all calls to the </text:span><text:span text:style-name="Source_20_Text"><text:span text:style-name="T17">env</text:span></text:span><text:span text:style-name="T17"> function will return </text:span><text:span text:style-name="Source_20_Text"><text:span text:style-name="T17">null</text:span></text:span><text:span text:style-name="T17">.</text:span></text:p>
      <text:h text:style-name="Heading_20_4" text:outline-level="4"><text:a xlink:type="simple" xlink:href="https://laravel.com/docs/11.x/helpers#method-event" text:style-name="Internet_20_link" text:visited-style-name="Visited_20_Internet_20_Link"><text:bookmark text:name="method-event"/><text:span text:style-name="Source_20_Text"><text:span text:style-name="T17">event()</text:span></text:span></text:a></text:h>
      <text:p text:style-name="Text_20_body"><text:span text:style-name="T17">The </text:span><text:span text:style-name="Source_20_Text"><text:span text:style-name="T17">event</text:span></text:span><text:span text:style-name="T17"> function dispatches the given </text:span><text:a xlink:type="simple" xlink:href="https://laravel.com/docs/11.x/events" text:style-name="Internet_20_link" text:visited-style-name="Visited_20_Internet_20_Link">event</text:a><text:span text:style-name="T17"> to its listeners:</text:span></text:p>
      <text:p text:style-name="P2"><text:bookmark text:name="clipText-133"/><text:span text:style-name="Source_20_Text"><text:span text:style-name="T17">event(new UserRegistered($user));</text:span></text:span></text:p>
      <text:h text:style-name="Heading_20_4" text:outline-level="4"><text:a xlink:type="simple" xlink:href="https://laravel.com/docs/11.x/helpers#method-fake" text:style-name="Internet_20_link" text:visited-style-name="Visited_20_Internet_20_Link"><text:bookmark text:name="method-fake"/><text:span text:style-name="Source_20_Text"><text:span text:style-name="T17">fake()</text:span></text:span></text:a></text:h>
      <text:p text:style-name="Text_20_body"><text:span text:style-name="T17">The </text:span><text:span text:style-name="Source_20_Text"><text:span text:style-name="T17">fake</text:span></text:span><text:span text:style-name="T17"> function resolves a </text:span><text:a xlink:type="simple" xlink:href="https://github.com/FakerPHP/Faker" text:style-name="Internet_20_link" text:visited-style-name="Visited_20_Internet_20_Link">Faker</text:a><text:span text:style-name="T17"> singleton from the container, which can be useful when creating fake data in model factories, database seeding, tests, and prototyping views:</text:span></text:p>
      <text:p text:style-name="Preformatted_20_Text"><text:bookmark text:name="clipText-134"/><text:span text:style-name="Source_20_Text"><text:span text:style-name="T17">@for($i = 0; $i &lt; 10; $i++)</text:span></text:span></text:p>
      <text:p text:style-name="Preformatted_20_Text"><text:span text:style-name="Source_20_Text"><text:span text:style-name="T17"><text:s text:c="4"/>&lt;dl&gt;</text:span></text:span></text:p>
      <text:p text:style-name="Preformatted_20_Text"><text:span text:style-name="Source_20_Text"><text:span text:style-name="T17"><text:s text:c="8"/>&lt;dt&gt;Name&lt;/dt&gt;</text:span></text:span></text:p>
      <text:p text:style-name="Preformatted_20_Text"><text:span text:style-name="Source_20_Text"><text:span text:style-name="T17"><text:s text:c="8"/>&lt;dd&gt;{{ fake()-&gt;name() }}&lt;/dd&gt;</text:span></text:span></text:p>
      <text:p text:style-name="Preformatted_20_Text"><text:span text:style-name="Source_20_Text"><text:span text:style-name="T17"/></text:span></text:p>
      <text:p text:style-name="Preformatted_20_Text"><text:span text:style-name="Source_20_Text"><text:span text:style-name="T17"><text:s text:c="8"/>&lt;dt&gt;Email&lt;/dt&gt;</text:span></text:span></text:p>
      <text:p text:style-name="Preformatted_20_Text"><text:span text:style-name="Source_20_Text"><text:span text:style-name="T17"><text:s text:c="8"/>&lt;dd&gt;{{ fake()-&gt;unique()-&gt;safeEmail() }}&lt;/dd&gt;</text:span></text:span></text:p>
      <text:p text:style-name="Preformatted_20_Text"><text:span text:style-name="Source_20_Text"><text:span text:style-name="T17"><text:s text:c="4"/>&lt;/dl&gt;</text:span></text:span></text:p>
      <text:p text:style-name="P7"><text:span text:style-name="Source_20_Text"><text:span text:style-name="T17">@endfor</text:span></text:span></text:p>
      <text:p text:style-name="Text_20_body"><text:span text:style-name="T17">By default, the </text:span><text:span text:style-name="Source_20_Text"><text:span text:style-name="T17">fake</text:span></text:span><text:span text:style-name="T17"> function will utilize the </text:span><text:span text:style-name="Source_20_Text"><text:span text:style-name="T17">app.faker_locale</text:span></text:span><text:span text:style-name="T17"> configuration option in your </text:span><text:span text:style-name="Source_20_Text"><text:span text:style-name="T17">config/app.php</text:span></text:span><text:span text:style-name="T17"> configuration. Typically, this configuration option is set via the </text:span><text:span text:style-name="Source_20_Text"><text:span text:style-name="T17">APP_FAKER_LOCALE</text:span></text:span><text:span text:style-name="T17"> environment variable. You may also specify the locale by passing it to the </text:span><text:span text:style-name="Source_20_Text"><text:span text:style-name="T17">fake</text:span></text:span><text:span text:style-name="T17"> function. Each locale will resolve an individual singleton:</text:span></text:p>
      <text:p text:style-name="P2"><text:bookmark text:name="clipText-135"/><text:span text:style-name="Source_20_Text"><text:span text:style-name="T17">fake('nl_NL')-&gt;name()</text:span></text:span></text:p>
      <text:h text:style-name="Heading_20_4" text:outline-level="4"><text:a xlink:type="simple" xlink:href="https://laravel.com/docs/11.x/helpers#method-filled" text:style-name="Internet_20_link" text:visited-style-name="Visited_20_Internet_20_Link"><text:bookmark text:name="method-filled"/><text:span text:style-name="Source_20_Text"><text:span text:style-name="T17">filled()</text:span></text:span></text:a></text:h>
      <text:p text:style-name="Text_20_body"><text:span text:style-name="T17">The </text:span><text:span text:style-name="Source_20_Text"><text:span text:style-name="T17">filled</text:span></text:span><text:span text:style-name="T17"> function determines whether the given value is not "blank":</text:span></text:p>
      <text:p text:style-name="Preformatted_20_Text"><text:bookmark text:name="clipText-136"/><text:soft-page-break/><text:span text:style-name="Source_20_Text"><text:span text:style-name="T17">filled(0);</text:span></text:span></text:p>
      <text:p text:style-name="Preformatted_20_Text"><text:span text:style-name="Source_20_Text"><text:span text:style-name="T17">filled(true);</text:span></text:span></text:p>
      <text:p text:style-name="Preformatted_20_Text"><text:span text:style-name="Source_20_Text"><text:span text:style-name="T17">filled(false);</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filled('');</text:span></text:span></text:p>
      <text:p text:style-name="Preformatted_20_Text"><text:span text:style-name="Source_20_Text"><text:span text:style-name="T17">filled(' <text:s text:c="2"/>');</text:span></text:span></text:p>
      <text:p text:style-name="Preformatted_20_Text"><text:span text:style-name="Source_20_Text"><text:span text:style-name="T17">filled(null);</text:span></text:span></text:p>
      <text:p text:style-name="Preformatted_20_Text"><text:span text:style-name="Source_20_Text"><text:span text:style-name="T17">filled(collect());</text:span></text:span></text:p>
      <text:p text:style-name="Preformatted_20_Text"><text:span text:style-name="Source_20_Text"><text:span text:style-name="T17"/></text:span></text:p>
      <text:p text:style-name="P2"><text:span text:style-name="Source_20_Text"><text:span text:style-name="T17">// false</text:span></text:span></text:p>
      <text:p text:style-name="Text_20_body"><text:span text:style-name="T17">For the inverse of </text:span><text:span text:style-name="Source_20_Text"><text:span text:style-name="T17">filled</text:span></text:span><text:span text:style-name="T17">, see the </text:span><text:a xlink:type="simple" xlink:href="https://laravel.com/docs/11.x/helpers#method-blank" text:style-name="Internet_20_link" text:visited-style-name="Visited_20_Internet_20_Link"><text:span text:style-name="Source_20_Text"><text:span text:style-name="T17">blank</text:span></text:span></text:a><text:span text:style-name="T17"> method.</text:span></text:p>
      <text:h text:style-name="Heading_20_4" text:outline-level="4"><text:a xlink:type="simple" xlink:href="https://laravel.com/docs/11.x/helpers#method-info" text:style-name="Internet_20_link" text:visited-style-name="Visited_20_Internet_20_Link"><text:bookmark text:name="method-info"/><text:span text:style-name="Source_20_Text"><text:span text:style-name="T17">info()</text:span></text:span></text:a></text:h>
      <text:p text:style-name="Text_20_body"><text:span text:style-name="T17">The </text:span><text:span text:style-name="Source_20_Text"><text:span text:style-name="T17">info</text:span></text:span><text:span text:style-name="T17"> function will write information to your application's </text:span><text:a xlink:type="simple" xlink:href="https://laravel.com/docs/11.x/logging" text:style-name="Internet_20_link" text:visited-style-name="Visited_20_Internet_20_Link">log</text:a><text:span text:style-name="T17">:</text:span></text:p>
      <text:p text:style-name="P2"><text:bookmark text:name="clipText-137"/><text:span text:style-name="Source_20_Text"><text:span text:style-name="T17">info('Some helpful information!');</text:span></text:span></text:p>
      <text:p text:style-name="P11">An array of contextual data may also be passed to the function:</text:p>
      <text:p text:style-name="P2"><text:bookmark text:name="clipText-138"/><text:span text:style-name="Source_20_Text"><text:span text:style-name="T17">info('User login attempt failed.', ['id' =&gt; $user-&gt;id]);</text:span></text:span></text:p>
      <text:h text:style-name="Heading_20_4" text:outline-level="4"><text:a xlink:type="simple" xlink:href="https://laravel.com/docs/11.x/helpers#method-literal" text:style-name="Internet_20_link" text:visited-style-name="Visited_20_Internet_20_Link"><text:bookmark text:name="method-literal"/><text:span text:style-name="Source_20_Text"><text:span text:style-name="T17">literal()</text:span></text:span></text:a></text:h>
      <text:p text:style-name="Text_20_body"><text:span text:style-name="T17">The </text:span><text:span text:style-name="Source_20_Text"><text:span text:style-name="T17">literal</text:span></text:span><text:span text:style-name="T17"> function creates a new </text:span><text:a xlink:type="simple" xlink:href="https://www.php.net/manual/en/class.stdclass.php" text:style-name="Internet_20_link" text:visited-style-name="Visited_20_Internet_20_Link">stdClass</text:a><text:span text:style-name="T17"> instance with the given named arguments as properties:</text:span></text:p>
      <text:p text:style-name="Preformatted_20_Text"><text:bookmark text:name="clipText-139"/><text:span text:style-name="Source_20_Text"><text:span text:style-name="T17">$obj = literal(</text:span></text:span></text:p>
      <text:p text:style-name="Preformatted_20_Text"><text:span text:style-name="Source_20_Text"><text:span text:style-name="T17"><text:s text:c="4"/>name: 'Joe',</text:span></text:span></text:p>
      <text:p text:style-name="Preformatted_20_Text"><text:span text:style-name="Source_20_Text"><text:span text:style-name="T17"><text:s text:c="4"/>languages: ['PHP', 'Ruby'],</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obj-&gt;name; // 'Joe'</text:span></text:span></text:p>
      <text:p text:style-name="P2"><text:span text:style-name="Source_20_Text"><text:span text:style-name="T17">$obj-&gt;languages; // ['PHP', 'Ruby']</text:span></text:span></text:p>
      <text:h text:style-name="Heading_20_4" text:outline-level="4"><text:a xlink:type="simple" xlink:href="https://laravel.com/docs/11.x/helpers#method-logger" text:style-name="Internet_20_link" text:visited-style-name="Visited_20_Internet_20_Link"><text:bookmark text:name="method-logger"/><text:span text:style-name="Source_20_Text"><text:span text:style-name="T17">logger()</text:span></text:span></text:a></text:h>
      <text:p text:style-name="Text_20_body"><text:span text:style-name="T17">The </text:span><text:span text:style-name="Source_20_Text"><text:span text:style-name="T17">logger</text:span></text:span><text:span text:style-name="T17"> function can be used to write a </text:span><text:span text:style-name="Source_20_Text"><text:span text:style-name="T17">debug</text:span></text:span><text:span text:style-name="T17"> level message to the </text:span><text:a xlink:type="simple" xlink:href="https://laravel.com/docs/11.x/logging" text:style-name="Internet_20_link" text:visited-style-name="Visited_20_Internet_20_Link">log</text:a><text:span text:style-name="T17">:</text:span></text:p>
      <text:p text:style-name="P2"><text:bookmark text:name="clipText-140"/><text:span text:style-name="Source_20_Text"><text:span text:style-name="T17">logger('Debug message');</text:span></text:span></text:p>
      <text:p text:style-name="P11">An array of contextual data may also be passed to the function:</text:p>
      <text:p text:style-name="P2"><text:bookmark text:name="clipText-141"/><text:span text:style-name="Source_20_Text"><text:span text:style-name="T17">logger('User has logged in.', ['id' =&gt; $user-&gt;id]);</text:span></text:span></text:p>
      <text:p text:style-name="Text_20_body"><text:span text:style-name="T17">A </text:span><text:a xlink:type="simple" xlink:href="https://laravel.com/docs/11.x/errors#logging" text:style-name="Internet_20_link" text:visited-style-name="Visited_20_Internet_20_Link">logger</text:a><text:span text:style-name="T17"> instance will be returned if no value is passed to the function:</text:span></text:p>
      <text:p text:style-name="P2"><text:bookmark text:name="clipText-142"/><text:span text:style-name="Source_20_Text"><text:span text:style-name="T17">logger()-&gt;error('You are not allowed here.');</text:span></text:span></text:p>
      <text:h text:style-name="Heading_20_4" text:outline-level="4"><text:a xlink:type="simple" xlink:href="https://laravel.com/docs/11.x/helpers#method-method-field" text:style-name="Internet_20_link" text:visited-style-name="Visited_20_Internet_20_Link"><text:bookmark text:name="method-method-field"/><text:span text:style-name="Source_20_Text"><text:span text:style-name="T17">method_field()</text:span></text:span></text:a></text:h>
      <text:p text:style-name="Text_20_body"><text:span text:style-name="T17">The </text:span><text:span text:style-name="Source_20_Text"><text:span text:style-name="T17">method_field</text:span></text:span><text:span text:style-name="T17"> function generates an HTML </text:span><text:span text:style-name="Source_20_Text"><text:span text:style-name="T17">hidden</text:span></text:span><text:span text:style-name="T17"> input field containing the spoofed value of the form's HTTP verb. For example, using </text:span><text:a xlink:type="simple" xlink:href="https://laravel.com/docs/11.x/blade" text:style-name="Internet_20_link" text:visited-style-name="Visited_20_Internet_20_Link">Blade syntax</text:a><text:span text:style-name="T17">:</text:span></text:p>
      <text:p text:style-name="Preformatted_20_Text"><text:bookmark text:name="clipText-143"/><text:span text:style-name="Source_20_Text"><text:span text:style-name="T17">&lt;form method="POST"&gt;</text:span></text:span></text:p>
      <text:p text:style-name="Preformatted_20_Text"><text:span text:style-name="Source_20_Text"><text:span text:style-name="T17"><text:s text:c="4"/>{{ method_field('DELETE') }}</text:span></text:span></text:p>
      <text:p text:style-name="P2"><text:span text:style-name="Source_20_Text"><text:span text:style-name="T17">&lt;/form&gt;</text:span></text:span></text:p>
      <text:h text:style-name="Heading_20_4" text:outline-level="4"><text:a xlink:type="simple" xlink:href="https://laravel.com/docs/11.x/helpers#method-now" text:style-name="Internet_20_link" text:visited-style-name="Visited_20_Internet_20_Link"><text:bookmark text:name="method-now"/><text:soft-page-break/><text:span text:style-name="Source_20_Text"><text:span text:style-name="T17">now()</text:span></text:span></text:a></text:h>
      <text:p text:style-name="Text_20_body"><text:span text:style-name="T17">The </text:span><text:span text:style-name="Source_20_Text"><text:span text:style-name="T17">now</text:span></text:span><text:span text:style-name="T17"> function creates a new </text:span><text:span text:style-name="Source_20_Text"><text:span text:style-name="T17">Illuminate\Support\Carbon</text:span></text:span><text:span text:style-name="T17"> instance for the current time:</text:span></text:p>
      <text:p text:style-name="P2"><text:bookmark text:name="clipText-144"/><text:span text:style-name="Source_20_Text"><text:span text:style-name="T17">$now = now();</text:span></text:span></text:p>
      <text:h text:style-name="Heading_20_4" text:outline-level="4"><text:a xlink:type="simple" xlink:href="https://laravel.com/docs/11.x/helpers#method-old" text:style-name="Internet_20_link" text:visited-style-name="Visited_20_Internet_20_Link"><text:bookmark text:name="method-old"/><text:span text:style-name="Source_20_Text"><text:span text:style-name="T17">old()</text:span></text:span></text:a></text:h>
      <text:p text:style-name="Text_20_body"><text:span text:style-name="T17">The </text:span><text:span text:style-name="Source_20_Text"><text:span text:style-name="T17">old</text:span></text:span><text:span text:style-name="T17"> function </text:span><text:a xlink:type="simple" xlink:href="https://laravel.com/docs/11.x/requests#retrieving-input" text:style-name="Internet_20_link" text:visited-style-name="Visited_20_Internet_20_Link">retrieves</text:a><text:span text:style-name="T17"> an </text:span><text:a xlink:type="simple" xlink:href="https://laravel.com/docs/11.x/requests#old-input" text:style-name="Internet_20_link" text:visited-style-name="Visited_20_Internet_20_Link">old input</text:a><text:span text:style-name="T17"> value flashed into the session:</text:span></text:p>
      <text:p text:style-name="Preformatted_20_Text"><text:bookmark text:name="clipText-145"/><text:span text:style-name="Source_20_Text"><text:span text:style-name="T17">$value = old('value');</text:span></text:span></text:p>
      <text:p text:style-name="Preformatted_20_Text"><text:span text:style-name="Source_20_Text"><text:span text:style-name="T17"/></text:span></text:p>
      <text:p text:style-name="P2"><text:span text:style-name="Source_20_Text"><text:span text:style-name="T17">$value = old('value', 'default');</text:span></text:span></text:p>
      <text:p text:style-name="Text_20_body"><text:span text:style-name="T17">Since the "default value" provided as the second argument to the </text:span><text:span text:style-name="Source_20_Text"><text:span text:style-name="T17">old</text:span></text:span><text:span text:style-name="T17"> function is often an attribute of an Eloquent model, Laravel allows you to simply pass the entire Eloquent model as the second argument to the </text:span><text:span text:style-name="Source_20_Text"><text:span text:style-name="T17">old</text:span></text:span><text:span text:style-name="T17"> function. When doing so, Laravel will assume the first argument provided to the </text:span><text:span text:style-name="Source_20_Text"><text:span text:style-name="T17">old</text:span></text:span><text:span text:style-name="T17"> function is the name of the Eloquent attribute that should be considered the "default value":</text:span></text:p>
      <text:p text:style-name="Preformatted_20_Text"><text:bookmark text:name="clipText-146"/><text:span text:style-name="Source_20_Text"><text:span text:style-name="T17">{{ old('name', $user-&gt;name) }}</text:span></text:span></text:p>
      <text:p text:style-name="Preformatted_20_Text"><text:span text:style-name="Source_20_Text"><text:span text:style-name="T17"/></text:span></text:p>
      <text:p text:style-name="Preformatted_20_Text"><text:span text:style-name="Source_20_Text"><text:span text:style-name="T17">// Is equivalent to...</text:span></text:span></text:p>
      <text:p text:style-name="Preformatted_20_Text"><text:span text:style-name="Source_20_Text"><text:span text:style-name="T17"/></text:span></text:p>
      <text:p text:style-name="P2"><text:span text:style-name="Source_20_Text"><text:span text:style-name="T17">{{ old('name', $user) }}</text:span></text:span></text:p>
      <text:h text:style-name="Heading_20_4" text:outline-level="4"><text:a xlink:type="simple" xlink:href="https://laravel.com/docs/11.x/helpers#method-once" text:style-name="Internet_20_link" text:visited-style-name="Visited_20_Internet_20_Link"><text:bookmark text:name="method-once"/><text:span text:style-name="Source_20_Text"><text:span text:style-name="T17">once()</text:span></text:span></text:a></text:h>
      <text:p text:style-name="Text_20_body"><text:span text:style-name="T17">The </text:span><text:span text:style-name="Source_20_Text"><text:span text:style-name="T17">once</text:span></text:span><text:span text:style-name="T17"> function executes the given callback and caches the result in memory for the duration of the request. Any subsequent calls to the </text:span><text:span text:style-name="Source_20_Text"><text:span text:style-name="T17">once</text:span></text:span><text:span text:style-name="T17"> function with the same callback will return the previously cached result:</text:span></text:p>
      <text:p text:style-name="Preformatted_20_Text"><text:bookmark text:name="clipText-147"/><text:span text:style-name="Source_20_Text"><text:span text:style-name="T17">function random(): int</text:span></text:span></text:p>
      <text:p text:style-name="P5"><text:span text:style-name="Source_20_Text"><text:span text:style-name="T17">{</text:span></text:span></text:p>
      <text:p text:style-name="Preformatted_20_Text"><text:span text:style-name="Source_20_Text"><text:span text:style-name="T17"><text:s text:c="4"/>return once(function () {</text:span></text:span></text:p>
      <text:p text:style-name="Preformatted_20_Text"><text:span text:style-name="Source_20_Text"><text:span text:style-name="T17"><text:s text:c="8"/>return random_int(1, 1000);</text:span></text:span></text:p>
      <text:p text:style-name="Preformatted_20_Text"><text:span text:style-name="Source_20_Text"><text:span text:style-name="T17"><text:s text:c="4"/>});</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random(); // 123</text:span></text:span></text:p>
      <text:p text:style-name="Preformatted_20_Text"><text:span text:style-name="Source_20_Text"><text:span text:style-name="T17">random(); // 123 (cached result)</text:span></text:span></text:p>
      <text:p text:style-name="P2"><text:span text:style-name="Source_20_Text"><text:span text:style-name="T17">random(); // 123 (cached result)</text:span></text:span></text:p>
      <text:p text:style-name="Text_20_body"><text:span text:style-name="T17">When the </text:span><text:span text:style-name="Source_20_Text"><text:span text:style-name="T17">once</text:span></text:span><text:span text:style-name="T17"> function is executed from within an object instance, the cached result will be unique to that object instance:</text:span></text:p>
      <text:p text:style-name="P8"><text:bookmark text:name="clipText-148"/><text:span text:style-name="Source_20_Text"><text:span text:style-name="T17">&lt;?php</text:span></text:span></text:p>
      <text:p text:style-name="Preformatted_20_Text"><text:span text:style-name="Source_20_Text"><text:span text:style-name="T17"/></text:span></text:p>
      <text:p text:style-name="Preformatted_20_Text"><text:span text:style-name="Source_20_Text"><text:span text:style-name="T17">class NumberService</text:span></text:span></text:p>
      <text:p text:style-name="P5"><text:span text:style-name="Source_20_Text"><text:span text:style-name="T17">{</text:span></text:span></text:p>
      <text:p text:style-name="Preformatted_20_Text"><text:span text:style-name="Source_20_Text"><text:span text:style-name="T17"><text:s text:c="4"/>public function all(): array</text:span></text:span></text:p>
      <text:p text:style-name="P5"><text:span text:style-name="Source_20_Text"><text:span text:style-name="T17"><text:s text:c="4"/>{</text:span></text:span></text:p>
      <text:p text:style-name="Preformatted_20_Text"><text:span text:style-name="Source_20_Text"><text:span text:style-name="T17"><text:s text:c="8"/>return once(fn () =&gt; [1, 2, 3]);</text:span></text:span></text:p>
      <text:p text:style-name="P5"><text:span text:style-name="Source_20_Text"><text:span text:style-name="T17"><text:s text:c="4"/>}</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service = new NumberService;</text:span></text:span></text:p>
      <text:p text:style-name="Preformatted_20_Text"><text:span text:style-name="Source_20_Text"><text:span text:style-name="T17"/></text:span></text:p>
      <text:p text:style-name="Preformatted_20_Text"><text:span text:style-name="Source_20_Text"><text:span text:style-name="T17">$service-&gt;all();</text:span></text:span></text:p>
      <text:p text:style-name="Preformatted_20_Text"><text:span text:style-name="Source_20_Text"><text:span text:style-name="T17">$service-&gt;all(); // (cached result)</text:span></text:span></text:p>
      <text:p text:style-name="Preformatted_20_Text"><text:soft-page-break/><text:span text:style-name="Source_20_Text"><text:span text:style-name="T17"/></text:span></text:p>
      <text:p text:style-name="Preformatted_20_Text"><text:span text:style-name="Source_20_Text"><text:span text:style-name="T17">$secondService = new NumberService;</text:span></text:span></text:p>
      <text:p text:style-name="Preformatted_20_Text"><text:span text:style-name="Source_20_Text"><text:span text:style-name="T17"/></text:span></text:p>
      <text:p text:style-name="Preformatted_20_Text"><text:span text:style-name="Source_20_Text"><text:span text:style-name="T17">$secondService-&gt;all();</text:span></text:span></text:p>
      <text:p text:style-name="P2"><text:span text:style-name="Source_20_Text"><text:span text:style-name="T17">$secondService-&gt;all(); // (cached result)</text:span></text:span></text:p>
      <text:h text:style-name="Heading_20_4" text:outline-level="4"><text:a xlink:type="simple" xlink:href="https://laravel.com/docs/11.x/helpers#method-optional" text:style-name="Internet_20_link" text:visited-style-name="Visited_20_Internet_20_Link"><text:bookmark text:name="method-optional"/><text:span text:style-name="Source_20_Text"><text:span text:style-name="T17">optional()</text:span></text:span></text:a></text:h>
      <text:p text:style-name="Text_20_body"><text:span text:style-name="T17">The </text:span><text:span text:style-name="Source_20_Text"><text:span text:style-name="T17">optional</text:span></text:span><text:span text:style-name="T17"> function accepts any argument and allows you to access properties or call methods on that object. If the given object is </text:span><text:span text:style-name="Source_20_Text"><text:span text:style-name="T17">null</text:span></text:span><text:span text:style-name="T17">, properties and methods will return </text:span><text:span text:style-name="Source_20_Text"><text:span text:style-name="T17">null</text:span></text:span><text:span text:style-name="T17"> instead of causing an error:</text:span></text:p>
      <text:p text:style-name="Preformatted_20_Text"><text:bookmark text:name="clipText-149"/><text:span text:style-name="Source_20_Text"><text:span text:style-name="T17">return optional($user-&gt;address)-&gt;street;</text:span></text:span></text:p>
      <text:p text:style-name="Preformatted_20_Text"><text:span text:style-name="Source_20_Text"><text:span text:style-name="T17"/></text:span></text:p>
      <text:p text:style-name="P2"><text:span text:style-name="Source_20_Text"><text:span text:style-name="T17">{!! old('name', optional($user)-&gt;name) !!}</text:span></text:span></text:p>
      <text:p text:style-name="Text_20_body"><text:span text:style-name="T17">The </text:span><text:span text:style-name="Source_20_Text"><text:span text:style-name="T17">optional</text:span></text:span><text:span text:style-name="T17"> function also accepts a closure as its second argument. The closure will be invoked if the value provided as the first argument is not null:</text:span></text:p>
      <text:p text:style-name="Preformatted_20_Text"><text:bookmark text:name="clipText-150"/><text:span text:style-name="Source_20_Text"><text:span text:style-name="T17">return optional(User::find($id), function (User $user) {</text:span></text:span></text:p>
      <text:p text:style-name="Preformatted_20_Text"><text:span text:style-name="Source_20_Text"><text:span text:style-name="T17"><text:s text:c="4"/>return $user-&gt;name;</text:span></text:span></text:p>
      <text:p text:style-name="P6"><text:span text:style-name="Source_20_Text"><text:span text:style-name="T17">});</text:span></text:span></text:p>
      <text:h text:style-name="Heading_20_4" text:outline-level="4"><text:a xlink:type="simple" xlink:href="https://laravel.com/docs/11.x/helpers#method-policy" text:style-name="Internet_20_link" text:visited-style-name="Visited_20_Internet_20_Link"><text:bookmark text:name="method-policy"/><text:span text:style-name="Source_20_Text"><text:span text:style-name="T17">policy()</text:span></text:span></text:a></text:h>
      <text:p text:style-name="Text_20_body"><text:span text:style-name="T17">The </text:span><text:span text:style-name="Source_20_Text"><text:span text:style-name="T17">policy</text:span></text:span><text:span text:style-name="T17"> method retrieves a </text:span><text:a xlink:type="simple" xlink:href="https://laravel.com/docs/11.x/authorization#creating-policies" text:style-name="Internet_20_link" text:visited-style-name="Visited_20_Internet_20_Link">policy</text:a><text:span text:style-name="T17"> instance for a given class:</text:span></text:p>
      <text:p text:style-name="P2"><text:bookmark text:name="clipText-151"/><text:span text:style-name="Source_20_Text"><text:span text:style-name="T17">$policy = policy(App\Models\User::class);</text:span></text:span></text:p>
      <text:h text:style-name="Heading_20_4" text:outline-level="4"><text:a xlink:type="simple" xlink:href="https://laravel.com/docs/11.x/helpers#method-redirect" text:style-name="Internet_20_link" text:visited-style-name="Visited_20_Internet_20_Link"><text:bookmark text:name="method-redirect"/><text:span text:style-name="Source_20_Text"><text:span text:style-name="T17">redirect()</text:span></text:span></text:a></text:h>
      <text:p text:style-name="Text_20_body"><text:span text:style-name="T17">The </text:span><text:span text:style-name="Source_20_Text"><text:span text:style-name="T17">redirect</text:span></text:span><text:span text:style-name="T17"> function returns a </text:span><text:a xlink:type="simple" xlink:href="https://laravel.com/docs/11.x/responses#redirects" text:style-name="Internet_20_link" text:visited-style-name="Visited_20_Internet_20_Link">redirect HTTP response</text:a><text:span text:style-name="T17">, or returns the redirector instance if called with no arguments:</text:span></text:p>
      <text:p text:style-name="Preformatted_20_Text"><text:bookmark text:name="clipText-152"/><text:span text:style-name="Source_20_Text"><text:span text:style-name="T17">return redirect($to = null, $status = 302, $headers = [], $https = null);</text:span></text:span></text:p>
      <text:p text:style-name="Preformatted_20_Text"><text:span text:style-name="Source_20_Text"><text:span text:style-name="T17"/></text:span></text:p>
      <text:p text:style-name="Preformatted_20_Text"><text:span text:style-name="Source_20_Text"><text:span text:style-name="T17">return redirect('/home');</text:span></text:span></text:p>
      <text:p text:style-name="Preformatted_20_Text"><text:span text:style-name="Source_20_Text"><text:span text:style-name="T17"/></text:span></text:p>
      <text:p text:style-name="P2"><text:span text:style-name="Source_20_Text"><text:span text:style-name="T17">return redirect()-&gt;route('route.name');</text:span></text:span></text:p>
      <text:h text:style-name="Heading_20_4" text:outline-level="4"><text:a xlink:type="simple" xlink:href="https://laravel.com/docs/11.x/helpers#method-report" text:style-name="Internet_20_link" text:visited-style-name="Visited_20_Internet_20_Link"><text:bookmark text:name="method-report"/><text:span text:style-name="Source_20_Text"><text:span text:style-name="T17">report()</text:span></text:span></text:a></text:h>
      <text:p text:style-name="Text_20_body"><text:span text:style-name="T17">The </text:span><text:span text:style-name="Source_20_Text"><text:span text:style-name="T17">report</text:span></text:span><text:span text:style-name="T17"> function will report an exception using your </text:span><text:a xlink:type="simple" xlink:href="https://laravel.com/docs/11.x/errors#the-exception-handler" text:style-name="Internet_20_link" text:visited-style-name="Visited_20_Internet_20_Link">exception handler</text:a><text:span text:style-name="T17">:</text:span></text:p>
      <text:p text:style-name="P2"><text:bookmark text:name="clipText-153"/><text:span text:style-name="Source_20_Text"><text:span text:style-name="T17">report($e);</text:span></text:span></text:p>
      <text:p text:style-name="Text_20_body"><text:span text:style-name="T17">The </text:span><text:span text:style-name="Source_20_Text"><text:span text:style-name="T17">report</text:span></text:span><text:span text:style-name="T17"> function also accepts a string as an argument. When a string is given to the function, the function will create an exception with the given string as its message:</text:span></text:p>
      <text:p text:style-name="P2"><text:bookmark text:name="clipText-154"/><text:span text:style-name="Source_20_Text"><text:span text:style-name="T17">report('Something went wrong.');</text:span></text:span></text:p>
      <text:h text:style-name="Heading_20_4" text:outline-level="4"><text:a xlink:type="simple" xlink:href="https://laravel.com/docs/11.x/helpers#method-report-if" text:style-name="Internet_20_link" text:visited-style-name="Visited_20_Internet_20_Link"><text:bookmark text:name="method-report-if"/><text:span text:style-name="Source_20_Text"><text:span text:style-name="T17">report_if()</text:span></text:span></text:a></text:h>
      <text:p text:style-name="Text_20_body"><text:span text:style-name="T17">The </text:span><text:span text:style-name="Source_20_Text"><text:span text:style-name="T17">report_if</text:span></text:span><text:span text:style-name="T17"> function will report an exception using your </text:span><text:a xlink:type="simple" xlink:href="https://laravel.com/docs/11.x/errors#the-exception-handler" text:style-name="Internet_20_link" text:visited-style-name="Visited_20_Internet_20_Link">exception handler</text:a><text:span text:style-name="T17"> if the given condition is </text:span><text:span text:style-name="Source_20_Text"><text:span text:style-name="T17">true</text:span></text:span><text:span text:style-name="T17">:</text:span></text:p>
      <text:p text:style-name="Preformatted_20_Text"><text:bookmark text:name="clipText-155"/><text:span text:style-name="Source_20_Text"><text:span text:style-name="T17">report_if($shouldReport, $e);</text:span></text:span></text:p>
      <text:p text:style-name="Preformatted_20_Text"><text:soft-page-break/><text:span text:style-name="Source_20_Text"><text:span text:style-name="T17"/></text:span></text:p>
      <text:p text:style-name="P2"><text:span text:style-name="Source_20_Text"><text:span text:style-name="T17">report_if($shouldReport, 'Something went wrong.');</text:span></text:span></text:p>
      <text:h text:style-name="Heading_20_4" text:outline-level="4"><text:a xlink:type="simple" xlink:href="https://laravel.com/docs/11.x/helpers#method-report-unless" text:style-name="Internet_20_link" text:visited-style-name="Visited_20_Internet_20_Link"><text:bookmark text:name="method-report-unless"/><text:span text:style-name="Source_20_Text"><text:span text:style-name="T17">report_unless()</text:span></text:span></text:a></text:h>
      <text:p text:style-name="Text_20_body"><text:span text:style-name="T17">The </text:span><text:span text:style-name="Source_20_Text"><text:span text:style-name="T17">report_unless</text:span></text:span><text:span text:style-name="T17"> function will report an exception using your </text:span><text:a xlink:type="simple" xlink:href="https://laravel.com/docs/11.x/errors#the-exception-handler" text:style-name="Internet_20_link" text:visited-style-name="Visited_20_Internet_20_Link">exception handler</text:a><text:span text:style-name="T17"> if the given condition is </text:span><text:span text:style-name="Source_20_Text"><text:span text:style-name="T17">false</text:span></text:span><text:span text:style-name="T17">:</text:span></text:p>
      <text:p text:style-name="Preformatted_20_Text"><text:bookmark text:name="clipText-156"/><text:span text:style-name="Source_20_Text"><text:span text:style-name="T17">report_unless($reportingDisabled, $e);</text:span></text:span></text:p>
      <text:p text:style-name="Preformatted_20_Text"><text:span text:style-name="Source_20_Text"><text:span text:style-name="T17"/></text:span></text:p>
      <text:p text:style-name="P2"><text:span text:style-name="Source_20_Text"><text:span text:style-name="T17">report_unless($reportingDisabled, 'Something went wrong.');</text:span></text:span></text:p>
      <text:h text:style-name="Heading_20_4" text:outline-level="4"><text:a xlink:type="simple" xlink:href="https://laravel.com/docs/11.x/helpers#method-request" text:style-name="Internet_20_link" text:visited-style-name="Visited_20_Internet_20_Link"><text:bookmark text:name="method-request"/><text:span text:style-name="Source_20_Text"><text:span text:style-name="T17">request()</text:span></text:span></text:a></text:h>
      <text:p text:style-name="Text_20_body"><text:span text:style-name="T17">The </text:span><text:span text:style-name="Source_20_Text"><text:span text:style-name="T17">request</text:span></text:span><text:span text:style-name="T17"> function returns the current </text:span><text:a xlink:type="simple" xlink:href="https://laravel.com/docs/11.x/requests" text:style-name="Internet_20_link" text:visited-style-name="Visited_20_Internet_20_Link">request</text:a><text:span text:style-name="T17"> instance or obtains an input field's value from the current request:</text:span></text:p>
      <text:p text:style-name="Preformatted_20_Text"><text:bookmark text:name="clipText-157"/><text:span text:style-name="Source_20_Text"><text:span text:style-name="T17">$request = request();</text:span></text:span></text:p>
      <text:p text:style-name="Preformatted_20_Text"><text:span text:style-name="Source_20_Text"><text:span text:style-name="T17"/></text:span></text:p>
      <text:p text:style-name="P2"><text:span text:style-name="Source_20_Text"><text:span text:style-name="T17">$value = request('key', $default);</text:span></text:span></text:p>
      <text:h text:style-name="Heading_20_4" text:outline-level="4"><text:a xlink:type="simple" xlink:href="https://laravel.com/docs/11.x/helpers#method-rescue" text:style-name="Internet_20_link" text:visited-style-name="Visited_20_Internet_20_Link"><text:bookmark text:name="method-rescue"/><text:span text:style-name="Source_20_Text"><text:span text:style-name="T17">rescue()</text:span></text:span></text:a></text:h>
      <text:p text:style-name="Text_20_body"><text:span text:style-name="T17">The </text:span><text:span text:style-name="Source_20_Text"><text:span text:style-name="T17">rescue</text:span></text:span><text:span text:style-name="T17"> function executes the given closure and catches any exceptions that occur during its execution. All exceptions that are caught will be sent to your </text:span><text:a xlink:type="simple" xlink:href="https://laravel.com/docs/11.x/errors#the-exception-handler" text:style-name="Internet_20_link" text:visited-style-name="Visited_20_Internet_20_Link">exception handler</text:a><text:span text:style-name="T17">; however, the request will continue processing:</text:span></text:p>
      <text:p text:style-name="Preformatted_20_Text"><text:bookmark text:name="clipText-158"/><text:span text:style-name="Source_20_Text"><text:span text:style-name="T17">return rescue(function () {</text:span></text:span></text:p>
      <text:p text:style-name="Preformatted_20_Text"><text:span text:style-name="Source_20_Text"><text:span text:style-name="T17"><text:s text:c="4"/>return $this-&gt;method();</text:span></text:span></text:p>
      <text:p text:style-name="P6"><text:span text:style-name="Source_20_Text"><text:span text:style-name="T17">});</text:span></text:span></text:p>
      <text:p text:style-name="Text_20_body"><text:span text:style-name="T17">You may also pass a second argument to the </text:span><text:span text:style-name="Source_20_Text"><text:span text:style-name="T17">rescue</text:span></text:span><text:span text:style-name="T17"> function. This argument will be the "default" value that should be returned if an exception occurs while executing the closure:</text:span></text:p>
      <text:p text:style-name="Preformatted_20_Text"><text:bookmark text:name="clipText-159"/><text:span text:style-name="Source_20_Text"><text:span text:style-name="T17">return rescue(function () {</text:span></text:span></text:p>
      <text:p text:style-name="Preformatted_20_Text"><text:span text:style-name="Source_20_Text"><text:span text:style-name="T17"><text:s text:c="4"/>return $this-&gt;method();</text:span></text:span></text:p>
      <text:p text:style-name="Preformatted_20_Text"><text:span text:style-name="Source_20_Text"><text:span text:style-name="T17">}, false);</text:span></text:span></text:p>
      <text:p text:style-name="Preformatted_20_Text"><text:span text:style-name="Source_20_Text"><text:span text:style-name="T17"/></text:span></text:p>
      <text:p text:style-name="Preformatted_20_Text"><text:span text:style-name="Source_20_Text"><text:span text:style-name="T17">return rescue(function () {</text:span></text:span></text:p>
      <text:p text:style-name="Preformatted_20_Text"><text:span text:style-name="Source_20_Text"><text:span text:style-name="T17"><text:s text:c="4"/>return $this-&gt;method();</text:span></text:span></text:p>
      <text:p text:style-name="Preformatted_20_Text"><text:span text:style-name="Source_20_Text"><text:span text:style-name="T17">}, function () {</text:span></text:span></text:p>
      <text:p text:style-name="Preformatted_20_Text"><text:span text:style-name="Source_20_Text"><text:span text:style-name="T17"><text:s text:c="4"/>return $this-&gt;failure();</text:span></text:span></text:p>
      <text:p text:style-name="P6"><text:span text:style-name="Source_20_Text"><text:span text:style-name="T17">});</text:span></text:span></text:p>
      <text:p text:style-name="Text_20_body"><text:span text:style-name="T17">A </text:span><text:span text:style-name="Source_20_Text"><text:span text:style-name="T17">report</text:span></text:span><text:span text:style-name="T17"> argument may be provided to the </text:span><text:span text:style-name="Source_20_Text"><text:span text:style-name="T17">rescue</text:span></text:span><text:span text:style-name="T17"> function to determine if the exception should be reported via the </text:span><text:span text:style-name="Source_20_Text"><text:span text:style-name="T17">report</text:span></text:span><text:span text:style-name="T17"> function:</text:span></text:p>
      <text:p text:style-name="Preformatted_20_Text"><text:bookmark text:name="clipText-160"/><text:span text:style-name="Source_20_Text"><text:span text:style-name="T17">return rescue(function () {</text:span></text:span></text:p>
      <text:p text:style-name="Preformatted_20_Text"><text:span text:style-name="Source_20_Text"><text:span text:style-name="T17"><text:s text:c="4"/>return $this-&gt;method();</text:span></text:span></text:p>
      <text:p text:style-name="Preformatted_20_Text"><text:span text:style-name="Source_20_Text"><text:span text:style-name="T17">}, report: function (Throwable $throwable) {</text:span></text:span></text:p>
      <text:p text:style-name="Preformatted_20_Text"><text:span text:style-name="Source_20_Text"><text:span text:style-name="T17"><text:s text:c="4"/>return $throwable instanceof InvalidArgumentException;</text:span></text:span></text:p>
      <text:p text:style-name="P6"><text:span text:style-name="Source_20_Text"><text:span text:style-name="T17">});</text:span></text:span></text:p>
      <text:h text:style-name="Heading_20_4" text:outline-level="4"><text:a xlink:type="simple" xlink:href="https://laravel.com/docs/11.x/helpers#method-resolve" text:style-name="Internet_20_link" text:visited-style-name="Visited_20_Internet_20_Link"><text:bookmark text:name="method-resolve"/><text:span text:style-name="Source_20_Text"><text:span text:style-name="T17">resolve()</text:span></text:span></text:a></text:h>
      <text:p text:style-name="Text_20_body"><text:span text:style-name="T17">The </text:span><text:span text:style-name="Source_20_Text"><text:span text:style-name="T17">resolve</text:span></text:span><text:span text:style-name="T17"> function resolves a given class or interface name to an instance using the </text:span><text:a xlink:type="simple" xlink:href="https://laravel.com/docs/11.x/container" text:style-name="Internet_20_link" text:visited-style-name="Visited_20_Internet_20_Link">service container</text:a><text:span text:style-name="T17">:</text:span></text:p>
      <text:p text:style-name="P2"><text:bookmark text:name="clipText-161"/><text:soft-page-break/><text:span text:style-name="Source_20_Text"><text:span text:style-name="T17">$api = resolve('HelpSpot\API');</text:span></text:span></text:p>
      <text:h text:style-name="Heading_20_4" text:outline-level="4"><text:a xlink:type="simple" xlink:href="https://laravel.com/docs/11.x/helpers#method-response" text:style-name="Internet_20_link" text:visited-style-name="Visited_20_Internet_20_Link"><text:bookmark text:name="method-response"/><text:span text:style-name="Source_20_Text"><text:span text:style-name="T17">response()</text:span></text:span></text:a></text:h>
      <text:p text:style-name="Text_20_body"><text:span text:style-name="T17">The </text:span><text:span text:style-name="Source_20_Text"><text:span text:style-name="T17">response</text:span></text:span><text:span text:style-name="T17"> function creates a </text:span><text:a xlink:type="simple" xlink:href="https://laravel.com/docs/11.x/responses" text:style-name="Internet_20_link" text:visited-style-name="Visited_20_Internet_20_Link">response</text:a><text:span text:style-name="T17"> instance or obtains an instance of the response factory:</text:span></text:p>
      <text:p text:style-name="Preformatted_20_Text"><text:bookmark text:name="clipText-162"/><text:span text:style-name="Source_20_Text"><text:span text:style-name="T17">return response('Hello World', 200, $headers);</text:span></text:span></text:p>
      <text:p text:style-name="Preformatted_20_Text"><text:span text:style-name="Source_20_Text"><text:span text:style-name="T17"/></text:span></text:p>
      <text:p text:style-name="P2"><text:span text:style-name="Source_20_Text"><text:span text:style-name="T17">return response()-&gt;json(['foo' =&gt; 'bar'], 200, $headers);</text:span></text:span></text:p>
      <text:h text:style-name="Heading_20_4" text:outline-level="4"><text:a xlink:type="simple" xlink:href="https://laravel.com/docs/11.x/helpers#method-retry" text:style-name="Internet_20_link" text:visited-style-name="Visited_20_Internet_20_Link"><text:bookmark text:name="method-retry"/><text:span text:style-name="Source_20_Text"><text:span text:style-name="T17">retry()</text:span></text:span></text:a></text:h>
      <text:p text:style-name="Text_20_body"><text:span text:style-name="T17">The </text:span><text:span text:style-name="Source_20_Text"><text:span text:style-name="T17">retry</text:span></text:span><text:span text:style-name="T17"> function attempts to execute the given callback until the given maximum attempt threshold is met. If the callback does not throw an exception, its return value will be returned. If the callback throws an exception, it will automatically be retried. If the maximum attempt count is exceeded, the exception will be thrown:</text:span></text:p>
      <text:p text:style-name="Preformatted_20_Text"><text:bookmark text:name="clipText-163"/><text:span text:style-name="Source_20_Text"><text:span text:style-name="T17">return retry(5, function () {</text:span></text:span></text:p>
      <text:p text:style-name="Preformatted_20_Text"><text:span text:style-name="Source_20_Text"><text:span text:style-name="T17"><text:s text:c="4"/>// Attempt 5 times while resting 100ms between attempts...</text:span></text:span></text:p>
      <text:p text:style-name="P2"><text:span text:style-name="Source_20_Text"><text:span text:style-name="T17">}, 100);</text:span></text:span></text:p>
      <text:p text:style-name="Text_20_body"><text:span text:style-name="T17">If you would like to manually calculate the number of milliseconds to sleep between attempts, you may pass a closure as the third argument to the </text:span><text:span text:style-name="Source_20_Text"><text:span text:style-name="T17">retry</text:span></text:span><text:span text:style-name="T17"> function:</text:span></text:p>
      <text:p text:style-name="Preformatted_20_Text"><text:bookmark text:name="clipText-164"/><text:span text:style-name="Source_20_Text"><text:span text:style-name="T17">use Exception;</text:span></text:span></text:p>
      <text:p text:style-name="Preformatted_20_Text"><text:span text:style-name="Source_20_Text"><text:span text:style-name="T17"/></text:span></text:p>
      <text:p text:style-name="Preformatted_20_Text"><text:span text:style-name="Source_20_Text"><text:span text:style-name="T17">return retry(5, function () {</text:span></text:span></text:p>
      <text:p text:style-name="Preformatted_20_Text"><text:span text:style-name="Source_20_Text"><text:span text:style-name="T17"><text:s text:c="4"/>// ...</text:span></text:span></text:p>
      <text:p text:style-name="Preformatted_20_Text"><text:span text:style-name="Source_20_Text"><text:span text:style-name="T17">}, function (int $attempt, Exception $exception) {</text:span></text:span></text:p>
      <text:p text:style-name="Preformatted_20_Text"><text:span text:style-name="Source_20_Text"><text:span text:style-name="T17"><text:s text:c="4"/>return $attempt * 100;</text:span></text:span></text:p>
      <text:p text:style-name="P6"><text:span text:style-name="Source_20_Text"><text:span text:style-name="T17">});</text:span></text:span></text:p>
      <text:p text:style-name="Text_20_body"><text:span text:style-name="T17">For convenience, you may provide an array as the first argument to the </text:span><text:span text:style-name="Source_20_Text"><text:span text:style-name="T17">retry</text:span></text:span><text:span text:style-name="T17"> function. This array will be used to determine how many milliseconds to sleep between subsequent attempts:</text:span></text:p>
      <text:p text:style-name="Preformatted_20_Text"><text:bookmark text:name="clipText-165"/><text:span text:style-name="Source_20_Text"><text:span text:style-name="T17">return retry([100, 200], function () {</text:span></text:span></text:p>
      <text:p text:style-name="Preformatted_20_Text"><text:span text:style-name="Source_20_Text"><text:span text:style-name="T17"><text:s text:c="4"/>// Sleep for 100ms on first retry, 200ms on second retry...</text:span></text:span></text:p>
      <text:p text:style-name="P6"><text:span text:style-name="Source_20_Text"><text:span text:style-name="T17">});</text:span></text:span></text:p>
      <text:p text:style-name="Text_20_body"><text:span text:style-name="T17">To only retry under specific conditions, you may pass a closure as the fourth argument to the </text:span><text:span text:style-name="Source_20_Text"><text:span text:style-name="T17">retry</text:span></text:span><text:span text:style-name="T17"> function:</text:span></text:p>
      <text:p text:style-name="Preformatted_20_Text"><text:bookmark text:name="clipText-166"/><text:span text:style-name="Source_20_Text"><text:span text:style-name="T17">use Exception;</text:span></text:span></text:p>
      <text:p text:style-name="Preformatted_20_Text"><text:span text:style-name="Source_20_Text"><text:span text:style-name="T17"/></text:span></text:p>
      <text:p text:style-name="Preformatted_20_Text"><text:span text:style-name="Source_20_Text"><text:span text:style-name="T17">return retry(5, function () {</text:span></text:span></text:p>
      <text:p text:style-name="Preformatted_20_Text"><text:span text:style-name="Source_20_Text"><text:span text:style-name="T17"><text:s text:c="4"/>// ...</text:span></text:span></text:p>
      <text:p text:style-name="Preformatted_20_Text"><text:span text:style-name="Source_20_Text"><text:span text:style-name="T17">}, 100, function (Exception $exception) {</text:span></text:span></text:p>
      <text:p text:style-name="Preformatted_20_Text"><text:span text:style-name="Source_20_Text"><text:span text:style-name="T17"><text:s text:c="4"/>return $exception instanceof RetryException;</text:span></text:span></text:p>
      <text:p text:style-name="P6"><text:span text:style-name="Source_20_Text"><text:span text:style-name="T17">});</text:span></text:span></text:p>
      <text:h text:style-name="Heading_20_4" text:outline-level="4"><text:a xlink:type="simple" xlink:href="https://laravel.com/docs/11.x/helpers#method-session" text:style-name="Internet_20_link" text:visited-style-name="Visited_20_Internet_20_Link"><text:bookmark text:name="method-session"/><text:span text:style-name="Source_20_Text"><text:span text:style-name="T17">session()</text:span></text:span></text:a></text:h>
      <text:p text:style-name="Text_20_body"><text:span text:style-name="T17">The </text:span><text:span text:style-name="Source_20_Text"><text:span text:style-name="T17">session</text:span></text:span><text:span text:style-name="T17"> function may be used to get or set </text:span><text:a xlink:type="simple" xlink:href="https://laravel.com/docs/11.x/session" text:style-name="Internet_20_link" text:visited-style-name="Visited_20_Internet_20_Link">session</text:a><text:span text:style-name="T17"> values:</text:span></text:p>
      <text:p text:style-name="P2"><text:bookmark text:name="clipText-167"/><text:span text:style-name="Source_20_Text"><text:span text:style-name="T17">$value = session('key');</text:span></text:span></text:p>
      <text:p text:style-name="P11">You may set values by passing an array of key / value pairs to the function:</text:p>
      <text:p text:style-name="P2"><text:bookmark text:name="clipText-168"/><text:soft-page-break/><text:span text:style-name="Source_20_Text"><text:span text:style-name="T17">session(['chairs' =&gt; 7, 'instruments' =&gt; 3]);</text:span></text:span></text:p>
      <text:p text:style-name="P11">The session store will be returned if no value is passed to the function:</text:p>
      <text:p text:style-name="Preformatted_20_Text"><text:bookmark text:name="clipText-169"/><text:span text:style-name="Source_20_Text"><text:span text:style-name="T17">$value = session()-&gt;get('key');</text:span></text:span></text:p>
      <text:p text:style-name="Preformatted_20_Text"><text:span text:style-name="Source_20_Text"><text:span text:style-name="T17"/></text:span></text:p>
      <text:p text:style-name="P2"><text:span text:style-name="Source_20_Text"><text:span text:style-name="T17">session()-&gt;put('key', $value);</text:span></text:span></text:p>
      <text:h text:style-name="Heading_20_4" text:outline-level="4"><text:a xlink:type="simple" xlink:href="https://laravel.com/docs/11.x/helpers#method-tap" text:style-name="Internet_20_link" text:visited-style-name="Visited_20_Internet_20_Link"><text:bookmark text:name="method-tap"/><text:span text:style-name="Source_20_Text"><text:span text:style-name="T17">tap()</text:span></text:span></text:a></text:h>
      <text:p text:style-name="Text_20_body"><text:span text:style-name="T17">The </text:span><text:span text:style-name="Source_20_Text"><text:span text:style-name="T17">tap</text:span></text:span><text:span text:style-name="T17"> function accepts two arguments: an arbitrary </text:span><text:span text:style-name="Source_20_Text"><text:span text:style-name="T17">$value</text:span></text:span><text:span text:style-name="T17"> and a closure. The </text:span><text:span text:style-name="Source_20_Text"><text:span text:style-name="T17">$value</text:span></text:span><text:span text:style-name="T17"> will be passed to the closure and then be returned by the </text:span><text:span text:style-name="Source_20_Text"><text:span text:style-name="T17">tap</text:span></text:span><text:span text:style-name="T17"> function. The return value of the closure is irrelevant:</text:span></text:p>
      <text:p text:style-name="Preformatted_20_Text"><text:bookmark text:name="clipText-170"/><text:span text:style-name="Source_20_Text"><text:span text:style-name="T17">$user = tap(User::first(), function (User $user) {</text:span></text:span></text:p>
      <text:p text:style-name="Preformatted_20_Text"><text:span text:style-name="Source_20_Text"><text:span text:style-name="T17"><text:s text:c="4"/>$user-&gt;name = 'taylor';</text:span></text:span></text:p>
      <text:p text:style-name="Preformatted_20_Text"><text:span text:style-name="Source_20_Text"><text:span text:style-name="T17"/></text:span></text:p>
      <text:p text:style-name="Preformatted_20_Text"><text:span text:style-name="Source_20_Text"><text:span text:style-name="T17"><text:s text:c="4"/>$user-&gt;save();</text:span></text:span></text:p>
      <text:p text:style-name="P6"><text:span text:style-name="Source_20_Text"><text:span text:style-name="T17">});</text:span></text:span></text:p>
      <text:p text:style-name="Text_20_body"><text:span text:style-name="T17">If no closure is passed to the </text:span><text:span text:style-name="Source_20_Text"><text:span text:style-name="T17">tap</text:span></text:span><text:span text:style-name="T17"> function, you may call any method on the given </text:span><text:span text:style-name="Source_20_Text"><text:span text:style-name="T17">$value</text:span></text:span><text:span text:style-name="T17">. The return value of the method you call will always be </text:span><text:span text:style-name="Source_20_Text"><text:span text:style-name="T17">$value</text:span></text:span><text:span text:style-name="T17">, regardless of what the method actually returns in its definition. For example, the Eloquent </text:span><text:span text:style-name="Source_20_Text"><text:span text:style-name="T17">update</text:span></text:span><text:span text:style-name="T17"> method typically returns an integer. However, we can force the method to return the model itself by chaining the </text:span><text:span text:style-name="Source_20_Text"><text:span text:style-name="T17">update</text:span></text:span><text:span text:style-name="T17"> method call through the </text:span><text:span text:style-name="Source_20_Text"><text:span text:style-name="T17">tap</text:span></text:span><text:span text:style-name="T17"> function:</text:span></text:p>
      <text:p text:style-name="Preformatted_20_Text"><text:bookmark text:name="clipText-171"/><text:span text:style-name="Source_20_Text"><text:span text:style-name="T17">$user = tap($user)-&gt;update([</text:span></text:span></text:p>
      <text:p text:style-name="Preformatted_20_Text"><text:span text:style-name="Source_20_Text"><text:span text:style-name="T17"><text:s text:c="4"/>'name' =&gt; $name,</text:span></text:span></text:p>
      <text:p text:style-name="Preformatted_20_Text"><text:span text:style-name="Source_20_Text"><text:span text:style-name="T17"><text:s text:c="4"/>'email' =&gt; $email,</text:span></text:span></text:p>
      <text:p text:style-name="P6"><text:span text:style-name="Source_20_Text"><text:span text:style-name="T17">]);</text:span></text:span></text:p>
      <text:p text:style-name="Text_20_body"><text:span text:style-name="T17">To add a </text:span><text:span text:style-name="Source_20_Text"><text:span text:style-name="T17">tap</text:span></text:span><text:span text:style-name="T17"> method to a class, you may add the </text:span><text:span text:style-name="Source_20_Text"><text:span text:style-name="T17">Illuminate\Support\Traits\Tappable</text:span></text:span><text:span text:style-name="T17"> trait to the class. The </text:span><text:span text:style-name="Source_20_Text"><text:span text:style-name="T17">tap</text:span></text:span><text:span text:style-name="T17"> method of this trait accepts a Closure as its only argument. The object instance itself will be passed to the Closure and then be returned by the </text:span><text:span text:style-name="Source_20_Text"><text:span text:style-name="T17">tap</text:span></text:span><text:span text:style-name="T17"> method:</text:span></text:p>
      <text:p text:style-name="Preformatted_20_Text"><text:bookmark text:name="clipText-172"/><text:span text:style-name="Source_20_Text"><text:span text:style-name="T17">return $user-&gt;tap(function (User $user) {</text:span></text:span></text:p>
      <text:p text:style-name="Preformatted_20_Text"><text:span text:style-name="Source_20_Text"><text:span text:style-name="T17"><text:s text:c="4"/>// ...</text:span></text:span></text:p>
      <text:p text:style-name="P6"><text:span text:style-name="Source_20_Text"><text:span text:style-name="T17">});</text:span></text:span></text:p>
      <text:h text:style-name="Heading_20_4" text:outline-level="4"><text:a xlink:type="simple" xlink:href="https://laravel.com/docs/11.x/helpers#method-throw-if" text:style-name="Internet_20_link" text:visited-style-name="Visited_20_Internet_20_Link"><text:bookmark text:name="method-throw-if"/><text:span text:style-name="Source_20_Text"><text:span text:style-name="T17">throw_if()</text:span></text:span></text:a></text:h>
      <text:p text:style-name="Text_20_body"><text:span text:style-name="T17">The </text:span><text:span text:style-name="Source_20_Text"><text:span text:style-name="T17">throw_if</text:span></text:span><text:span text:style-name="T17"> function throws the given exception if a given boolean expression evaluates to </text:span><text:span text:style-name="Source_20_Text"><text:span text:style-name="T17">true</text:span></text:span><text:span text:style-name="T17">:</text:span></text:p>
      <text:p text:style-name="Preformatted_20_Text"><text:bookmark text:name="clipText-173"/><text:span text:style-name="Source_20_Text"><text:span text:style-name="T17">throw_if(! Auth::user()-&gt;isAdmin(), AuthorizationException::class);</text:span></text:span></text:p>
      <text:p text:style-name="Preformatted_20_Text"><text:span text:style-name="Source_20_Text"><text:span text:style-name="T17"/></text:span></text:p>
      <text:p text:style-name="Preformatted_20_Text"><text:span text:style-name="Source_20_Text"><text:span text:style-name="T17">throw_if(</text:span></text:span></text:p>
      <text:p text:style-name="Preformatted_20_Text"><text:span text:style-name="Source_20_Text"><text:span text:style-name="T17"><text:s text:c="4"/>! Auth::user()-&gt;isAdmin(),</text:span></text:span></text:p>
      <text:p text:style-name="Preformatted_20_Text"><text:span text:style-name="Source_20_Text"><text:span text:style-name="T17"><text:s text:c="4"/>AuthorizationException::class,</text:span></text:span></text:p>
      <text:p text:style-name="Preformatted_20_Text"><text:span text:style-name="Source_20_Text"><text:span text:style-name="T17"><text:s text:c="4"/>'You are not allowed to access this page.'</text:span></text:span></text:p>
      <text:p text:style-name="P6"><text:span text:style-name="Source_20_Text"><text:span text:style-name="T17">);</text:span></text:span></text:p>
      <text:h text:style-name="Heading_20_4" text:outline-level="4"><text:a xlink:type="simple" xlink:href="https://laravel.com/docs/11.x/helpers#method-throw-unless" text:style-name="Internet_20_link" text:visited-style-name="Visited_20_Internet_20_Link"><text:bookmark text:name="method-throw-unless"/><text:span text:style-name="Source_20_Text"><text:span text:style-name="T17">throw_unless()</text:span></text:span></text:a></text:h>
      <text:p text:style-name="Text_20_body"><text:span text:style-name="T17">The </text:span><text:span text:style-name="Source_20_Text"><text:span text:style-name="T17">throw_unless</text:span></text:span><text:span text:style-name="T17"> function throws the given exception if a given boolean expression evaluates to </text:span><text:span text:style-name="Source_20_Text"><text:span text:style-name="T17">false</text:span></text:span><text:span text:style-name="T17">:</text:span></text:p>
      <text:p text:style-name="Preformatted_20_Text"><text:bookmark text:name="clipText-174"/><text:soft-page-break/><text:span text:style-name="Source_20_Text"><text:span text:style-name="T17">throw_unless(Auth::user()-&gt;isAdmin(), AuthorizationException::class);</text:span></text:span></text:p>
      <text:p text:style-name="Preformatted_20_Text"><text:span text:style-name="Source_20_Text"><text:span text:style-name="T17"/></text:span></text:p>
      <text:p text:style-name="Preformatted_20_Text"><text:span text:style-name="Source_20_Text"><text:span text:style-name="T17">throw_unless(</text:span></text:span></text:p>
      <text:p text:style-name="Preformatted_20_Text"><text:span text:style-name="Source_20_Text"><text:span text:style-name="T17"><text:s text:c="4"/>Auth::user()-&gt;isAdmin(),</text:span></text:span></text:p>
      <text:p text:style-name="Preformatted_20_Text"><text:span text:style-name="Source_20_Text"><text:span text:style-name="T17"><text:s text:c="4"/>AuthorizationException::class,</text:span></text:span></text:p>
      <text:p text:style-name="Preformatted_20_Text"><text:span text:style-name="Source_20_Text"><text:span text:style-name="T17"><text:s text:c="4"/>'You are not allowed to access this page.'</text:span></text:span></text:p>
      <text:p text:style-name="P6"><text:span text:style-name="Source_20_Text"><text:span text:style-name="T17">);</text:span></text:span></text:p>
      <text:h text:style-name="Heading_20_4" text:outline-level="4"><text:a xlink:type="simple" xlink:href="https://laravel.com/docs/11.x/helpers#method-today" text:style-name="Internet_20_link" text:visited-style-name="Visited_20_Internet_20_Link"><text:bookmark text:name="method-today"/><text:span text:style-name="Source_20_Text"><text:span text:style-name="T17">today()</text:span></text:span></text:a></text:h>
      <text:p text:style-name="Text_20_body"><text:span text:style-name="T17">The </text:span><text:span text:style-name="Source_20_Text"><text:span text:style-name="T17">today</text:span></text:span><text:span text:style-name="T17"> function creates a new </text:span><text:span text:style-name="Source_20_Text"><text:span text:style-name="T17">Illuminate\Support\Carbon</text:span></text:span><text:span text:style-name="T17"> instance for the current date:</text:span></text:p>
      <text:p text:style-name="P2"><text:bookmark text:name="clipText-175"/><text:span text:style-name="Source_20_Text"><text:span text:style-name="T17">$today = today();</text:span></text:span></text:p>
      <text:h text:style-name="Heading_20_4" text:outline-level="4"><text:a xlink:type="simple" xlink:href="https://laravel.com/docs/11.x/helpers#method-trait-uses-recursive" text:style-name="Internet_20_link" text:visited-style-name="Visited_20_Internet_20_Link"><text:bookmark text:name="method-trait-uses-recursive"/><text:span text:style-name="Source_20_Text"><text:span text:style-name="T17">trait_uses_recursive()</text:span></text:span></text:a></text:h>
      <text:p text:style-name="Text_20_body"><text:span text:style-name="T17">The </text:span><text:span text:style-name="Source_20_Text"><text:span text:style-name="T17">trait_uses_recursive</text:span></text:span><text:span text:style-name="T17"> function returns all traits used by a trait:</text:span></text:p>
      <text:p text:style-name="P2"><text:bookmark text:name="clipText-176"/><text:span text:style-name="Source_20_Text"><text:span text:style-name="T17">$traits = trait_uses_recursive(\Illuminate\Notifications\Notifiable::class);</text:span></text:span></text:p>
      <text:h text:style-name="Heading_20_4" text:outline-level="4"><text:a xlink:type="simple" xlink:href="https://laravel.com/docs/11.x/helpers#method-transform" text:style-name="Internet_20_link" text:visited-style-name="Visited_20_Internet_20_Link"><text:bookmark text:name="method-transform"/><text:span text:style-name="Source_20_Text"><text:span text:style-name="T17">transform()</text:span></text:span></text:a></text:h>
      <text:p text:style-name="Text_20_body"><text:span text:style-name="T17">The </text:span><text:span text:style-name="Source_20_Text"><text:span text:style-name="T17">transform</text:span></text:span><text:span text:style-name="T17"> function executes a closure on a given value if the value is not </text:span><text:a xlink:type="simple" xlink:href="https://laravel.com/docs/11.x/helpers#method-blank" text:style-name="Internet_20_link" text:visited-style-name="Visited_20_Internet_20_Link">blank</text:a><text:span text:style-name="T17"> and then returns the return value of the closure:</text:span></text:p>
      <text:p text:style-name="Preformatted_20_Text"><text:bookmark text:name="clipText-177"/><text:span text:style-name="Source_20_Text"><text:span text:style-name="T17">$callback = function (int $value) {</text:span></text:span></text:p>
      <text:p text:style-name="Preformatted_20_Text"><text:span text:style-name="Source_20_Text"><text:span text:style-name="T17"><text:s text:c="4"/>return $value * 2;</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result = transform(5, $callback);</text:span></text:span></text:p>
      <text:p text:style-name="Preformatted_20_Text"><text:span text:style-name="Source_20_Text"><text:span text:style-name="T17"/></text:span></text:p>
      <text:p text:style-name="P2"><text:span text:style-name="Source_20_Text"><text:span text:style-name="T17">// 10</text:span></text:span></text:p>
      <text:p text:style-name="P11">A default value or closure may be passed as the third argument to the function. This value will be returned if the given value is blank:</text:p>
      <text:p text:style-name="Preformatted_20_Text"><text:bookmark text:name="clipText-178"/><text:span text:style-name="Source_20_Text"><text:span text:style-name="T17">$result = transform(null, $callback, 'The value is blank');</text:span></text:span></text:p>
      <text:p text:style-name="Preformatted_20_Text"><text:span text:style-name="Source_20_Text"><text:span text:style-name="T17"/></text:span></text:p>
      <text:p text:style-name="P2"><text:span text:style-name="Source_20_Text"><text:span text:style-name="T17">// The value is blank</text:span></text:span></text:p>
      <text:h text:style-name="Heading_20_4" text:outline-level="4"><text:a xlink:type="simple" xlink:href="https://laravel.com/docs/11.x/helpers#method-validator" text:style-name="Internet_20_link" text:visited-style-name="Visited_20_Internet_20_Link"><text:bookmark text:name="method-validator"/><text:span text:style-name="Source_20_Text"><text:span text:style-name="T17">validator()</text:span></text:span></text:a></text:h>
      <text:p text:style-name="Text_20_body"><text:span text:style-name="T17">The </text:span><text:span text:style-name="Source_20_Text"><text:span text:style-name="T17">validator</text:span></text:span><text:span text:style-name="T17"> function creates a new </text:span><text:a xlink:type="simple" xlink:href="https://laravel.com/docs/11.x/validation" text:style-name="Internet_20_link" text:visited-style-name="Visited_20_Internet_20_Link">validator</text:a><text:span text:style-name="T17"> instance with the given arguments. You may use it as an alternative to the </text:span><text:span text:style-name="Source_20_Text"><text:span text:style-name="T17">Validator</text:span></text:span><text:span text:style-name="T17"> facade:</text:span></text:p>
      <text:p text:style-name="P2"><text:bookmark text:name="clipText-179"/><text:span text:style-name="Source_20_Text"><text:span text:style-name="T17">$validator = validator($data, $rules, $messages);</text:span></text:span></text:p>
      <text:h text:style-name="Heading_20_4" text:outline-level="4"><text:a xlink:type="simple" xlink:href="https://laravel.com/docs/11.x/helpers#method-value" text:style-name="Internet_20_link" text:visited-style-name="Visited_20_Internet_20_Link"><text:bookmark text:name="method-value"/><text:span text:style-name="Source_20_Text"><text:span text:style-name="T17">value()</text:span></text:span></text:a></text:h>
      <text:p text:style-name="Text_20_body"><text:span text:style-name="T17">The </text:span><text:span text:style-name="Source_20_Text"><text:span text:style-name="T17">value</text:span></text:span><text:span text:style-name="T17"> function returns the value it is given. However, if you pass a closure to the function, the closure will be executed and its returned value will be returned:</text:span></text:p>
      <text:p text:style-name="Preformatted_20_Text"><text:bookmark text:name="clipText-180"/><text:span text:style-name="Source_20_Text"><text:span text:style-name="T17">$result = value(true);</text:span></text:span></text:p>
      <text:p text:style-name="Preformatted_20_Text"><text:span text:style-name="Source_20_Text"><text:span text:style-name="T17"/></text:span></text:p>
      <text:p text:style-name="Preformatted_20_Text"><text:span text:style-name="Source_20_Text"><text:span text:style-name="T17">// true</text:span></text:span></text:p>
      <text:p text:style-name="Preformatted_20_Text"><text:span text:style-name="Source_20_Text"><text:span text:style-name="T17"/></text:span></text:p>
      <text:p text:style-name="Preformatted_20_Text"><text:span text:style-name="Source_20_Text"><text:span text:style-name="T17">$result = value(function () {</text:span></text:span></text:p>
      <text:p text:style-name="Preformatted_20_Text"><text:soft-page-break/><text:span text:style-name="Source_20_Text"><text:span text:style-name="T17"><text:s text:c="4"/>return false;</text:span></text:span></text:p>
      <text:p text:style-name="P5"><text:span text:style-name="Source_20_Text"><text:span text:style-name="T17">});</text:span></text:span></text:p>
      <text:p text:style-name="Preformatted_20_Text"><text:span text:style-name="Source_20_Text"><text:span text:style-name="T17"/></text:span></text:p>
      <text:p text:style-name="P2"><text:span text:style-name="Source_20_Text"><text:span text:style-name="T17">// false</text:span></text:span></text:p>
      <text:p text:style-name="Text_20_body"><text:span text:style-name="T17">Additional arguments may be passed to the </text:span><text:span text:style-name="Source_20_Text"><text:span text:style-name="T17">value</text:span></text:span><text:span text:style-name="T17"> function. If the first argument is a closure then the additional parameters will be passed to the closure as arguments, otherwise they will be ignored:</text:span></text:p>
      <text:p text:style-name="Preformatted_20_Text"><text:bookmark text:name="clipText-181"/><text:span text:style-name="Source_20_Text"><text:span text:style-name="T17">$result = value(function (string $name) {</text:span></text:span></text:p>
      <text:p text:style-name="Preformatted_20_Text"><text:span text:style-name="Source_20_Text"><text:span text:style-name="T17"><text:s text:c="4"/>return $name;</text:span></text:span></text:p>
      <text:p text:style-name="Preformatted_20_Text"><text:span text:style-name="Source_20_Text"><text:span text:style-name="T17">}, 'Taylor');</text:span></text:span></text:p>
      <text:p text:style-name="Preformatted_20_Text"><text:span text:style-name="Source_20_Text"><text:span text:style-name="T17"/></text:span></text:p>
      <text:p text:style-name="P2"><text:span text:style-name="Source_20_Text"><text:span text:style-name="T17">// 'Taylor'</text:span></text:span></text:p>
      <text:h text:style-name="Heading_20_4" text:outline-level="4"><text:a xlink:type="simple" xlink:href="https://laravel.com/docs/11.x/helpers#method-view" text:style-name="Internet_20_link" text:visited-style-name="Visited_20_Internet_20_Link"><text:bookmark text:name="method-view"/><text:span text:style-name="Source_20_Text"><text:span text:style-name="T17">view()</text:span></text:span></text:a></text:h>
      <text:p text:style-name="Text_20_body"><text:span text:style-name="T17">The </text:span><text:span text:style-name="Source_20_Text"><text:span text:style-name="T17">view</text:span></text:span><text:span text:style-name="T17"> function retrieves a </text:span><text:a xlink:type="simple" xlink:href="https://laravel.com/docs/11.x/views" text:style-name="Internet_20_link" text:visited-style-name="Visited_20_Internet_20_Link">view</text:a><text:span text:style-name="T17"> instance:</text:span></text:p>
      <text:p text:style-name="P2"><text:bookmark text:name="clipText-182"/><text:span text:style-name="Source_20_Text"><text:span text:style-name="T17">return view('auth.login');</text:span></text:span></text:p>
      <text:h text:style-name="Heading_20_4" text:outline-level="4"><text:a xlink:type="simple" xlink:href="https://laravel.com/docs/11.x/helpers#method-with" text:style-name="Internet_20_link" text:visited-style-name="Visited_20_Internet_20_Link"><text:bookmark text:name="method-with"/><text:span text:style-name="Source_20_Text"><text:span text:style-name="T17">with()</text:span></text:span></text:a></text:h>
      <text:p text:style-name="Text_20_body"><text:span text:style-name="T17">The </text:span><text:span text:style-name="Source_20_Text"><text:span text:style-name="T17">with</text:span></text:span><text:span text:style-name="T17"> function returns the value it is given. If a closure is passed as the second argument to the function, the closure will be executed and its returned value will be returned:</text:span></text:p>
      <text:p text:style-name="Preformatted_20_Text"><text:bookmark text:name="clipText-183"/><text:span text:style-name="Source_20_Text"><text:span text:style-name="T17">$callback = function (mixed $value) {</text:span></text:span></text:p>
      <text:p text:style-name="Preformatted_20_Text"><text:span text:style-name="Source_20_Text"><text:span text:style-name="T17"><text:s text:c="4"/>return is_numeric($value) ? $value * 2 : 0;</text:span></text:span></text:p>
      <text:p text:style-name="P5"><text:span text:style-name="Source_20_Text"><text:span text:style-name="T17">};</text:span></text:span></text:p>
      <text:p text:style-name="Preformatted_20_Text"><text:span text:style-name="Source_20_Text"><text:span text:style-name="T17"/></text:span></text:p>
      <text:p text:style-name="Preformatted_20_Text"><text:span text:style-name="Source_20_Text"><text:span text:style-name="T17">$result = with(5, $callback);</text:span></text:span></text:p>
      <text:p text:style-name="Preformatted_20_Text"><text:span text:style-name="Source_20_Text"><text:span text:style-name="T17"/></text:span></text:p>
      <text:p text:style-name="Preformatted_20_Text"><text:span text:style-name="Source_20_Text"><text:span text:style-name="T17">// 10</text:span></text:span></text:p>
      <text:p text:style-name="Preformatted_20_Text"><text:span text:style-name="Source_20_Text"><text:span text:style-name="T17"/></text:span></text:p>
      <text:p text:style-name="Preformatted_20_Text"><text:span text:style-name="Source_20_Text"><text:span text:style-name="T17">$result = with(null, $callback);</text:span></text:span></text:p>
      <text:p text:style-name="Preformatted_20_Text"><text:span text:style-name="Source_20_Text"><text:span text:style-name="T17"/></text:span></text:p>
      <text:p text:style-name="Preformatted_20_Text"><text:span text:style-name="Source_20_Text"><text:span text:style-name="T17">// 0</text:span></text:span></text:p>
      <text:p text:style-name="Preformatted_20_Text"><text:span text:style-name="Source_20_Text"><text:span text:style-name="T17"/></text:span></text:p>
      <text:p text:style-name="Preformatted_20_Text"><text:span text:style-name="Source_20_Text"><text:span text:style-name="T17">$result = with(5, null);</text:span></text:span></text:p>
      <text:p text:style-name="Preformatted_20_Text"><text:span text:style-name="Source_20_Text"><text:span text:style-name="T17"/></text:span></text:p>
      <text:p text:style-name="P2"><text:span text:style-name="Source_20_Text"><text:span text:style-name="T17">// 5</text:span></text:span></text:p>
      <text:h text:style-name="Heading_20_2" text:outline-level="2"><text:a xlink:type="simple" xlink:href="https://laravel.com/docs/11.x/helpers#other-utilities" text:style-name="Internet_20_link" text:visited-style-name="Visited_20_Internet_20_Link"><text:bookmark text:name="other-utilities"/><text:span text:style-name="T17">Other Utilities</text:span></text:a></text:h>
      <text:h text:style-name="Heading_20_3" text:outline-level="3"><text:a xlink:type="simple" xlink:href="https://laravel.com/docs/11.x/helpers#benchmarking" text:style-name="Internet_20_link" text:visited-style-name="Visited_20_Internet_20_Link"><text:bookmark text:name="benchmarking"/><text:span text:style-name="T17">Benchmarking</text:span></text:a></text:h>
      <text:p text:style-name="Text_20_body"><text:span text:style-name="T17">Sometimes you may wish to quickly test the performance of certain parts of your application. On those occasions, you may utilize the </text:span><text:span text:style-name="Source_20_Text"><text:span text:style-name="T17">Benchmark</text:span></text:span><text:span text:style-name="T17"> support class to measure the number of milliseconds it takes for the given callbacks to complete:</text:span></text:p>
      <text:p text:style-name="P8"><text:bookmark text:name="clipText-184"/><text:span text:style-name="Source_20_Text"><text:span text:style-name="T17">&lt;?php</text:span></text:span></text:p>
      <text:p text:style-name="Preformatted_20_Text"><text:span text:style-name="Source_20_Text"><text:span text:style-name="T17"/></text:span></text:p>
      <text:p text:style-name="Preformatted_20_Text"><text:span text:style-name="Source_20_Text"><text:span text:style-name="T17">use App\Models\User;</text:span></text:span></text:p>
      <text:p text:style-name="Preformatted_20_Text"><text:span text:style-name="Source_20_Text"><text:span text:style-name="T17">use Illuminate\Support\Benchmark;</text:span></text:span></text:p>
      <text:p text:style-name="Preformatted_20_Text"><text:span text:style-name="Source_20_Text"><text:span text:style-name="T17"/></text:span></text:p>
      <text:p text:style-name="Preformatted_20_Text"><text:span text:style-name="Source_20_Text"><text:span text:style-name="T17">Benchmark::dd(fn () =&gt; User::find(1)); // 0.1 ms</text:span></text:span></text:p>
      <text:p text:style-name="Preformatted_20_Text"><text:span text:style-name="Source_20_Text"><text:span text:style-name="T17"/></text:span></text:p>
      <text:p text:style-name="Preformatted_20_Text"><text:span text:style-name="Source_20_Text"><text:span text:style-name="T17">Benchmark::dd([</text:span></text:span></text:p>
      <text:p text:style-name="Preformatted_20_Text"><text:span text:style-name="Source_20_Text"><text:span text:style-name="T17"><text:s text:c="4"/>'Scenario 1' =&gt; fn () =&gt; User::count(), // 0.5 ms</text:span></text:span></text:p>
      <text:p text:style-name="Preformatted_20_Text"><text:soft-page-break/><text:span text:style-name="Source_20_Text"><text:span text:style-name="T17"><text:s text:c="4"/>'Scenario 2' =&gt; fn () =&gt; User::all()-&gt;count(), // 20.0 ms</text:span></text:span></text:p>
      <text:p text:style-name="P6"><text:span text:style-name="Source_20_Text"><text:span text:style-name="T17">]);</text:span></text:span></text:p>
      <text:p text:style-name="P11">By default, the given callbacks will be executed once (one iteration), and their duration will be displayed in the browser / console.</text:p>
      <text:p text:style-name="Text_20_body"><text:span text:style-name="T17">To invoke a callback more than once, you may specify the number of iterations that the callback should be invoked as the second argument to the method. When executing a callback more than once, the </text:span><text:span text:style-name="Source_20_Text"><text:span text:style-name="T17">Benchmark</text:span></text:span><text:span text:style-name="T17"> class will return the average amount of milliseconds it took to execute the callback across all iterations:</text:span></text:p>
      <text:p text:style-name="P2"><text:bookmark text:name="clipText-185"/><text:span text:style-name="Source_20_Text"><text:span text:style-name="T17">Benchmark::dd(fn () =&gt; User::count(), iterations: 10); // 0.5 ms</text:span></text:span></text:p>
      <text:p text:style-name="Text_20_body"><text:span text:style-name="T17">Sometimes, you may want to benchmark the execution of a callback while still obtaining the value returned by the callback. The </text:span><text:span text:style-name="Source_20_Text"><text:span text:style-name="T17">value</text:span></text:span><text:span text:style-name="T17"> method will return a tuple containing the value returned by the callback and the amount of milliseconds it took to execute the callback:</text:span></text:p>
      <text:p text:style-name="P2"><text:bookmark text:name="clipText-186"/><text:span text:style-name="Source_20_Text"><text:span text:style-name="T17">[$count, $duration] = Benchmark::value(fn () =&gt; User::count());</text:span></text:span></text:p>
      <text:h text:style-name="Heading_20_3" text:outline-level="3"><text:a xlink:type="simple" xlink:href="https://laravel.com/docs/11.x/helpers#dates" text:style-name="Internet_20_link" text:visited-style-name="Visited_20_Internet_20_Link"><text:bookmark text:name="dates"/><text:span text:style-name="T17">Dates</text:span></text:a></text:h>
      <text:p text:style-name="Text_20_body"><text:span text:style-name="T17">Laravel includes </text:span><text:a xlink:type="simple" xlink:href="https://carbon.nesbot.com/docs/" text:style-name="Internet_20_link" text:visited-style-name="Visited_20_Internet_20_Link">Carbon</text:a><text:span text:style-name="T17">, a powerful date and time manipulation library. To create a new </text:span><text:span text:style-name="Source_20_Text"><text:span text:style-name="T17">Carbon</text:span></text:span><text:span text:style-name="T17"> instance, you may invoke the </text:span><text:span text:style-name="Source_20_Text"><text:span text:style-name="T17">now</text:span></text:span><text:span text:style-name="T17"> function. This function is globally available within your Laravel application:</text:span></text:p>
      <text:p text:style-name="P2"><text:bookmark text:name="clipText-187"/><text:span text:style-name="Source_20_Text"><text:span text:style-name="T17">$now = now();</text:span></text:span></text:p>
      <text:p text:style-name="Text_20_body"><text:span text:style-name="T17">Or, you may create a new </text:span><text:span text:style-name="Source_20_Text"><text:span text:style-name="T17">Carbon</text:span></text:span><text:span text:style-name="T17"> instance using the </text:span><text:span text:style-name="Source_20_Text"><text:span text:style-name="T17">Illuminate\Support\Carbon</text:span></text:span><text:span text:style-name="T17"> class:</text:span></text:p>
      <text:p text:style-name="Preformatted_20_Text"><text:bookmark text:name="clipText-188"/><text:span text:style-name="Source_20_Text"><text:span text:style-name="T17">use Illuminate\Support\Carbon;</text:span></text:span></text:p>
      <text:p text:style-name="Preformatted_20_Text"><text:span text:style-name="Source_20_Text"><text:span text:style-name="T17"/></text:span></text:p>
      <text:p text:style-name="P2"><text:span text:style-name="Source_20_Text"><text:span text:style-name="T17">$now = Carbon::now();</text:span></text:span></text:p>
      <text:p text:style-name="Text_20_body"><text:span text:style-name="T17">For a thorough discussion of Carbon and its features, please consult the </text:span><text:a xlink:type="simple" xlink:href="https://carbon.nesbot.com/docs/" text:style-name="Internet_20_link" text:visited-style-name="Visited_20_Internet_20_Link">official Carbon documentation</text:a><text:span text:style-name="T17">.</text:span></text:p>
      <text:h text:style-name="Heading_20_3" text:outline-level="3"><text:a xlink:type="simple" xlink:href="https://laravel.com/docs/11.x/helpers#lottery" text:style-name="Internet_20_link" text:visited-style-name="Visited_20_Internet_20_Link"><text:bookmark text:name="lottery"/><text:span text:style-name="T17">Lottery</text:span></text:a></text:h>
      <text:p text:style-name="P11">Laravel's lottery class may be used to execute callbacks based on a set of given odds. This can be particularly useful when you only want to execute code for a percentage of your incoming requests:</text:p>
      <text:p text:style-name="Preformatted_20_Text"><text:bookmark text:name="clipText-189"/><text:span text:style-name="Source_20_Text"><text:span text:style-name="T17">use Illuminate\Support\Lottery;</text:span></text:span></text:p>
      <text:p text:style-name="Preformatted_20_Text"><text:span text:style-name="Source_20_Text"><text:span text:style-name="T17"/></text:span></text:p>
      <text:p text:style-name="Preformatted_20_Text"><text:span text:style-name="Source_20_Text"><text:span text:style-name="T17">Lottery::odds(1, 20)</text:span></text:span></text:p>
      <text:p text:style-name="Preformatted_20_Text"><text:span text:style-name="Source_20_Text"><text:span text:style-name="T17"><text:s text:c="4"/>-&gt;winner(fn () =&gt; $user-&gt;won())</text:span></text:span></text:p>
      <text:p text:style-name="Preformatted_20_Text"><text:span text:style-name="Source_20_Text"><text:span text:style-name="T17"><text:s text:c="4"/>-&gt;loser(fn () =&gt; $user-&gt;lost())</text:span></text:span></text:p>
      <text:p text:style-name="P2"><text:span text:style-name="Source_20_Text"><text:span text:style-name="T17"><text:s text:c="4"/>-&gt;choose();</text:span></text:span></text:p>
      <text:p text:style-name="P11">You may combine Laravel's lottery class with other Laravel features. For example, you may wish to only report a small percentage of slow queries to your exception handler. And, since the lottery class is callable, we may pass an instance of the class into any method that accepts callables:</text:p>
      <text:p text:style-name="Preformatted_20_Text"><text:bookmark text:name="clipText-190"/><text:span text:style-name="Source_20_Text"><text:span text:style-name="T17">use Carbon\CarbonInterval;</text:span></text:span></text:p>
      <text:p text:style-name="Preformatted_20_Text"><text:span text:style-name="Source_20_Text"><text:span text:style-name="T17">use Illuminate\Support\Facades\DB;</text:span></text:span></text:p>
      <text:p text:style-name="Preformatted_20_Text"><text:span text:style-name="Source_20_Text"><text:span text:style-name="T17">use Illuminate\Support\Lottery;</text:span></text:span></text:p>
      <text:p text:style-name="Preformatted_20_Text"><text:span text:style-name="Source_20_Text"><text:span text:style-name="T17"/></text:span></text:p>
      <text:p text:style-name="Preformatted_20_Text"><text:soft-page-break/><text:span text:style-name="Source_20_Text"><text:span text:style-name="T17">DB::whenQueryingForLongerThan(</text:span></text:span></text:p>
      <text:p text:style-name="Preformatted_20_Text"><text:span text:style-name="Source_20_Text"><text:span text:style-name="T17"><text:s text:c="4"/>CarbonInterval::seconds(2),</text:span></text:span></text:p>
      <text:p text:style-name="Preformatted_20_Text"><text:span text:style-name="Source_20_Text"><text:span text:style-name="T17"><text:s text:c="4"/>Lottery::odds(1, 100)-&gt;winner(fn () =&gt; report('Querying &gt; 2 seconds.')),</text:span></text:span></text:p>
      <text:p text:style-name="P6"><text:span text:style-name="Source_20_Text"><text:span text:style-name="T17">);</text:span></text:span></text:p>
      <text:h text:style-name="Heading_20_4" text:outline-level="4"><text:a xlink:type="simple" xlink:href="https://laravel.com/docs/11.x/helpers#testing-lotteries" text:style-name="Internet_20_link" text:visited-style-name="Visited_20_Internet_20_Link"><text:bookmark text:name="testing-lotteries"/><text:span text:style-name="T17">Testing Lotteries</text:span></text:a></text:h>
      <text:p text:style-name="P11">Laravel provides some simple methods to allow you to easily test your application's lottery invocations:</text:p>
      <text:p text:style-name="Preformatted_20_Text"><text:bookmark text:name="clipText-191"/><text:span text:style-name="Source_20_Text"><text:span text:style-name="T17">// Lottery will always win...</text:span></text:span></text:p>
      <text:p text:style-name="Preformatted_20_Text"><text:span text:style-name="Source_20_Text"><text:span text:style-name="T17">Lottery::alwaysWin();</text:span></text:span></text:p>
      <text:p text:style-name="Preformatted_20_Text"><text:span text:style-name="Source_20_Text"><text:span text:style-name="T17"/></text:span></text:p>
      <text:p text:style-name="Preformatted_20_Text"><text:span text:style-name="Source_20_Text"><text:span text:style-name="T17">// Lottery will always lose...</text:span></text:span></text:p>
      <text:p text:style-name="Preformatted_20_Text"><text:span text:style-name="Source_20_Text"><text:span text:style-name="T17">Lottery::alwaysLose();</text:span></text:span></text:p>
      <text:p text:style-name="Preformatted_20_Text"><text:span text:style-name="Source_20_Text"><text:span text:style-name="T17"/></text:span></text:p>
      <text:p text:style-name="Preformatted_20_Text"><text:span text:style-name="Source_20_Text"><text:span text:style-name="T17">// Lottery will win then lose, and finally return to normal behavior...</text:span></text:span></text:p>
      <text:p text:style-name="Preformatted_20_Text"><text:span text:style-name="Source_20_Text"><text:span text:style-name="T17">Lottery::fix([true, false]);</text:span></text:span></text:p>
      <text:p text:style-name="Preformatted_20_Text"><text:span text:style-name="Source_20_Text"><text:span text:style-name="T17"/></text:span></text:p>
      <text:p text:style-name="Preformatted_20_Text"><text:span text:style-name="Source_20_Text"><text:span text:style-name="T17">// Lottery will return to normal behavior...</text:span></text:span></text:p>
      <text:p text:style-name="P2"><text:span text:style-name="Source_20_Text"><text:span text:style-name="T17">Lottery::determineResultsNormally();</text:span></text:span></text:p>
      <text:h text:style-name="Heading_20_3" text:outline-level="3"><text:a xlink:type="simple" xlink:href="https://laravel.com/docs/11.x/helpers#pipeline" text:style-name="Internet_20_link" text:visited-style-name="Visited_20_Internet_20_Link"><text:bookmark text:name="pipeline"/><text:span text:style-name="T17">Pipeline</text:span></text:a></text:h>
      <text:p text:style-name="Text_20_body"><text:span text:style-name="T17">Laravel's </text:span><text:span text:style-name="Source_20_Text"><text:span text:style-name="T17">Pipeline</text:span></text:span><text:span text:style-name="T17"> facade provides a convenient way to "pipe" a given input through a series of invokable classes, closures, or callables, giving each class the opportunity to inspect or modify the input and invoke the next callable in the pipeline:</text:span></text:p>
      <text:p text:style-name="Preformatted_20_Text"><text:bookmark text:name="clipText-192"/><text:span text:style-name="Source_20_Text"><text:span text:style-name="T17">use Closure;</text:span></text:span></text:p>
      <text:p text:style-name="Preformatted_20_Text"><text:span text:style-name="Source_20_Text"><text:span text:style-name="T17">use App\Models\User;</text:span></text:span></text:p>
      <text:p text:style-name="Preformatted_20_Text"><text:span text:style-name="Source_20_Text"><text:span text:style-name="T17">use Illuminate\Support\Facades\Pipeline;</text:span></text:span></text:p>
      <text:p text:style-name="Preformatted_20_Text"><text:span text:style-name="Source_20_Text"><text:span text:style-name="T17"/></text:span></text:p>
      <text:p text:style-name="Preformatted_20_Text"><text:span text:style-name="Source_20_Text"><text:span text:style-name="T17">$user = Pipeline::send($user)</text:span></text:span></text:p>
      <text:p text:style-name="Preformatted_20_Text"><text:span text:style-name="Source_20_Text"><text:span text:style-name="T17"><text:s text:c="12"/>-&gt;through([</text:span></text:span></text:p>
      <text:p text:style-name="Preformatted_20_Text"><text:span text:style-name="Source_20_Text"><text:span text:style-name="T17"><text:s text:c="16"/>function (User $user, Closure $next) {</text:span></text:span></text:p>
      <text:p text:style-name="Preformatted_20_Text"><text:span text:style-name="Source_20_Text"><text:span text:style-name="T17"><text:s text:c="20"/>// ...</text:span></text:span></text:p>
      <text:p text:style-name="Preformatted_20_Text"><text:span text:style-name="Source_20_Text"><text:span text:style-name="T17"/></text:span></text:p>
      <text:p text:style-name="Preformatted_20_Text"><text:span text:style-name="Source_20_Text"><text:span text:style-name="T17"><text:s text:c="20"/>return $next($user);</text:span></text:span></text:p>
      <text:p text:style-name="P5"><text:span text:style-name="Source_20_Text"><text:span text:style-name="T17"><text:s text:c="16"/>},</text:span></text:span></text:p>
      <text:p text:style-name="Preformatted_20_Text"><text:span text:style-name="Source_20_Text"><text:span text:style-name="T17"><text:s text:c="16"/>function (User $user, Closure $next) {</text:span></text:span></text:p>
      <text:p text:style-name="Preformatted_20_Text"><text:span text:style-name="Source_20_Text"><text:span text:style-name="T17"><text:s text:c="20"/>// ...</text:span></text:span></text:p>
      <text:p text:style-name="Preformatted_20_Text"><text:span text:style-name="Source_20_Text"><text:span text:style-name="T17"/></text:span></text:p>
      <text:p text:style-name="Preformatted_20_Text"><text:span text:style-name="Source_20_Text"><text:span text:style-name="T17"><text:s text:c="20"/>return $next($user);</text:span></text:span></text:p>
      <text:p text:style-name="P5"><text:span text:style-name="Source_20_Text"><text:span text:style-name="T17"><text:s text:c="16"/>},</text:span></text:span></text:p>
      <text:p text:style-name="P5"><text:span text:style-name="Source_20_Text"><text:span text:style-name="T17"><text:s text:c="12"/>])</text:span></text:span></text:p>
      <text:p text:style-name="P2"><text:span text:style-name="Source_20_Text"><text:span text:style-name="T17"><text:s text:c="12"/>-&gt;then(fn (User $user) =&gt; $user);</text:span></text:span></text:p>
      <text:p text:style-name="Text_20_body"><text:span text:style-name="T17">As you can see, each invokable class or closure in the pipeline is provided the input and a </text:span><text:span text:style-name="Source_20_Text"><text:span text:style-name="T17">$next</text:span></text:span><text:span text:style-name="T17"> closure. Invoking the </text:span><text:span text:style-name="Source_20_Text"><text:span text:style-name="T17">$next</text:span></text:span><text:span text:style-name="T17"> closure will invoke the next callable in the pipeline. As you may have noticed, this is very similar to </text:span><text:a xlink:type="simple" xlink:href="https://laravel.com/docs/11.x/middleware" text:style-name="Internet_20_link" text:visited-style-name="Visited_20_Internet_20_Link">middleware</text:a><text:span text:style-name="T17">.</text:span></text:p>
      <text:p text:style-name="Text_20_body"><text:span text:style-name="T17">When the last callable in the pipeline invokes the </text:span><text:span text:style-name="Source_20_Text"><text:span text:style-name="T17">$next</text:span></text:span><text:span text:style-name="T17"> closure, the callable provided to the </text:span><text:span text:style-name="Source_20_Text"><text:span text:style-name="T17">then</text:span></text:span><text:span text:style-name="T17"> method will be invoked. Typically, this callable will simply return the given input.</text:span></text:p>
      <text:p text:style-name="Text_20_body"><text:span text:style-name="T17">Of course, as discussed previously, you are not limited to providing closures to your pipeline. You may also provide invokable classes. If a class name is provided, the class will be instantiated via Laravel's </text:span><text:a xlink:type="simple" xlink:href="https://laravel.com/docs/11.x/container" text:style-name="Internet_20_link" text:visited-style-name="Visited_20_Internet_20_Link">service container</text:a><text:span text:style-name="T17">, allowing dependencies to be injected into the invokable class:</text:span></text:p>
      <text:p text:style-name="Preformatted_20_Text"><text:bookmark text:name="clipText-193"/><text:span text:style-name="Source_20_Text"><text:span text:style-name="T17">$user = Pipeline::send($user)</text:span></text:span></text:p>
      <text:p text:style-name="Preformatted_20_Text"><text:soft-page-break/><text:span text:style-name="Source_20_Text"><text:span text:style-name="T17"><text:s text:c="12"/>-&gt;through([</text:span></text:span></text:p>
      <text:p text:style-name="Preformatted_20_Text"><text:span text:style-name="Source_20_Text"><text:span text:style-name="T17"><text:s text:c="16"/>GenerateProfilePhoto::class,</text:span></text:span></text:p>
      <text:p text:style-name="Preformatted_20_Text"><text:span text:style-name="Source_20_Text"><text:span text:style-name="T17"><text:s text:c="16"/>ActivateSubscription::class,</text:span></text:span></text:p>
      <text:p text:style-name="Preformatted_20_Text"><text:span text:style-name="Source_20_Text"><text:span text:style-name="T17"><text:s text:c="16"/>SendWelcomeEmail::class,</text:span></text:span></text:p>
      <text:p text:style-name="P5"><text:span text:style-name="Source_20_Text"><text:span text:style-name="T17"><text:s text:c="12"/>])</text:span></text:span></text:p>
      <text:p text:style-name="P2"><text:span text:style-name="Source_20_Text"><text:span text:style-name="T17"><text:s text:c="12"/>-&gt;then(fn (User $user) =&gt; $user);</text:span></text:span></text:p>
      <text:h text:style-name="Heading_20_3" text:outline-level="3"><text:a xlink:type="simple" xlink:href="https://laravel.com/docs/11.x/helpers#sleep" text:style-name="Internet_20_link" text:visited-style-name="Visited_20_Internet_20_Link"><text:bookmark text:name="sleep"/><text:span text:style-name="T17">Sleep</text:span></text:a></text:h>
      <text:p text:style-name="Text_20_body"><text:span text:style-name="T17">Laravel's </text:span><text:span text:style-name="Source_20_Text"><text:span text:style-name="T17">Sleep</text:span></text:span><text:span text:style-name="T17"> class is a light-weight wrapper around PHP's native </text:span><text:span text:style-name="Source_20_Text"><text:span text:style-name="T17">sleep</text:span></text:span><text:span text:style-name="T17"> and </text:span><text:span text:style-name="Source_20_Text"><text:span text:style-name="T17">usleep</text:span></text:span><text:span text:style-name="T17"> functions, offering greater testability while also exposing a developer friendly API for working with time:</text:span></text:p>
      <text:p text:style-name="Preformatted_20_Text"><text:bookmark text:name="clipText-194"/><text:span text:style-name="Source_20_Text"><text:span text:style-name="T17">use Illuminate\Support\Sleep;</text:span></text:span></text:p>
      <text:p text:style-name="Preformatted_20_Text"><text:span text:style-name="Source_20_Text"><text:span text:style-name="T17"/></text:span></text:p>
      <text:p text:style-name="Preformatted_20_Text"><text:span text:style-name="Source_20_Text"><text:span text:style-name="T17">$waiting = true;</text:span></text:span></text:p>
      <text:p text:style-name="Preformatted_20_Text"><text:span text:style-name="Source_20_Text"><text:span text:style-name="T17"/></text:span></text:p>
      <text:p text:style-name="Preformatted_20_Text"><text:span text:style-name="Source_20_Text"><text:span text:style-name="T17">while ($waiting) {</text:span></text:span></text:p>
      <text:p text:style-name="Preformatted_20_Text"><text:span text:style-name="Source_20_Text"><text:span text:style-name="T17"><text:s text:c="4"/>Sleep::for(1)-&gt;second();</text:span></text:span></text:p>
      <text:p text:style-name="Preformatted_20_Text"><text:span text:style-name="Source_20_Text"><text:span text:style-name="T17"/></text:span></text:p>
      <text:p text:style-name="Preformatted_20_Text"><text:span text:style-name="Source_20_Text"><text:span text:style-name="T17"><text:s text:c="4"/>$waiting = /* ... */;</text:span></text:span></text:p>
      <text:p text:style-name="P6"><text:span text:style-name="Source_20_Text"><text:span text:style-name="T17">}</text:span></text:span></text:p>
      <text:p text:style-name="Text_20_body"><text:span text:style-name="T17">The </text:span><text:span text:style-name="Source_20_Text"><text:span text:style-name="T17">Sleep</text:span></text:span><text:span text:style-name="T17"> class offers a variety of methods that allow you to work with different units of time:</text:span></text:p>
      <text:p text:style-name="Preformatted_20_Text"><text:bookmark text:name="clipText-195"/><text:span text:style-name="Source_20_Text"><text:span text:style-name="T17">// Pause execution for 90 seconds...</text:span></text:span></text:p>
      <text:p text:style-name="Preformatted_20_Text"><text:span text:style-name="Source_20_Text"><text:span text:style-name="T17">Sleep::for(1.5)-&gt;minutes();</text:span></text:span></text:p>
      <text:p text:style-name="Preformatted_20_Text"><text:span text:style-name="Source_20_Text"><text:span text:style-name="T17"/></text:span></text:p>
      <text:p text:style-name="Preformatted_20_Text"><text:span text:style-name="Source_20_Text"><text:span text:style-name="T17">// Pause execution for 2 seconds...</text:span></text:span></text:p>
      <text:p text:style-name="Preformatted_20_Text"><text:span text:style-name="Source_20_Text"><text:span text:style-name="T17">Sleep::for(2)-&gt;seconds();</text:span></text:span></text:p>
      <text:p text:style-name="Preformatted_20_Text"><text:span text:style-name="Source_20_Text"><text:span text:style-name="T17"/></text:span></text:p>
      <text:p text:style-name="Preformatted_20_Text"><text:span text:style-name="Source_20_Text"><text:span text:style-name="T17">// Pause execution for 500 milliseconds...</text:span></text:span></text:p>
      <text:p text:style-name="Preformatted_20_Text"><text:span text:style-name="Source_20_Text"><text:span text:style-name="T17">Sleep::for(500)-&gt;milliseconds();</text:span></text:span></text:p>
      <text:p text:style-name="Preformatted_20_Text"><text:span text:style-name="Source_20_Text"><text:span text:style-name="T17"/></text:span></text:p>
      <text:p text:style-name="Preformatted_20_Text"><text:span text:style-name="Source_20_Text"><text:span text:style-name="T17">// Pause execution for 5,000 microseconds...</text:span></text:span></text:p>
      <text:p text:style-name="Preformatted_20_Text"><text:span text:style-name="Source_20_Text"><text:span text:style-name="T17">Sleep::for(5000)-&gt;microseconds();</text:span></text:span></text:p>
      <text:p text:style-name="Preformatted_20_Text"><text:span text:style-name="Source_20_Text"><text:span text:style-name="T17"/></text:span></text:p>
      <text:p text:style-name="Preformatted_20_Text"><text:span text:style-name="Source_20_Text"><text:span text:style-name="T17">// Pause execution until a given time...</text:span></text:span></text:p>
      <text:p text:style-name="Preformatted_20_Text"><text:span text:style-name="Source_20_Text"><text:span text:style-name="T17">Sleep::until(now()-&gt;addMinute());</text:span></text:span></text:p>
      <text:p text:style-name="Preformatted_20_Text"><text:span text:style-name="Source_20_Text"><text:span text:style-name="T17"/></text:span></text:p>
      <text:p text:style-name="Preformatted_20_Text"><text:span text:style-name="Source_20_Text"><text:span text:style-name="T17">// Alias of PHP's native "sleep" function...</text:span></text:span></text:p>
      <text:p text:style-name="Preformatted_20_Text"><text:span text:style-name="Source_20_Text"><text:span text:style-name="T17">Sleep::sleep(2);</text:span></text:span></text:p>
      <text:p text:style-name="Preformatted_20_Text"><text:span text:style-name="Source_20_Text"><text:span text:style-name="T17"/></text:span></text:p>
      <text:p text:style-name="Preformatted_20_Text"><text:span text:style-name="Source_20_Text"><text:span text:style-name="T17">// Alias of PHP's native "usleep" function...</text:span></text:span></text:p>
      <text:p text:style-name="P2"><text:span text:style-name="Source_20_Text"><text:span text:style-name="T17">Sleep::usleep(5000);</text:span></text:span></text:p>
      <text:p text:style-name="Text_20_body"><text:span text:style-name="T17">To easily combine units of time, you may use the </text:span><text:span text:style-name="Source_20_Text"><text:span text:style-name="T17">and</text:span></text:span><text:span text:style-name="T17"> method:</text:span></text:p>
      <text:p text:style-name="P2"><text:bookmark text:name="clipText-196"/><text:span text:style-name="Source_20_Text"><text:span text:style-name="T17">Sleep::for(1)-&gt;second()-&gt;and(10)-&gt;milliseconds();</text:span></text:span></text:p>
      <text:h text:style-name="Heading_20_4" text:outline-level="4"><text:a xlink:type="simple" xlink:href="https://laravel.com/docs/11.x/helpers#testing-sleep" text:style-name="Internet_20_link" text:visited-style-name="Visited_20_Internet_20_Link"><text:bookmark text:name="testing-sleep"/><text:span text:style-name="T17">Testing Sleep</text:span></text:a></text:h>
      <text:p text:style-name="Text_20_body"><text:span text:style-name="T17">When testing code that utilizes the </text:span><text:span text:style-name="Source_20_Text"><text:span text:style-name="T17">Sleep</text:span></text:span><text:span text:style-name="T17"> class or PHP's native sleep functions, your test will pause execution. As you might expect, this makes your test suite significantly slower. For example, imagine you are testing the following code:</text:span></text:p>
      <text:p text:style-name="Preformatted_20_Text"><text:bookmark text:name="clipText-197"/><text:span text:style-name="Source_20_Text"><text:span text:style-name="T17">$waiting = /* ... */;</text:span></text:span></text:p>
      <text:p text:style-name="Preformatted_20_Text"><text:span text:style-name="Source_20_Text"><text:span text:style-name="T17"/></text:span></text:p>
      <text:p text:style-name="Preformatted_20_Text"><text:span text:style-name="Source_20_Text"><text:span text:style-name="T17">$seconds = 1;</text:span></text:span></text:p>
      <text:p text:style-name="Preformatted_20_Text"><text:span text:style-name="Source_20_Text"><text:span text:style-name="T17"/></text:span></text:p>
      <text:p text:style-name="Preformatted_20_Text"><text:soft-page-break/><text:span text:style-name="Source_20_Text"><text:span text:style-name="T17">while ($waiting) {</text:span></text:span></text:p>
      <text:p text:style-name="Preformatted_20_Text"><text:span text:style-name="Source_20_Text"><text:span text:style-name="T17"><text:s text:c="4"/>Sleep::for($seconds++)-&gt;seconds();</text:span></text:span></text:p>
      <text:p text:style-name="Preformatted_20_Text"><text:span text:style-name="Source_20_Text"><text:span text:style-name="T17"/></text:span></text:p>
      <text:p text:style-name="Preformatted_20_Text"><text:span text:style-name="Source_20_Text"><text:span text:style-name="T17"><text:s text:c="4"/>$waiting = /* ... */;</text:span></text:span></text:p>
      <text:p text:style-name="P6"><text:span text:style-name="Source_20_Text"><text:span text:style-name="T17">}</text:span></text:span></text:p>
      <text:p text:style-name="Text_20_body"><text:span text:style-name="T17">Typically, testing this code would take </text:span><text:span text:style-name="Emphasis"><text:span text:style-name="T17">at least</text:span></text:span><text:span text:style-name="T17"> one second. Luckily, the </text:span><text:span text:style-name="Source_20_Text"><text:span text:style-name="T17">Sleep</text:span></text:span><text:span text:style-name="T17"> class allows us to "fake" sleeping so that our test suite stays fast:</text:span></text:p>
      <text:p text:style-name="Preformatted_20_Text"><text:bookmark text:name="clipText-198"/><text:span text:style-name="Source_20_Text"><text:span text:style-name="T17">it('waits until ready', function () {</text:span></text:span></text:p>
      <text:p text:style-name="Preformatted_20_Text"><text:span text:style-name="Source_20_Text"><text:span text:style-name="T17"><text:s text:c="4"/>Sleep::fake();</text:span></text:span></text:p>
      <text:p text:style-name="Preformatted_20_Text"><text:span text:style-name="Source_20_Text"><text:span text:style-name="T17"/></text:span></text:p>
      <text:p text:style-name="Preformatted_20_Text"><text:span text:style-name="Source_20_Text"><text:span text:style-name="T17"><text:s text:c="4"/>// ...</text:span></text:span></text:p>
      <text:p text:style-name="P6"><text:span text:style-name="Source_20_Text"><text:span text:style-name="T17">});</text:span></text:span></text:p>
      <text:p text:style-name="Text_20_body"><text:span text:style-name="T17">When faking the </text:span><text:span text:style-name="Source_20_Text"><text:span text:style-name="T17">Sleep</text:span></text:span><text:span text:style-name="T17"> class, the actual execution pause is by-passed, leading to a substantially faster test.</text:span></text:p>
      <text:p text:style-name="Text_20_body"><text:span text:style-name="T17">Once the </text:span><text:span text:style-name="Source_20_Text"><text:span text:style-name="T17">Sleep</text:span></text:span><text:span text:style-name="T17"> class has been faked, it is possible to make assertions against the expected "sleeps" that should have occurred. To illustrate this, let's imagine we are testing code that pauses execution three times, with each pause increasing by a single second. Using the </text:span><text:span text:style-name="Source_20_Text"><text:span text:style-name="T17">assertSequence</text:span></text:span><text:span text:style-name="T17"> method, we can assert that our code "slept" for the proper amount of time while keeping our test fast:</text:span></text:p>
      <text:p text:style-name="Preformatted_20_Text"><text:bookmark text:name="clipText-200"/><text:span text:style-name="Source_20_Text"><text:span text:style-name="T17">it('checks if ready three times', function () {</text:span></text:span></text:p>
      <text:p text:style-name="Preformatted_20_Text"><text:span text:style-name="Source_20_Text"><text:span text:style-name="T17"><text:s text:c="4"/>Sleep::fake();</text:span></text:span></text:p>
      <text:p text:style-name="Preformatted_20_Text"><text:span text:style-name="Source_20_Text"><text:span text:style-name="T17"/></text:span></text:p>
      <text:p text:style-name="Preformatted_20_Text"><text:span text:style-name="Source_20_Text"><text:span text:style-name="T17"><text:s text:c="4"/>// ...</text:span></text:span></text:p>
      <text:p text:style-name="Preformatted_20_Text"><text:span text:style-name="Source_20_Text"><text:span text:style-name="T17"/></text:span></text:p>
      <text:p text:style-name="Preformatted_20_Text"><text:span text:style-name="Source_20_Text"><text:span text:style-name="T17"><text:s text:c="4"/>Sleep::assertSequence([</text:span></text:span></text:p>
      <text:p text:style-name="Preformatted_20_Text"><text:span text:style-name="Source_20_Text"><text:span text:style-name="T17"><text:s text:c="8"/>Sleep::for(1)-&gt;second(),</text:span></text:span></text:p>
      <text:p text:style-name="Preformatted_20_Text"><text:span text:style-name="Source_20_Text"><text:span text:style-name="T17"><text:s text:c="8"/>Sleep::for(2)-&gt;seconds(),</text:span></text:span></text:p>
      <text:p text:style-name="Preformatted_20_Text"><text:span text:style-name="Source_20_Text"><text:span text:style-name="T17"><text:s text:c="8"/>Sleep::for(3)-&gt;seconds(),</text:span></text:span></text:p>
      <text:p text:style-name="Preformatted_20_Text"><text:span text:style-name="Source_20_Text"><text:span text:style-name="T17"><text:s text:c="4"/>]);</text:span></text:span></text:p>
      <text:p text:style-name="P6"><text:span text:style-name="Source_20_Text"><text:span text:style-name="T17">}</text:span></text:span></text:p>
      <text:p text:style-name="Text_20_body"><text:span text:style-name="T17">Of course, the </text:span><text:span text:style-name="Source_20_Text"><text:span text:style-name="T17">Sleep</text:span></text:span><text:span text:style-name="T17"> class offers a variety of other assertions you may use when testing:</text:span></text:p>
      <text:p text:style-name="Preformatted_20_Text"><text:bookmark text:name="clipText-202"/><text:span text:style-name="Source_20_Text"><text:span text:style-name="T17">use Carbon\CarbonInterval as Duration;</text:span></text:span></text:p>
      <text:p text:style-name="Preformatted_20_Text"><text:span text:style-name="Source_20_Text"><text:span text:style-name="T17">use Illuminate\Support\Sleep;</text:span></text:span></text:p>
      <text:p text:style-name="Preformatted_20_Text"><text:span text:style-name="Source_20_Text"><text:span text:style-name="T17"/></text:span></text:p>
      <text:p text:style-name="Preformatted_20_Text"><text:span text:style-name="Source_20_Text"><text:span text:style-name="T17">// Assert that sleep was called 3 times...</text:span></text:span></text:p>
      <text:p text:style-name="Preformatted_20_Text"><text:span text:style-name="Source_20_Text"><text:span text:style-name="T17">Sleep::assertSleptTimes(3);</text:span></text:span></text:p>
      <text:p text:style-name="Preformatted_20_Text"><text:span text:style-name="Source_20_Text"><text:span text:style-name="T17"/></text:span></text:p>
      <text:p text:style-name="Preformatted_20_Text"><text:span text:style-name="Source_20_Text"><text:span text:style-name="T17">// Assert against the duration of sleep...</text:span></text:span></text:p>
      <text:p text:style-name="Preformatted_20_Text"><text:span text:style-name="Source_20_Text"><text:span text:style-name="T17">Sleep::assertSlept(function (Duration $duration): bool {</text:span></text:span></text:p>
      <text:p text:style-name="Preformatted_20_Text"><text:span text:style-name="Source_20_Text"><text:span text:style-name="T17"><text:s text:c="4"/>return /* ... */;</text:span></text:span></text:p>
      <text:p text:style-name="Preformatted_20_Text"><text:span text:style-name="Source_20_Text"><text:span text:style-name="T17">}, times: 1);</text:span></text:span></text:p>
      <text:p text:style-name="Preformatted_20_Text"><text:span text:style-name="Source_20_Text"><text:span text:style-name="T17"/></text:span></text:p>
      <text:p text:style-name="Preformatted_20_Text"><text:span text:style-name="Source_20_Text"><text:span text:style-name="T17">// Assert that the Sleep class was never invoked...</text:span></text:span></text:p>
      <text:p text:style-name="Preformatted_20_Text"><text:span text:style-name="Source_20_Text"><text:span text:style-name="T17">Sleep::assertNeverSlept();</text:span></text:span></text:p>
      <text:p text:style-name="Preformatted_20_Text"><text:span text:style-name="Source_20_Text"><text:span text:style-name="T17"/></text:span></text:p>
      <text:p text:style-name="Preformatted_20_Text"><text:span text:style-name="Source_20_Text"><text:span text:style-name="T17">// Assert that, even if Sleep was called, no execution paused occurred...</text:span></text:span></text:p>
      <text:p text:style-name="P2"><text:span text:style-name="Source_20_Text"><text:span text:style-name="T17">Sleep::assertInsomniac();</text:span></text:span></text:p>
      <text:p text:style-name="Text_20_body"><text:span text:style-name="T17">Sometimes it may be useful to perform an action whenever a fake sleep occurs in your application code. To achieve this, you may provide a callback to the </text:span><text:span text:style-name="Source_20_Text"><text:span text:style-name="T17">whenFakingSleep</text:span></text:span><text:span text:style-name="T17"> method. In the </text:span><text:soft-page-break/><text:span text:style-name="T17">following example, we use Laravel's </text:span><text:a xlink:type="simple" xlink:href="https://laravel.com/docs/11.x/mocking#interacting-with-time" text:style-name="Internet_20_link" text:visited-style-name="Visited_20_Internet_20_Link">time manipulation helpers</text:a><text:span text:style-name="T17"> to instantly progress time by the duration of each sleep:</text:span></text:p>
      <text:p text:style-name="Preformatted_20_Text"><text:bookmark text:name="clipText-203"/><text:span text:style-name="Source_20_Text"><text:span text:style-name="T17">use Carbon\CarbonInterval as Duration;</text:span></text:span></text:p>
      <text:p text:style-name="Preformatted_20_Text"><text:span text:style-name="Source_20_Text"><text:span text:style-name="T17"/></text:span></text:p>
      <text:p text:style-name="Preformatted_20_Text"><text:span text:style-name="Source_20_Text"><text:span text:style-name="T17">$this-&gt;freezeTime();</text:span></text:span></text:p>
      <text:p text:style-name="Preformatted_20_Text"><text:span text:style-name="Source_20_Text"><text:span text:style-name="T17"/></text:span></text:p>
      <text:p text:style-name="Preformatted_20_Text"><text:span text:style-name="Source_20_Text"><text:span text:style-name="T17">Sleep::fake();</text:span></text:span></text:p>
      <text:p text:style-name="Preformatted_20_Text"><text:span text:style-name="Source_20_Text"><text:span text:style-name="T17"/></text:span></text:p>
      <text:p text:style-name="Preformatted_20_Text"><text:span text:style-name="Source_20_Text"><text:span text:style-name="T17">Sleep::whenFakingSleep(function (Duration $duration) {</text:span></text:span></text:p>
      <text:p text:style-name="Preformatted_20_Text"><text:span text:style-name="Source_20_Text"><text:span text:style-name="T17"><text:s text:c="4"/>// Progress time when faking sleep...</text:span></text:span></text:p>
      <text:p text:style-name="Preformatted_20_Text"><text:span text:style-name="Source_20_Text"><text:span text:style-name="T17"><text:s text:c="4"/>$this-&gt;travel($duration-&gt;totalMilliseconds)-&gt;milliseconds();</text:span></text:span></text:p>
      <text:p text:style-name="P6"><text:span text:style-name="Source_20_Text"><text:span text:style-name="T17">});</text:span></text:span></text:p>
      <text:p text:style-name="Text_20_body"><text:span text:style-name="T17">As progressing time is a common requirement, the </text:span><text:span text:style-name="Source_20_Text"><text:span text:style-name="T17">fake</text:span></text:span><text:span text:style-name="T17"> method accepts a </text:span><text:span text:style-name="Source_20_Text"><text:span text:style-name="T17">syncWithCarbon</text:span></text:span><text:span text:style-name="T17"> argument to keep Carbon in sync when sleeping within a test:</text:span></text:p>
      <text:p text:style-name="Preformatted_20_Text"><text:bookmark text:name="clipText-204"/><text:span text:style-name="Source_20_Text"><text:span text:style-name="T17">Sleep::fake(syncWithCarbon: true);</text:span></text:span></text:p>
      <text:p text:style-name="Preformatted_20_Text"><text:span text:style-name="Source_20_Text"><text:span text:style-name="T17"/></text:span></text:p>
      <text:p text:style-name="Preformatted_20_Text"><text:span text:style-name="Source_20_Text"><text:span text:style-name="T17">$start = now();</text:span></text:span></text:p>
      <text:p text:style-name="Preformatted_20_Text"><text:span text:style-name="Source_20_Text"><text:span text:style-name="T17"/></text:span></text:p>
      <text:p text:style-name="Preformatted_20_Text"><text:span text:style-name="Source_20_Text"><text:span text:style-name="T17">Sleep::for(1)-&gt;second();</text:span></text:span></text:p>
      <text:p text:style-name="Preformatted_20_Text"><text:span text:style-name="Source_20_Text"><text:span text:style-name="T17"/></text:span></text:p>
      <text:p text:style-name="P2"><text:span text:style-name="Source_20_Text"><text:span text:style-name="T17">$start-&gt;diffForHumans(); // 1 second ago</text:span></text:span></text:p>
      <text:p text:style-name="Text_20_body"><text:span text:style-name="T17">Laravel uses the </text:span><text:span text:style-name="Source_20_Text"><text:span text:style-name="T17">Sleep</text:span></text:span><text:span text:style-name="T17"> class internally whenever it is pausing execution. For example, the </text:span><text:a xlink:type="simple" xlink:href="https://laravel.com/docs/11.x/helpers#method-retry" text:style-name="Internet_20_link" text:visited-style-name="Visited_20_Internet_20_Link"><text:span text:style-name="Source_20_Text"><text:span text:style-name="T17">retry</text:span></text:span></text:a><text:span text:style-name="T17"> helper uses the </text:span><text:span text:style-name="Source_20_Text"><text:span text:style-name="T17">Sleep</text:span></text:span><text:span text:style-name="T17"> class when sleeping, allowing for improved testability when using that help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7T17:15:16.613143216</meta:creation-date>
    <dc:date>2024-08-17T17:15:45.478790332</dc:date>
    <meta:editing-duration>PT29S</meta:editing-duration>
    <meta:editing-cycles>1</meta:editing-cycles>
    <meta:document-statistic meta:table-count="0" meta:image-count="0" meta:object-count="0" meta:page-count="42" meta:paragraph-count="1281" meta:word-count="8133" meta:character-count="56808" meta:non-whitespace-character-count="48622"/>
    <meta:generator>LibreOffice/7.4.7.2$Linux_X86_64 LibreOffice_project/40$Build-2</meta:generator>
  </office:meta>
</office:document-meta>
</file>